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P289" style:family="paragraph" style:parent-style-name="Standard">
      <style:paragraph-properties fo:break-before="auto" fo:line-height="115%" style:writing-mode="lr-tb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P307" style:family="paragraph" style:parent-style-name="Standard">
      <style:paragraph-properties fo:break-before="auto" fo:line-height="115%" style:writing-mode="lr-tb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P323" style:family="paragraph" style:parent-style-name="Standard">
      <style:paragraph-properties fo:break-before="auto" fo:line-height="115%" style:writing-mode="lr-tb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P331" style:family="paragraph" style:parent-style-name="Standard">
      <style:paragraph-properties fo:break-before="auto" fo:line-height="115%" style:writing-mode="lr-tb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15%" style:writing-mode="lr-tb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T357_24" style:family="text"/>
    <style:style style:name="T357_25" style:family="text"/>
    <style:style style:name="T357_26" style:family="text"/>
    <style:style style:name="T357_27" style:family="text"/>
    <style:style style:name="T357_28" style:family="text"/>
    <style:style style:name="T357_29" style:family="text"/>
    <style:style style:name="T357_30" style:family="text"/>
    <style:style style:name="T357_31" style:family="text"/>
    <style:style style:name="T357_32" style:family="text"/>
    <style:style style:name="T357_33" style:family="text"/>
    <style:style style:name="T357_34" style:family="text"/>
    <style:style style:name="T357_35" style:family="text"/>
    <style:style style:name="T357_36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P367" style:family="paragraph" style:parent-style-name="Standard">
      <style:paragraph-properties fo:break-before="auto" fo:line-height="115%" style:writing-mode="lr-tb"/>
    </style:style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T372_38" style:family="text"/>
    <style:style style:name="T372_39" style:family="text"/>
    <style:style style:name="T372_40" style:family="text"/>
    <style:style style:name="T372_41" style:family="text"/>
    <style:style style:name="T372_42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P382" style:family="paragraph" style:parent-style-name="Standard">
      <style:paragraph-properties fo:break-before="auto" fo:line-height="115%" style:writing-mode="lr-tb"/>
    </style:style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T387_42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P397" style:family="paragraph" style:parent-style-name="Standard">
      <style:paragraph-properties fo:break-before="auto" fo:line-height="115%" style:writing-mode="lr-tb"/>
    </style:style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T401_12" style:family="text"/>
    <style:style style:name="T401_13" style:family="text"/>
    <style:style style:name="T401_14" style:family="text"/>
    <style:style style:name="T401_15" style:family="text"/>
    <style:style style:name="T401_16" style:family="text"/>
    <style:style style:name="T401_17" style:family="text"/>
    <style:style style:name="T401_18" style:family="text"/>
    <style:style style:name="T401_19" style:family="text"/>
    <style:style style:name="T401_20" style:family="text"/>
    <style:style style:name="T401_21" style:family="text"/>
    <style:style style:name="T401_22" style:family="text"/>
    <style:style style:name="T401_23" style:family="text"/>
    <style:style style:name="T401_24" style:family="text"/>
    <style:style style:name="T401_25" style:family="text"/>
    <style:style style:name="T401_26" style:family="text"/>
    <style:style style:name="T401_27" style:family="text"/>
    <style:style style:name="T401_28" style:family="text"/>
    <style:style style:name="T401_29" style:family="text"/>
    <style:style style:name="T401_30" style:family="text"/>
    <style:style style:name="T401_31" style:family="text"/>
    <style:style style:name="T401_32" style:family="text"/>
    <style:style style:name="T401_33" style:family="text"/>
    <style:style style:name="T401_34" style:family="text"/>
    <style:style style:name="T401_35" style:family="text"/>
    <style:style style:name="T401_36" style:family="text"/>
    <style:style style:name="T401_37" style:family="text"/>
    <style:style style:name="T401_38" style:family="text"/>
    <style:style style:name="T401_39" style:family="text"/>
    <style:style style:name="T401_40" style:family="text"/>
    <style:style style:name="T401_41" style:family="text"/>
    <style:style style:name="T401_42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P411" style:family="paragraph" style:parent-style-name="Standard">
      <style:paragraph-properties fo:break-before="auto" fo:line-height="115%" style:writing-mode="lr-tb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T417_21" style:family="text"/>
    <style:style style:name="T417_22" style:family="text"/>
    <style:style style:name="T417_23" style:family="text"/>
    <style:style style:name="T417_24" style:family="text"/>
    <style:style style:name="T417_25" style:family="text"/>
    <style:style style:name="T417_26" style:family="text"/>
    <style:style style:name="T417_27" style:family="text"/>
    <style:style style:name="T417_28" style:family="text"/>
    <style:style style:name="T417_29" style:family="text"/>
    <style:style style:name="T417_30" style:family="text"/>
    <style:style style:name="T417_31" style:family="text"/>
    <style:style style:name="T417_32" style:family="text"/>
    <style:style style:name="T417_33" style:family="text"/>
    <style:style style:name="T417_34" style:family="text"/>
    <style:style style:name="T417_35" style:family="text"/>
    <style:style style:name="T417_36" style:family="text"/>
    <style:style style:name="T417_37" style:family="text"/>
    <style:style style:name="T417_38" style:family="text"/>
    <style:style style:name="T417_39" style:family="text"/>
    <style:style style:name="T417_40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P427" style:family="paragraph" style:parent-style-name="Standard">
      <style:paragraph-properties fo:break-before="auto" fo:line-height="115%" style:writing-mode="lr-tb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T436_9" style:family="text"/>
    <style:style style:name="T436_10" style:family="text"/>
    <style:style style:name="T436_11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T445_2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T458_17" style:family="text"/>
    <style:style style:name="T458_18" style:family="text"/>
    <style:style style:name="T458_19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P463" style:family="paragraph" style:parent-style-name="Standard">
      <style:paragraph-properties fo:break-before="auto" fo:line-height="115%" style:writing-mode="lr-tb"/>
    </style:style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T465_18" style:family="text"/>
    <style:style style:name="T465_19" style:family="text"/>
    <style:style style:name="T465_20" style:family="text"/>
    <style:style style:name="T465_21" style:family="text"/>
    <style:style style:name="T465_22" style:family="text"/>
    <style:style style:name="T465_23" style:family="text"/>
    <style:style style:name="T465_24" style:family="text"/>
    <style:style style:name="T465_25" style:family="text"/>
    <style:style style:name="T465_26" style:family="text"/>
    <style:style style:name="T465_27" style:family="text"/>
    <style:style style:name="T465_28" style:family="text"/>
    <style:style style:name="T465_29" style:family="text"/>
    <style:style style:name="T465_30" style:family="text"/>
    <style:style style:name="T465_31" style:family="text"/>
    <style:style style:name="T465_32" style:family="text"/>
    <style:style style:name="T465_33" style:family="text"/>
    <style:style style:name="T465_34" style:family="text"/>
    <style:style style:name="T465_35" style:family="text"/>
    <style:style style:name="T465_36" style:family="text"/>
    <style:style style:name="T465_37" style:family="text"/>
    <style:style style:name="T465_38" style:family="text"/>
    <style:style style:name="T465_39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T468_2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P471" style:family="paragraph" style:parent-style-name="Standard">
      <style:paragraph-properties fo:break-before="auto" fo:line-height="115%" style:writing-mode="lr-tb"/>
    </style:style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T477_11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T487_11" style:family="text"/>
    <style:style style:name="T487_12" style:family="text"/>
    <style:style style:name="T487_13" style:family="text"/>
    <style:style style:name="T487_14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T498_13" style:family="text"/>
    <style:style style:name="T498_14" style:family="text"/>
    <style:style style:name="T498_15" style:family="text"/>
    <style:style style:name="T498_16" style:family="text"/>
    <style:style style:name="T498_17" style:family="text"/>
    <style:style style:name="T498_18" style:family="text"/>
    <style:style style:name="T498_19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T502_15" style:family="text"/>
    <style:style style:name="T502_16" style:family="text"/>
    <style:style style:name="T502_17" style:family="text"/>
    <style:style style:name="T502_18" style:family="text"/>
    <style:style style:name="T502_19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T503_2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P507" style:family="paragraph" style:parent-style-name="Standard">
      <style:paragraph-properties fo:break-before="auto" fo:line-height="115%" style:writing-mode="lr-tb"/>
    </style:style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T508_13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T514_13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T516_11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T518_9" style:family="text"/>
    <style:style style:name="T518_10" style:family="text"/>
    <style:style style:name="T518_11" style:family="text"/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T521_11" style:family="text"/>
    <style:style style:name="T521_12" style:family="text"/>
    <style:style style:name="T521_13" style:family="text"/>
    <style:style style:name="T521_14" style:family="text"/>
    <style:style style:name="T521_15" style:family="text"/>
    <style:style style:name="T521_16" style:family="text"/>
    <style:style style:name="T521_17" style:family="text"/>
    <style:style style:name="T521_18" style:family="text"/>
    <style:style style:name="T521_19" style:family="text"/>
    <style:style style:name="T521_20" style:family="text"/>
    <style:style style:name="T521_21" style:family="text"/>
    <style:style style:name="T521_22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T527_16" style:family="text"/>
    <style:style style:name="T527_17" style:family="text"/>
    <style:style style:name="T527_18" style:family="text"/>
    <style:style style:name="T527_19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/>
    <style:style style:name="T534_3" style:family="text"/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T535_10" style:family="text"/>
    <style:style style:name="T535_11" style:family="text"/>
    <style:style style:name="T535_12" style:family="text"/>
    <style:style style:name="T535_13" style:family="text"/>
    <style:style style:name="T535_14" style:family="text"/>
    <style:style style:name="T535_15" style:family="text"/>
    <style:style style:name="T535_16" style:family="text"/>
    <style:style style:name="T535_17" style:family="text"/>
    <style:style style:name="T535_18" style:family="text"/>
    <style:style style:name="T535_19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T536_2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P540" style:family="paragraph" style:parent-style-name="Standard">
      <style:paragraph-properties fo:break-before="auto" fo:line-height="115%" style:writing-mode="lr-tb"/>
    </style:style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T541_2" style:family="text"/>
    <style:style style:name="T541_3" style:family="text"/>
    <style:style style:name="P542" style:family="paragraph" style:parent-style-name="Standard">
      <style:paragraph-properties fo:break-before="auto" fo:line-height="115%" style:writing-mode="lr-tb"/>
    </style:style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P544" style:family="paragraph" style:parent-style-name="Standard">
      <style:paragraph-properties fo:break-before="auto" fo:line-height="115%" style:writing-mode="lr-tb"/>
    </style:style>
    <style:style style:name="P545" style:family="paragraph" style:parent-style-name="Standard">
      <style:paragraph-properties fo:break-before="auto" fo:line-height="115%" style:writing-mode="lr-tb"/>
    </style:style>
    <style:style style:name="P546" style:family="paragraph" style:parent-style-name="Standard">
      <style:paragraph-properties fo:break-before="auto" fo:line-height="115%" style:writing-mode="lr-tb"/>
    </style:style>
    <style:style style:name="P547" style:family="paragraph" style:parent-style-name="Standard">
      <style:paragraph-properties fo:break-before="auto" fo:line-height="115%" style:writing-mode="lr-tb"/>
    </style:style>
    <style:style style:name="P548" style:family="paragraph" style:parent-style-name="Standard">
      <style:paragraph-properties fo:break-before="auto" fo:line-height="115%" style:writing-mode="lr-tb"/>
    </style:style>
    <style:style style:name="P549" style:family="paragraph" style:parent-style-name="Standard">
      <style:paragraph-properties fo:break-before="auto" fo:line-height="115%" style:writing-mode="lr-tb"/>
    </style:style>
    <style:style style:name="P550" style:family="paragraph" style:parent-style-name="Standard">
      <style:paragraph-properties fo:break-before="auto" fo:line-height="115%" style:writing-mode="lr-tb"/>
    </style:style>
    <style:style style:name="P551" style:family="paragraph" style:parent-style-name="Standard">
      <style:paragraph-properties fo:break-before="auto" fo:line-height="115%" style:writing-mode="lr-tb"/>
    </style:style>
    <style:style style:name="P55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echo</text:span></text:p>
      <text:p text:style-name="P4"><text:span text:style-name="T4_1">echo</text:span><text:span text:style-name="T4_2"><text:s/>1<text:s/></text:span><text:span text:style-name="T4_3">WALLETS</text:span></text:p>
      <text:p text:style-name="P5"><text:span text:style-name="T5_1">echo</text:span></text:p>
      <text:p text:style-name="P6"><text:span text:style-name="T6_1">echo</text:span><text:span text:style-name="T6_2"><text:s/>1.1<text:s/></text:span><text:span text:style-name="T6_3">FACTOID</text:span><text:span text:style-name="T6_4"><text:s/></text:span><text:span text:style-name="T6_5">WALLET</text:span></text:p>
      <text:p text:style-name="P7"><text:span text:style-name="T7_1">echo</text:span></text:p>
      <text:p text:style-name="P8"><text:span text:style-name="T8_1">echo</text:span><text:span text:style-name="T8_2"><text:s/>1.1.1<text:s/></text:span><text:span text:style-name="T8_3">CREATE</text:span><text:span text:style-name="T8_4"><text:s/></text:span><text:span text:style-name="T8_5">FACTOID</text:span><text:span text:style-name="T8_6"><text:s/></text:span><text:span text:style-name="T8_7">WALLET</text:span><text:span text:style-name="T8_8"><text:s/></text:span><text:span text:style-name="T8_9">ADDRESSES</text:span><text:span text:style-name="T8_10"><text:s text:c="3"/><text:tab/><text:s/></text:span></text:p>
      <text:p text:style-name="P9"><text:span text:style-name="T9_1">echo</text:span></text:p>
      <text:p text:style-name="P10"><text:span text:style-name="T10_1">echo</text:span><text:span text:style-name="T10_2"><text:s/>1.1.1.1<text:s/></text:span><text:span text:style-name="T10_3">CREATE</text:span><text:span text:style-name="T10_4"><text:s/></text:span><text:span text:style-name="T10_5">LEGITIMATE</text:span><text:span text:style-name="T10_6"><text:s/></text:span><text:span text:style-name="T10_7">FACTOID</text:span><text:span text:style-name="T10_8"><text:s/></text:span><text:span text:style-name="T10_9">WALLET</text:span><text:span text:style-name="T10_10"><text:s/></text:span><text:span text:style-name="T10_11">ADDRESS</text:span><text:span text:style-name="T10_12"><text:s/></text:span><text:span text:style-name="T10_13">NAMES</text:span><text:span text:style-name="T10_14"><text:s text:c="3"/><text:tab/><text:s/></text:span></text:p>
      <text:p text:style-name="P11"><text:span text:style-name="T11_1">FACTOIDWALLETADDRESSKEY</text:span><text:span text:style-name="T11_2">01=$(</text:span><text:span text:style-name="T11_3">factom</text:span><text:span text:style-name="T11_4">-</text:span><text:span text:style-name="T11_5">cli</text:span><text:span text:style-name="T11_6"><text:s/></text:span><text:span text:style-name="T11_7">generateaddress</text:span><text:span text:style-name="T11_8"><text:s/></text:span><text:span text:style-name="T11_9">fct</text:span><text:span text:style-name="T11_10"><text:s/></text:span><text:span text:style-name="T11_11">factoid</text:span><text:span text:style-name="T11_12">-</text:span><text:span text:style-name="T11_13">wallet</text:span><text:span text:style-name="T11_14">-</text:span><text:span text:style-name="T11_15">address</text:span><text:span text:style-name="T11_16">-</text:span><text:span text:style-name="T11_17">name</text:span><text:span text:style-name="T11_18">01<text:s/>|<text:s/></text:span><text:span text:style-name="T11_19">awk</text:span><text:span text:style-name="T11_20"><text:s/>'{</text:span><text:span text:style-name="T11_21">print</text:span><text:span text:style-name="T11_22"><text:s/>$3}')</text:span></text:p>
      <text:p text:style-name="P12"><text:span text:style-name="T12_1">echo</text:span><text:span text:style-name="T12_2"><text:s/></text:span><text:span text:style-name="T12_3">factoid</text:span><text:span text:style-name="T12_4">-</text:span><text:span text:style-name="T12_5">wallet</text:span><text:span text:style-name="T12_6">-</text:span><text:span text:style-name="T12_7">address</text:span><text:span text:style-name="T12_8">-</text:span><text:span text:style-name="T12_9">name</text:span><text:span text:style-name="T12_10">01<text:s/>=<text:s/>$</text:span><text:span text:style-name="T12_11">FACTOIDWALLETADDRESSKEY</text:span><text:span text:style-name="T12_12">01</text:span></text:p>
      <text:p text:style-name="P13"><text:span text:style-name="T13_1">echo</text:span></text:p>
      <text:p text:style-name="P14"><text:span text:style-name="T14_1">FACTOIDWALLETADDRESSKEY</text:span><text:span text:style-name="T14_2">02=$(</text:span><text:span text:style-name="T14_3">factom</text:span><text:span text:style-name="T14_4">-</text:span><text:span text:style-name="T14_5">cli</text:span><text:span text:style-name="T14_6"><text:s/></text:span><text:span text:style-name="T14_7">generateaddress</text:span><text:span text:style-name="T14_8"><text:s/></text:span><text:span text:style-name="T14_9">fct</text:span><text:span text:style-name="T14_10"><text:s/></text:span><text:span text:style-name="T14_11">factoid</text:span><text:span text:style-name="T14_12">-</text:span><text:span text:style-name="T14_13">wallet</text:span><text:span text:style-name="T14_14">-</text:span><text:span text:style-name="T14_15">address</text:span><text:span text:style-name="T14_16">-</text:span><text:span text:style-name="T14_17">name</text:span><text:span text:style-name="T14_18">02<text:s/>|<text:s/></text:span><text:span text:style-name="T14_19">awk</text:span><text:span text:style-name="T14_20"><text:s/>'{</text:span><text:span text:style-name="T14_21">print</text:span><text:span text:style-name="T14_22"><text:s/>$3}')</text:span></text:p>
      <text:p text:style-name="P15"><text:span text:style-name="T15_1">echo</text:span><text:span text:style-name="T15_2"><text:s/></text:span><text:span text:style-name="T15_3">factoid</text:span><text:span text:style-name="T15_4">-</text:span><text:span text:style-name="T15_5">wallet</text:span><text:span text:style-name="T15_6">-</text:span><text:span text:style-name="T15_7">address</text:span><text:span text:style-name="T15_8">-</text:span><text:span text:style-name="T15_9">name</text:span><text:span text:style-name="T15_10">02<text:s/>=<text:s/>$</text:span><text:span text:style-name="T15_11">FACTOIDWALLETADDRESSKEY</text:span><text:span text:style-name="T15_12">02</text:span></text:p>
      <text:p text:style-name="P16"><text:span text:style-name="T16_1">echo</text:span></text:p>
      <text:p text:style-name="P17"><text:span text:style-name="T17_1">echo</text:span><text:span text:style-name="T17_2"><text:s/>1.1.1.2<text:s/></text:span><text:span text:style-name="T17_3">TRY</text:span><text:span text:style-name="T17_4"><text:s/></text:span><text:span text:style-name="T17_5">TO</text:span><text:span text:style-name="T17_6"><text:s/></text:span><text:span text:style-name="T17_7">CREATE</text:span><text:span text:style-name="T17_8"><text:s/></text:span><text:span text:style-name="T17_9">FACTOID</text:span><text:span text:style-name="T17_10"><text:s/></text:span><text:span text:style-name="T17_11">WALLET</text:span><text:span text:style-name="T17_12"><text:s/></text:span><text:span text:style-name="T17_13">ADDRESS</text:span><text:span text:style-name="T17_14"><text:s/></text:span><text:span text:style-name="T17_15">NAME</text:span><text:span text:style-name="T17_16"><text:s/></text:span><text:span text:style-name="T17_17">STARTING</text:span><text:span text:style-name="T17_18"><text:s/></text:span><text:span text:style-name="T17_19">WITH</text:span><text:span text:style-name="T17_20"><text:s/>'"$"'<text:s text:c="3"/><text:tab/><text:s/></text:span></text:p>
      <text:p text:style-name="P18"><text:span text:style-name="T18_1">factom</text:span><text:span text:style-name="T18_2">-</text:span><text:span text:style-name="T18_3">cli</text:span><text:span text:style-name="T18_4"><text:s/></text:span><text:span text:style-name="T18_5">generateaddress</text:span><text:span text:style-name="T18_6"><text:s/></text:span><text:span text:style-name="T18_7">fct</text:span><text:span text:style-name="T18_8"><text:s/>'$</text:span><text:span text:style-name="T18_9">F</text:span><text:span text:style-name="T18_10">01'</text:span></text:p>
      <text:p text:style-name="P19"><text:span text:style-name="T19_1">echo</text:span></text:p>
      <text:p text:style-name="P20"><text:span text:style-name="T20_1">echo</text:span><text:span text:style-name="T20_2"><text:s/>1.1.1.3<text:s/></text:span><text:span text:style-name="T20_3">TRY</text:span><text:span text:style-name="T20_4"><text:s/></text:span><text:span text:style-name="T20_5">TO</text:span><text:span text:style-name="T20_6"><text:s/></text:span><text:span text:style-name="T20_7">CREATE</text:span><text:span text:style-name="T20_8"><text:s/></text:span><text:span text:style-name="T20_9">FACTOID</text:span><text:span text:style-name="T20_10"><text:s/></text:span><text:span text:style-name="T20_11">WALLET</text:span><text:span text:style-name="T20_12"><text:s/></text:span><text:span text:style-name="T20_13">ADDRESS</text:span><text:span text:style-name="T20_14"><text:s/></text:span><text:span text:style-name="T20_15">NAME</text:span><text:span text:style-name="T20_16"><text:s/></text:span><text:span text:style-name="T20_17">STARTING</text:span><text:span text:style-name="T20_18"><text:s/></text:span><text:span text:style-name="T20_19">WITH</text:span><text:span text:style-name="T20_20"><text:s/>'"/"'<text:s text:c="3"/><text:tab/><text:s/></text:span></text:p>
      <text:p text:style-name="P21"><text:span text:style-name="T21_1">factom</text:span><text:span text:style-name="T21_2">-</text:span><text:span text:style-name="T21_3">cli</text:span><text:span text:style-name="T21_4"><text:s/></text:span><text:span text:style-name="T21_5">generateaddress</text:span><text:span text:style-name="T21_6"><text:s/></text:span><text:span text:style-name="T21_7">fct</text:span><text:span text:style-name="T21_8"><text:s/>"'/</text:span><text:span text:style-name="T21_9">F</text:span><text:span text:style-name="T21_10">02'"</text:span></text:p>
      <text:p text:style-name="P22"><text:span text:style-name="T22_1">echo</text:span></text:p>
      <text:p text:style-name="P23"><text:span text:style-name="T23_1">echo</text:span><text:span text:style-name="T23_2"><text:s/>1.1.1.4<text:s/></text:span><text:span text:style-name="T23_3">TRY</text:span><text:span text:style-name="T23_4"><text:s/></text:span><text:span text:style-name="T23_5">TO</text:span><text:span text:style-name="T23_6"><text:s/></text:span><text:span text:style-name="T23_7">CREATE</text:span><text:span text:style-name="T23_8"><text:s/></text:span><text:span text:style-name="T23_9">TOO</text:span><text:span text:style-name="T23_10"><text:s/></text:span><text:span text:style-name="T23_11">LONG</text:span><text:span text:style-name="T23_12"><text:s/></text:span><text:span text:style-name="T23_13">FACTOID</text:span><text:span text:style-name="T23_14"><text:s/></text:span><text:span text:style-name="T23_15">WALLET</text:span><text:span text:style-name="T23_16"><text:s/></text:span><text:span text:style-name="T23_17">ADDRESS</text:span><text:span text:style-name="T23_18"><text:s/></text:span><text:span text:style-name="T23_19">NAME</text:span><text:span text:style-name="T23_20"><text:s text:c="2"/><text:tab/><text:s/></text:span></text:p>
      <text:p text:style-name="P24"><text:span text:style-name="T24_1">factom</text:span><text:span text:style-name="T24_2">-</text:span><text:span text:style-name="T24_3">cli</text:span><text:span text:style-name="T24_4"><text:s/></text:span><text:span text:style-name="T24_5">generateaddress</text:span><text:span text:style-name="T24_6"><text:s/></text:span><text:span text:style-name="T24_7">fct</text:span><text:span text:style-name="T24_8"><text:s/></text:span><text:span text:style-name="T24_9">factoid</text:span><text:span text:style-name="T24_10">-</text:span><text:span text:style-name="T24_11">wallet</text:span><text:span text:style-name="T24_12">-</text:span><text:span text:style-name="T24_13">address</text:span><text:span text:style-name="T24_14">-</text:span><text:span text:style-name="T24_15">name</text:span><text:span text:style-name="T24_16">890123</text:span></text:p>
      <text:p text:style-name="P25"><text:span text:style-name="T25_1">echo</text:span></text:p>
      <text:p text:style-name="P26"/>
      <text:p text:style-name="P27"><text:span text:style-name="T27_1">echo</text:span><text:span text:style-name="T27_2"><text:s/>1.1.2<text:s/></text:span><text:span text:style-name="T27_3">GET</text:span><text:span text:style-name="T27_4"><text:s/></text:span><text:span text:style-name="T27_5">FACTOID</text:span><text:span text:style-name="T27_6"><text:s/></text:span><text:span text:style-name="T27_7">WALLET</text:span><text:span text:style-name="T27_8"><text:s/></text:span><text:span text:style-name="T27_9">ADDRESS</text:span><text:span text:style-name="T27_10"><text:s/></text:span><text:span text:style-name="T27_11">BALANCES</text:span><text:span text:style-name="T27_12"><text:s text:c="3"/><text:tab/><text:s/></text:span></text:p>
      <text:p text:style-name="P28"><text:span text:style-name="T28_1">echo</text:span></text:p>
      <text:p text:style-name="P29"><text:span text:style-name="T29_1">echo</text:span><text:span text:style-name="T29_2"><text:s/>1.1.2.1<text:s/></text:span><text:span text:style-name="T29_3">LIST</text:span><text:span text:style-name="T29_4"><text:s/></text:span><text:span text:style-name="T29_5">ALL</text:span><text:span text:style-name="T29_6"><text:s/></text:span><text:span text:style-name="T29_7">WALLET</text:span><text:span text:style-name="T29_8"><text:s/></text:span><text:span text:style-name="T29_9">ADDRESS</text:span><text:span text:style-name="T29_10"><text:s/></text:span><text:span text:style-name="T29_11">BALANCES</text:span><text:span text:style-name="T29_12"><text:s text:c="3"/><text:tab/><text:s/></text:span></text:p>
      <text:p text:style-name="P30"><text:span text:style-name="T30_1">factom</text:span><text:span text:style-name="T30_2">-</text:span><text:span text:style-name="T30_3">cli</text:span><text:span text:style-name="T30_4"><text:s/></text:span><text:span text:style-name="T30_5">getaddresses</text:span></text:p>
      <text:p text:style-name="P31"><text:span text:style-name="T31_1">echo</text:span></text:p>
      <text:p text:style-name="P32"><text:span text:style-name="T32_1">echo</text:span><text:span text:style-name="T32_2"><text:s/>1.1.2.2<text:s/></text:span><text:span text:style-name="T32_3">LIST</text:span><text:span text:style-name="T32_4"><text:s/></text:span><text:span text:style-name="T32_5">FACTOID</text:span><text:span text:style-name="T32_6"><text:s/></text:span><text:span text:style-name="T32_7">WALLET</text:span><text:span text:style-name="T32_8"><text:s/></text:span><text:span text:style-name="T32_9">ADDRESS</text:span><text:span text:style-name="T32_10"><text:s/></text:span><text:span text:style-name="T32_11">BALANCES</text:span><text:span text:style-name="T32_12"><text:s/></text:span><text:span text:style-name="T32_13">INDIVIDUALLY</text:span><text:span text:style-name="T32_14"><text:s text:c="3"/><text:tab/><text:s/></text:span></text:p>
      <text:p text:style-name="P33"><text:span text:style-name="T33_1">factom</text:span><text:span text:style-name="T33_2">-</text:span><text:span text:style-name="T33_3">cli</text:span><text:span text:style-name="T33_4"><text:s/></text:span><text:span text:style-name="T33_5">balance</text:span><text:span text:style-name="T33_6"><text:s/></text:span><text:span text:style-name="T33_7">fct</text:span><text:span text:style-name="T33_8"><text:s/></text:span><text:span text:style-name="T33_9">factoid</text:span><text:span text:style-name="T33_10">-</text:span><text:span text:style-name="T33_11">wallet</text:span><text:span text:style-name="T33_12">-</text:span><text:span text:style-name="T33_13">address</text:span><text:span text:style-name="T33_14">-</text:span><text:span text:style-name="T33_15">name</text:span><text:span text:style-name="T33_16">01</text:span></text:p>
      <text:p text:style-name="P34"><text:span text:style-name="T34_1">factom</text:span><text:span text:style-name="T34_2">-</text:span><text:span text:style-name="T34_3">cli</text:span><text:span text:style-name="T34_4"><text:s/></text:span><text:span text:style-name="T34_5">balance</text:span><text:span text:style-name="T34_6"><text:s/></text:span><text:span text:style-name="T34_7">fct</text:span><text:span text:style-name="T34_8"><text:s/>$</text:span><text:span text:style-name="T34_9">FACTOIDWALLETADDRESSKEY</text:span><text:span text:style-name="T34_10">01</text:span></text:p>
      <text:p text:style-name="P35"><text:span text:style-name="T35_1">factom</text:span><text:span text:style-name="T35_2">-</text:span><text:span text:style-name="T35_3">cli</text:span><text:span text:style-name="T35_4"><text:s/></text:span><text:span text:style-name="T35_5">balance</text:span><text:span text:style-name="T35_6"><text:s/></text:span><text:span text:style-name="T35_7">fct</text:span><text:span text:style-name="T35_8"><text:s/></text:span><text:span text:style-name="T35_9">factoid</text:span><text:span text:style-name="T35_10">-</text:span><text:span text:style-name="T35_11">wallet</text:span><text:span text:style-name="T35_12">-</text:span><text:span text:style-name="T35_13">address</text:span><text:span text:style-name="T35_14">-</text:span><text:span text:style-name="T35_15">name</text:span><text:span text:style-name="T35_16">02</text:span></text:p>
      <text:p text:style-name="P36"><text:span text:style-name="T36_1">factom</text:span><text:span text:style-name="T36_2">-</text:span><text:span text:style-name="T36_3">cli</text:span><text:span text:style-name="T36_4"><text:s/></text:span><text:span text:style-name="T36_5">balance</text:span><text:span text:style-name="T36_6"><text:s/></text:span><text:span text:style-name="T36_7">fct</text:span><text:span text:style-name="T36_8"><text:s/>$</text:span><text:span text:style-name="T36_9">FACTOIDWALLETADDRESSKEY</text:span><text:span text:style-name="T36_10">02</text:span></text:p>
      <text:p text:style-name="P37"><text:span text:style-name="T37_1">echo</text:span></text:p>
      <text:p text:style-name="P38"><text:span text:style-name="T38_1">echo</text:span><text:span text:style-name="T38_2"><text:s/>1.1.2.3<text:s/></text:span><text:span text:style-name="T38_3">REQUEST</text:span><text:span text:style-name="T38_4"><text:s/></text:span><text:span text:style-name="T38_5">BALANCE</text:span><text:span text:style-name="T38_6"><text:s/></text:span><text:span text:style-name="T38_7">OF</text:span><text:span text:style-name="T38_8"><text:s/></text:span><text:span text:style-name="T38_9">NON</text:span><text:span text:style-name="T38_10">-</text:span><text:span text:style-name="T38_11">EXISTENT</text:span><text:span text:style-name="T38_12"><text:s/></text:span><text:span text:style-name="T38_13">FACTOID</text:span><text:span text:style-name="T38_14"><text:s/></text:span><text:span text:style-name="T38_15">WALLET</text:span><text:span text:style-name="T38_16"><text:s/></text:span><text:span text:style-name="T38_17">ADDRESS</text:span></text:p>
      <text:p text:style-name="P39"><text:span text:style-name="T39_1">factom</text:span><text:span text:style-name="T39_2">-</text:span><text:span text:style-name="T39_3">cli</text:span><text:span text:style-name="T39_4"><text:s/></text:span><text:span text:style-name="T39_5">balance</text:span><text:span text:style-name="T39_6"><text:s/></text:span><text:span text:style-name="T39_7">fct</text:span><text:span text:style-name="T39_8"><text:s/></text:span><text:span text:style-name="T39_9">factom</text:span><text:span text:style-name="T39_10">-</text:span><text:span text:style-name="T39_11">cli</text:span><text:span text:style-name="T39_12"><text:s/></text:span><text:span text:style-name="T39_13">balance</text:span><text:span text:style-name="T39_14"><text:s/></text:span><text:span text:style-name="T39_15">fct</text:span><text:span text:style-name="T39_16"><text:s/></text:span><text:span text:style-name="T39_17">xxx</text:span></text:p>
      <text:p text:style-name="P40"><text:span text:style-name="T40_1">echo</text:span></text:p>
      <text:p text:style-name="P41"><text:span text:style-name="T41_1">echo</text:span><text:span text:style-name="T41_2"><text:s/>1.1.2.4<text:s/></text:span><text:span text:style-name="T41_3">REQUEST</text:span><text:span text:style-name="T41_4"><text:s/></text:span><text:span text:style-name="T41_5">BALANCE</text:span><text:span text:style-name="T41_6"><text:s/></text:span><text:span text:style-name="T41_7">OF</text:span><text:span text:style-name="T41_8"><text:s/></text:span><text:span text:style-name="T41_9">FACTOID</text:span><text:span text:style-name="T41_10"><text:s/></text:span><text:span text:style-name="T41_11">WALLET</text:span><text:span text:style-name="T41_12"><text:s/></text:span><text:span text:style-name="T41_13">ADDRESS</text:span><text:span text:style-name="T41_14"><text:s/></text:span><text:span text:style-name="T41_15">NAME</text:span><text:span text:style-name="T41_16"><text:s/></text:span><text:span text:style-name="T41_17">TOO</text:span><text:span text:style-name="T41_18"><text:s/></text:span><text:span text:style-name="T41_19">LONG</text:span></text:p>
      <text:p text:style-name="P42"><text:span text:style-name="T42_1">factom</text:span><text:span text:style-name="T42_2">-</text:span><text:span text:style-name="T42_3">cli</text:span><text:span text:style-name="T42_4"><text:s/></text:span><text:span text:style-name="T42_5">balance</text:span><text:span text:style-name="T42_6"><text:s/></text:span><text:span text:style-name="T42_7">fct</text:span><text:span text:style-name="T42_8"><text:s/></text:span><text:span text:style-name="T42_9">hhhhhhhhhhhhhhhhhhhhhhhhhhhhhhhhhhhhhhhhhhhhhhhhhhhhhhhhhhhhhhhhhhhhhhhhhhhhhhhhhhhhhhhhhaaaa</text:span></text:p>
      <text:p text:style-name="P43"><text:span text:style-name="T43_1">echo</text:span></text:p>
      <text:p text:style-name="P44"/>
      <text:p text:style-name="P45"><text:span text:style-name="T45_1">echo</text:span><text:span text:style-name="T45_2"><text:s/>1.2<text:s/></text:span><text:span text:style-name="T45_3">ENTRY</text:span><text:span text:style-name="T45_4"><text:s/></text:span><text:span text:style-name="T45_5">CREDIT</text:span><text:span text:style-name="T45_6"><text:s/></text:span><text:span text:style-name="T45_7">WALLET</text:span><text:span text:style-name="T45_8"><text:s text:c="3"/><text:tab/><text:s/></text:span></text:p>
      <text:p text:style-name="P46"><text:span text:style-name="T46_1">echo</text:span></text:p>
      <text:p text:style-name="P47"><text:span text:style-name="T47_1">echo</text:span><text:span text:style-name="T47_2"><text:s/>1.2.1<text:s/></text:span><text:span text:style-name="T47_3">CREATE</text:span><text:span text:style-name="T47_4"><text:s/></text:span><text:span text:style-name="T47_5">ENTRY</text:span><text:span text:style-name="T47_6"><text:s/></text:span><text:span text:style-name="T47_7">CREDIT</text:span><text:span text:style-name="T47_8"><text:s/></text:span><text:span text:style-name="T47_9">WALLET</text:span><text:span text:style-name="T47_10"><text:s/></text:span><text:span text:style-name="T47_11">ADDRESSES</text:span></text:p>
      <text:p text:style-name="P48"><text:span text:style-name="T48_1">echo</text:span></text:p>
      <text:p text:style-name="P49"><text:span text:style-name="T49_1">echo</text:span><text:span text:style-name="T49_2"><text:s/>1.2.1.1<text:s/></text:span><text:span text:style-name="T49_3">CREATE</text:span><text:span text:style-name="T49_4"><text:s/></text:span><text:span text:style-name="T49_5">ORDINARY</text:span><text:span text:style-name="T49_6"><text:s/></text:span><text:span text:style-name="T49_7">ENTRY</text:span><text:span text:style-name="T49_8"><text:s/></text:span><text:span text:style-name="T49_9">CREDIT</text:span><text:span text:style-name="T49_10"><text:s/></text:span><text:span text:style-name="T49_11">WALLET</text:span><text:span text:style-name="T49_12"><text:s/></text:span><text:span text:style-name="T49_13">ADDRESS</text:span><text:span text:style-name="T49_14"><text:s/></text:span><text:span text:style-name="T49_15">NAMES</text:span><text:span text:style-name="T49_16"><text:s text:c="3"/><text:tab/><text:s/></text:span></text:p>
      <text:p text:style-name="P50"><text:span text:style-name="T50_1">ECWALLETADDRESSKEY</text:span><text:span text:style-name="T50_2">01=$(</text:span><text:span text:style-name="T50_3">factom</text:span><text:span text:style-name="T50_4">-</text:span><text:span text:style-name="T50_5">cli</text:span><text:span text:style-name="T50_6"><text:s/></text:span><text:span text:style-name="T50_7">generateaddress</text:span><text:span text:style-name="T50_8"><text:s/></text:span><text:span text:style-name="T50_9">ec</text:span><text:span text:style-name="T50_10"><text:s/></text:span><text:span text:style-name="T50_11">ec</text:span><text:span text:style-name="T50_12">-</text:span><text:span text:style-name="T50_13">wallet</text:span><text:span text:style-name="T50_14">-</text:span><text:span text:style-name="T50_15">address</text:span><text:span text:style-name="T50_16">-</text:span><text:span text:style-name="T50_17">name</text:span><text:span text:style-name="T50_18">01<text:s/>|<text:s/></text:span><text:span text:style-name="T50_19">awk</text:span><text:span text:style-name="T50_20"><text:s/>'{</text:span><text:span text:style-name="T50_21">print</text:span><text:span text:style-name="T50_22"><text:s/>$3}')</text:span></text:p>
      <text:p text:style-name="P51"><text:span text:style-name="T51_1">echo</text:span><text:span text:style-name="T51_2"><text:s/></text:span><text:span text:style-name="T51_3">ec</text:span><text:span text:style-name="T51_4">-</text:span><text:span text:style-name="T51_5">wallet</text:span><text:span text:style-name="T51_6">-</text:span><text:span text:style-name="T51_7">address</text:span><text:span text:style-name="T51_8">-</text:span><text:span text:style-name="T51_9">name</text:span><text:span text:style-name="T51_10">01<text:s/>=<text:s/>$</text:span><text:span text:style-name="T51_11">ECWALLETADDRESSKEY</text:span><text:span text:style-name="T51_12">01</text:span></text:p>
      <text:p text:style-name="P52"><text:span text:style-name="T52_1">echo</text:span></text:p>
      <text:p text:style-name="P53"><text:span text:style-name="T53_1">ECWALLETADDRESSKEY</text:span><text:span text:style-name="T53_2">02=$(</text:span><text:span text:style-name="T53_3">factom</text:span><text:span text:style-name="T53_4">-</text:span><text:span text:style-name="T53_5">cli</text:span><text:span text:style-name="T53_6"><text:s/></text:span><text:span text:style-name="T53_7">generateaddress</text:span><text:span text:style-name="T53_8"><text:s/></text:span><text:span text:style-name="T53_9">ec</text:span><text:span text:style-name="T53_10"><text:s/></text:span><text:span text:style-name="T53_11">ec</text:span><text:span text:style-name="T53_12">-</text:span><text:span text:style-name="T53_13">wallet</text:span><text:span text:style-name="T53_14">-</text:span><text:span text:style-name="T53_15">address</text:span><text:span text:style-name="T53_16">-</text:span><text:span text:style-name="T53_17">name</text:span><text:span text:style-name="T53_18">02<text:s/>|<text:s/></text:span><text:span text:style-name="T53_19">awk</text:span><text:span text:style-name="T53_20"><text:s/>'{</text:span><text:span text:style-name="T53_21">print</text:span><text:span text:style-name="T53_22"><text:s/>$3}')</text:span></text:p>
      <text:p text:style-name="P54"><text:span text:style-name="T54_1">echo</text:span><text:span text:style-name="T54_2"><text:s/></text:span><text:span text:style-name="T54_3">ec</text:span><text:span text:style-name="T54_4">-</text:span><text:span text:style-name="T54_5">wallet</text:span><text:span text:style-name="T54_6">-</text:span><text:span text:style-name="T54_7">address</text:span><text:span text:style-name="T54_8">-</text:span><text:span text:style-name="T54_9">name</text:span><text:span text:style-name="T54_10">02<text:s/>=<text:s/>$</text:span><text:span text:style-name="T54_11">ECWALLETADDRESSKEY</text:span><text:span text:style-name="T54_12">02</text:span></text:p>
      <text:p text:style-name="P55"><text:span text:style-name="T55_1">echo</text:span></text:p>
      <text:p text:style-name="P56"><text:span text:style-name="T56_1">echo</text:span><text:span text:style-name="T56_2"><text:s/>1.2.1.2<text:s/></text:span><text:span text:style-name="T56_3">TRY</text:span><text:span text:style-name="T56_4"><text:s/></text:span><text:span text:style-name="T56_5">TO</text:span><text:span text:style-name="T56_6"><text:s/></text:span><text:span text:style-name="T56_7">CREATE</text:span><text:span text:style-name="T56_8"><text:s/></text:span><text:span text:style-name="T56_9">ENTRY</text:span><text:span text:style-name="T56_10"><text:s/></text:span><text:span text:style-name="T56_11">CREDIT</text:span><text:span text:style-name="T56_12"><text:s/></text:span><text:span text:style-name="T56_13">WALLET</text:span><text:span text:style-name="T56_14"><text:s/></text:span><text:span text:style-name="T56_15">ADDRESS</text:span><text:span text:style-name="T56_16"><text:s/></text:span><text:span text:style-name="T56_17">NAME</text:span><text:span text:style-name="T56_18"><text:s/></text:span><text:span text:style-name="T56_19">STARTING</text:span><text:span text:style-name="T56_20"><text:s/></text:span><text:span text:style-name="T56_21">WITH</text:span><text:span text:style-name="T56_22"><text:s/>'"$"'<text:s text:c="3"/><text:tab/><text:s/></text:span></text:p>
      <text:p text:style-name="P57"><text:span text:style-name="T57_1">factom</text:span><text:span text:style-name="T57_2">-</text:span><text:span text:style-name="T57_3">cli</text:span><text:span text:style-name="T57_4"><text:s/></text:span><text:span text:style-name="T57_5">generateaddress</text:span><text:span text:style-name="T57_6"><text:s/></text:span><text:span text:style-name="T57_7">ec</text:span><text:span text:style-name="T57_8"><text:s/>'$</text:span><text:span text:style-name="T57_9">E</text:span><text:span text:style-name="T57_10">01'</text:span></text:p>
      <text:p text:style-name="P58"><text:span text:style-name="T58_1">echo</text:span></text:p>
      <text:p text:style-name="P59"><text:span text:style-name="T59_1">echo</text:span><text:span text:style-name="T59_2"><text:s/>1.2.1.3<text:s/></text:span><text:span text:style-name="T59_3">TRY</text:span><text:span text:style-name="T59_4"><text:s/></text:span><text:span text:style-name="T59_5">TO</text:span><text:span text:style-name="T59_6"><text:s/></text:span><text:span text:style-name="T59_7">CREATE</text:span><text:span text:style-name="T59_8"><text:s/></text:span><text:span text:style-name="T59_9">ENTRY</text:span><text:span text:style-name="T59_10"><text:s/></text:span><text:span text:style-name="T59_11">CREDIT</text:span><text:span text:style-name="T59_12"><text:s/></text:span><text:span text:style-name="T59_13">WALLET</text:span><text:span text:style-name="T59_14"><text:s/></text:span><text:span text:style-name="T59_15">ADDRESS</text:span><text:span text:style-name="T59_16"><text:s/></text:span><text:span text:style-name="T59_17">NAME</text:span><text:span text:style-name="T59_18"><text:s/></text:span><text:span text:style-name="T59_19">STARTING</text:span><text:span text:style-name="T59_20"><text:s/></text:span><text:span text:style-name="T59_21">WITH</text:span><text:span text:style-name="T59_22"><text:s/>'"/"'<text:s text:c="3"/><text:tab/><text:s/></text:span></text:p>
      <text:p text:style-name="P60"><text:span text:style-name="T60_1">factom</text:span><text:span text:style-name="T60_2">-</text:span><text:span text:style-name="T60_3">cli</text:span><text:span text:style-name="T60_4"><text:s/></text:span><text:span text:style-name="T60_5">generateaddress</text:span><text:span text:style-name="T60_6"><text:s/></text:span><text:span text:style-name="T60_7">ec</text:span><text:span text:style-name="T60_8"><text:s/>"'/</text:span><text:span text:style-name="T60_9">E</text:span><text:span text:style-name="T60_10">02'"</text:span></text:p>
      <text:p text:style-name="P61"><text:span text:style-name="T61_1">echo</text:span></text:p>
      <text:p text:style-name="P62"><text:span text:style-name="T62_1">echo</text:span><text:span text:style-name="T62_2"><text:s/>1.2.1.2<text:s/></text:span><text:span text:style-name="T62_3">TRY</text:span><text:span text:style-name="T62_4"><text:s/></text:span><text:span text:style-name="T62_5">TO</text:span><text:span text:style-name="T62_6"><text:s/></text:span><text:span text:style-name="T62_7">CREATE</text:span><text:span text:style-name="T62_8"><text:s/></text:span><text:span text:style-name="T62_9">TOO</text:span><text:span text:style-name="T62_10"><text:s/></text:span><text:span text:style-name="T62_11">LONG</text:span><text:span text:style-name="T62_12"><text:s/></text:span><text:span text:style-name="T62_13">ENTRY</text:span><text:span text:style-name="T62_14"><text:s/></text:span><text:span text:style-name="T62_15">CREDIT</text:span><text:span text:style-name="T62_16"><text:s/></text:span><text:span text:style-name="T62_17">WALLET</text:span><text:span text:style-name="T62_18"><text:s/></text:span><text:span text:style-name="T62_19">ADDRESS</text:span><text:span text:style-name="T62_20"><text:s/></text:span><text:span text:style-name="T62_21">NAME</text:span><text:span text:style-name="T62_22"><text:s text:c="2"/><text:tab/><text:s/></text:span></text:p>
      <text:p text:style-name="P63"><text:span text:style-name="T63_1">factom</text:span><text:span text:style-name="T63_2">-</text:span><text:span text:style-name="T63_3">cli</text:span><text:span text:style-name="T63_4"><text:s/></text:span><text:span text:style-name="T63_5">generateaddress</text:span><text:span text:style-name="T63_6"><text:s/></text:span><text:span text:style-name="T63_7">ec</text:span><text:span text:style-name="T63_8"><text:s/></text:span><text:span text:style-name="T63_9">entry</text:span><text:span text:style-name="T63_10">-</text:span><text:span text:style-name="T63_11">credit</text:span><text:span text:style-name="T63_12">-</text:span><text:span text:style-name="T63_13">wallet</text:span><text:span text:style-name="T63_14">-</text:span><text:span text:style-name="T63_15">address</text:span><text:span text:style-name="T63_16">-</text:span><text:span text:style-name="T63_17">name</text:span><text:span text:style-name="T63_18">01</text:span></text:p>
      <text:p text:style-name="P64"><text:span text:style-name="T64_1">echo</text:span></text:p>
      <text:p text:style-name="P65"/>
      <text:p text:style-name="P66"><text:span text:style-name="T66_1">echo</text:span><text:span text:style-name="T66_2"><text:s/>1.2.2<text:s/></text:span><text:span text:style-name="T66_3">GET</text:span><text:span text:style-name="T66_4"><text:s/></text:span><text:span text:style-name="T66_5">ENTRY</text:span><text:span text:style-name="T66_6"><text:s/></text:span><text:span text:style-name="T66_7">CREDIT</text:span><text:span text:style-name="T66_8"><text:s/></text:span><text:span text:style-name="T66_9">WALLET</text:span><text:span text:style-name="T66_10"><text:s/></text:span><text:span text:style-name="T66_11">ADDRESS</text:span><text:span text:style-name="T66_12"><text:s/></text:span><text:span text:style-name="T66_13">BALANCES</text:span><text:span text:style-name="T66_14"><text:s text:c="3"/><text:tab/><text:s/></text:span></text:p>
      <text:p text:style-name="P67"><text:span text:style-name="T67_1">echo</text:span></text:p>
      <text:p text:style-name="P68"><text:span text:style-name="T68_1">echo</text:span><text:span text:style-name="T68_2"><text:s/>1.2.2.1<text:s/></text:span><text:span text:style-name="T68_3">LIST</text:span><text:span text:style-name="T68_4"><text:s/></text:span><text:span text:style-name="T68_5">ALL</text:span><text:span text:style-name="T68_6"><text:s/></text:span><text:span text:style-name="T68_7">ENTRY</text:span><text:span text:style-name="T68_8"><text:s/></text:span><text:span text:style-name="T68_9">CREDIT</text:span><text:span text:style-name="T68_10"><text:s/></text:span><text:span text:style-name="T68_11">WALLET</text:span><text:span text:style-name="T68_12"><text:s/></text:span><text:span text:style-name="T68_13">ADDRESS</text:span><text:span text:style-name="T68_14"><text:s/></text:span><text:span text:style-name="T68_15">BALANCES</text:span><text:span text:style-name="T68_16"><text:s text:c="3"/><text:tab/><text:s/></text:span></text:p>
      <text:p text:style-name="P69"><text:span text:style-name="T69_1">factom</text:span><text:span text:style-name="T69_2">-</text:span><text:span text:style-name="T69_3">cli</text:span><text:span text:style-name="T69_4"><text:s/></text:span><text:span text:style-name="T69_5">getaddresses</text:span></text:p>
      <text:p text:style-name="P70"><text:span text:style-name="T70_1">echo</text:span></text:p>
      <text:p text:style-name="P71"><text:span text:style-name="T71_1">echo</text:span><text:span text:style-name="T71_2"><text:s/>1.2.2.2<text:s/></text:span><text:span text:style-name="T71_3">LIST</text:span><text:span text:style-name="T71_4"><text:s/></text:span><text:span text:style-name="T71_5">ENTRY</text:span><text:span text:style-name="T71_6"><text:s/></text:span><text:span text:style-name="T71_7">CREDIT</text:span><text:span text:style-name="T71_8"><text:s/></text:span><text:span text:style-name="T71_9">WALLET</text:span><text:span text:style-name="T71_10"><text:s/></text:span><text:span text:style-name="T71_11">ADDRESS</text:span><text:span text:style-name="T71_12"><text:s/></text:span><text:span text:style-name="T71_13">BALANCES</text:span><text:span text:style-name="T71_14"><text:s/></text:span><text:span text:style-name="T71_15">INDIVIDUALLY</text:span><text:span text:style-name="T71_16"><text:s text:c="3"/><text:tab/><text:s/></text:span></text:p>
      <text:p text:style-name="P72"><text:span text:style-name="T72_1">factom</text:span><text:span text:style-name="T72_2">-</text:span><text:span text:style-name="T72_3">cli</text:span><text:span text:style-name="T72_4"><text:s/></text:span><text:span text:style-name="T72_5">balance</text:span><text:span text:style-name="T72_6"><text:s/></text:span><text:span text:style-name="T72_7">ec</text:span><text:span text:style-name="T72_8"><text:s/></text:span><text:span text:style-name="T72_9">ec</text:span><text:span text:style-name="T72_10">-</text:span><text:span text:style-name="T72_11">wallet</text:span><text:span text:style-name="T72_12">-</text:span><text:span text:style-name="T72_13">address</text:span><text:span text:style-name="T72_14">-</text:span><text:span text:style-name="T72_15">name</text:span><text:span text:style-name="T72_16">01</text:span></text:p>
      <text:p text:style-name="P73"><text:span text:style-name="T73_1">factom</text:span><text:span text:style-name="T73_2">-</text:span><text:span text:style-name="T73_3">cli</text:span><text:span text:style-name="T73_4"><text:s/></text:span><text:span text:style-name="T73_5">balance</text:span><text:span text:style-name="T73_6"><text:s/></text:span><text:span text:style-name="T73_7">ec</text:span><text:span text:style-name="T73_8"><text:s/>$</text:span><text:span text:style-name="T73_9">ECWALLETADDRESSKEY</text:span><text:span text:style-name="T73_10">01</text:span></text:p>
      <text:p text:style-name="P74"><text:span text:style-name="T74_1">factom</text:span><text:span text:style-name="T74_2">-</text:span><text:span text:style-name="T74_3">cli</text:span><text:span text:style-name="T74_4"><text:s/></text:span><text:span text:style-name="T74_5">balance</text:span><text:span text:style-name="T74_6"><text:s/></text:span><text:span text:style-name="T74_7">ec</text:span><text:span text:style-name="T74_8"><text:s/></text:span><text:span text:style-name="T74_9">ec</text:span><text:span text:style-name="T74_10">-</text:span><text:span text:style-name="T74_11">wallet</text:span><text:span text:style-name="T74_12">-</text:span><text:span text:style-name="T74_13">address</text:span><text:span text:style-name="T74_14">-</text:span><text:span text:style-name="T74_15">name</text:span><text:span text:style-name="T74_16">02</text:span></text:p>
      <text:p text:style-name="P75"><text:span text:style-name="T75_1">factom</text:span><text:span text:style-name="T75_2">-</text:span><text:span text:style-name="T75_3">cli</text:span><text:span text:style-name="T75_4"><text:s/></text:span><text:span text:style-name="T75_5">balance</text:span><text:span text:style-name="T75_6"><text:s/></text:span><text:span text:style-name="T75_7">ec</text:span><text:span text:style-name="T75_8"><text:s/>$</text:span><text:span text:style-name="T75_9">ECWALLETADDRESSKEY</text:span><text:span text:style-name="T75_10">02</text:span></text:p>
      <text:p text:style-name="P76"><text:span text:style-name="T76_1">echo</text:span></text:p>
      <text:p text:style-name="P77"><text:span text:style-name="T77_1">echo</text:span><text:span text:style-name="T77_2"><text:s/>1.2.2.3<text:s/></text:span><text:span text:style-name="T77_3">REQUEST</text:span><text:span text:style-name="T77_4"><text:s/></text:span><text:span text:style-name="T77_5">BALANCE</text:span><text:span text:style-name="T77_6"><text:s/></text:span><text:span text:style-name="T77_7">OF</text:span><text:span text:style-name="T77_8"><text:s/></text:span><text:span text:style-name="T77_9">NON</text:span><text:span text:style-name="T77_10">-</text:span><text:span text:style-name="T77_11">EXISTENT</text:span><text:span text:style-name="T77_12"><text:s/></text:span><text:span text:style-name="T77_13">ENTRY</text:span><text:span text:style-name="T77_14"><text:s/></text:span><text:span text:style-name="T77_15">CREDIT</text:span><text:span text:style-name="T77_16"><text:s/></text:span><text:span text:style-name="T77_17">WALLET</text:span><text:span text:style-name="T77_18"><text:s/></text:span><text:span text:style-name="T77_19">ADDRESS</text:span></text:p>
      <text:p text:style-name="P78"><text:span text:style-name="T78_1">factom</text:span><text:span text:style-name="T78_2">-</text:span><text:span text:style-name="T78_3">cli</text:span><text:span text:style-name="T78_4"><text:s/></text:span><text:span text:style-name="T78_5">balance</text:span><text:span text:style-name="T78_6"><text:s/></text:span><text:span text:style-name="T78_7">ec</text:span><text:span text:style-name="T78_8"><text:s/></text:span><text:span text:style-name="T78_9">xxx</text:span></text:p>
      <text:p text:style-name="P79"><text:span text:style-name="T79_1">echo</text:span></text:p>
      <text:p text:style-name="P80"><text:span text:style-name="T80_1">echo</text:span><text:span text:style-name="T80_2"><text:s/>1.2.2.4<text:s/></text:span><text:span text:style-name="T80_3">REQUEST</text:span><text:span text:style-name="T80_4"><text:s/></text:span><text:span text:style-name="T80_5">BALANCE</text:span><text:span text:style-name="T80_6"><text:s/></text:span><text:span text:style-name="T80_7">OF</text:span><text:span text:style-name="T80_8"><text:s/></text:span><text:span text:style-name="T80_9">ENTRY</text:span><text:span text:style-name="T80_10"><text:s/></text:span><text:span text:style-name="T80_11">CREDIT</text:span><text:span text:style-name="T80_12"><text:s/></text:span><text:span text:style-name="T80_13">WALLET</text:span><text:span text:style-name="T80_14"><text:s/></text:span><text:span text:style-name="T80_15">ADDRESS</text:span><text:span text:style-name="T80_16"><text:s/></text:span><text:span text:style-name="T80_17">NAME</text:span><text:span text:style-name="T80_18"><text:s/></text:span><text:span text:style-name="T80_19">TOO</text:span><text:span text:style-name="T80_20"><text:s/></text:span><text:span text:style-name="T80_21">LONG</text:span></text:p>
      <text:p text:style-name="P81"><text:span text:style-name="T81_1">factom</text:span><text:span text:style-name="T81_2">-</text:span><text:span text:style-name="T81_3">cli</text:span><text:span text:style-name="T81_4"><text:s/></text:span><text:span text:style-name="T81_5">balance</text:span><text:span text:style-name="T81_6"><text:s/></text:span><text:span text:style-name="T81_7">ec</text:span><text:span text:style-name="T81_8"><text:s/></text:span><text:span text:style-name="T81_9">hhhhhhhhhhhhhhhhhhhhhhhhhhhhhhhhhhhhhhhhhhhhhhhhhhhhhhhhhhhhhhhhhhhhhhhhhhhhhhhhhhhhhhhhhaaaa</text:span></text:p>
      <text:p text:style-name="P82"><text:span text:style-name="T82_1">echo</text:span></text:p>
      <text:p text:style-name="P83"/>
      <text:p text:style-name="P84"><text:span text:style-name="T84_1">echo</text:span><text:span text:style-name="T84_2"><text:s/>2<text:s text:c="2"/></text:span><text:span text:style-name="T84_3">TRANSACTIONS</text:span><text:span text:style-name="T84_4"><text:s text:c="3"/><text:tab/><text:s/></text:span></text:p>
      <text:p text:style-name="P85"><text:span text:style-name="T85_1">echo</text:span></text:p>
      <text:p text:style-name="P86"><text:span text:style-name="T86_1">echo</text:span><text:span text:style-name="T86_2"><text:s/>2.1<text:s text:c="2"/></text:span><text:span text:style-name="T86_3">TRANSACTION</text:span><text:span text:style-name="T86_4"><text:s/></text:span><text:span text:style-name="T86_5">FEE</text:span><text:span text:style-name="T86_6"><text:s text:c="3"/><text:tab/><text:s/>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getfee</text:span></text:p>
      <text:p text:style-name="P88"><text:span text:style-name="T88_1">echo</text:span></text:p>
      <text:p text:style-name="P89"/>
      <text:p text:style-name="P90"><text:span text:style-name="T90_1">echo</text:span><text:span text:style-name="T90_2"><text:s/>2.2<text:s/></text:span><text:span text:style-name="T90_3">CREATE</text:span><text:span text:style-name="T90_4"><text:s/></text:span><text:span text:style-name="T90_5">TRANSACTION</text:span><text:span text:style-name="T90_6"><text:s/></text:span><text:span text:style-name="T90_7">WITH</text:span><text:span text:style-name="T90_8"><text:s/></text:span><text:span text:style-name="T90_9">NO</text:span><text:span text:style-name="T90_10"><text:s/></text:span><text:span text:style-name="T90_11">INPUTS</text:span><text:span text:style-name="T90_12"><text:s/></text:span><text:span text:style-name="T90_13">OUTPUTS</text:span><text:span text:style-name="T90_14"><text:s/></text:span><text:span text:style-name="T90_15">OR</text:span><text:span text:style-name="T90_16"><text:s/></text:span><text:span text:style-name="T90_17">ENTRY</text:span><text:span text:style-name="T90_18"><text:s/></text:span><text:span text:style-name="T90_19">CREDITS</text:span></text:p>
      <text:p text:style-name="P91"><text:span text:style-name="T91_1">echo</text:span></text:p>
      <text:p text:style-name="P92"><text:span text:style-name="T92_1">echo</text:span><text:span text:style-name="T92_2"><text:s/>2.2.1<text:s text:c="2"/></text:span><text:span text:style-name="T92_3">CREATE</text:span><text:span text:style-name="T92_4"><text:s/></text:span><text:span text:style-name="T92_5">TRANSACTION</text:span><text:span text:style-name="T92_6"><text:s text:c="3"/><text:tab/><text:s/></text:span></text:p>
      <text:p text:style-name="P93"><text:span text:style-name="T93_1">factom</text:span><text:span text:style-name="T93_2">-</text:span><text:span text:style-name="T93_3">cli</text:span><text:span text:style-name="T93_4"><text:s/></text:span><text:span text:style-name="T93_5">newtransaction</text:span><text:span text:style-name="T93_6"><text:s/></text:span><text:span text:style-name="T93_7">transaction</text:span><text:span text:style-name="T93_8">01</text:span></text:p>
      <text:p text:style-name="P94"><text:span text:style-name="T94_1">echo</text:span></text:p>
      <text:p text:style-name="P95"><text:span text:style-name="T95_1">echo</text:span><text:span text:style-name="T95_2"><text:s/>2.2.2<text:s text:c="2"/></text:span><text:span text:style-name="T95_3">SUBMIT</text:span><text:span text:style-name="T95_4"><text:s/></text:span><text:span text:style-name="T95_5">TRANSACTION</text:span><text:span text:style-name="T95_6"><text:s text:c="3"/><text:tab/><text:s/></text:span></text:p>
      <text:p text:style-name="P96"><text:span text:style-name="T96_1">factom</text:span><text:span text:style-name="T96_2">-</text:span><text:span text:style-name="T96_3">cli</text:span><text:span text:style-name="T96_4"><text:s/></text:span><text:span text:style-name="T96_5">submit</text:span><text:span text:style-name="T96_6"><text:s/></text:span><text:span text:style-name="T96_7">transaction</text:span><text:span text:style-name="T96_8">01</text:span></text:p>
      <text:p text:style-name="P97"><text:span text:style-name="T97_1">echo</text:span></text:p>
      <text:p text:style-name="P98"><text:span text:style-name="T98_1">echo</text:span><text:span text:style-name="T98_2"><text:s/>2.2.3<text:s text:c="2"/></text:span><text:span text:style-name="T98_3">SIGN</text:span><text:span text:style-name="T98_4"><text:s/></text:span><text:span text:style-name="T98_5">TRANSACTION</text:span><text:span text:style-name="T98_6"><text:s text:c="3"/><text:tab/><text:s/></text:span></text:p>
      <text:p text:style-name="P99"><text:span text:style-name="T99_1">factom</text:span><text:span text:style-name="T99_2">-</text:span><text:span text:style-name="T99_3">cli</text:span><text:span text:style-name="T99_4"><text:s/></text:span><text:span text:style-name="T99_5">sign</text:span><text:span text:style-name="T99_6"><text:s/></text:span><text:span text:style-name="T99_7">transaction</text:span><text:span text:style-name="T99_8">01</text:span></text:p>
      <text:p text:style-name="P100"><text:span text:style-name="T100_1">echo</text:span></text:p>
      <text:p text:style-name="P101"><text:span text:style-name="T101_1">echo</text:span><text:span text:style-name="T101_2"><text:s/>2.2.4<text:s text:c="2"/></text:span><text:span text:style-name="T101_3">ADD</text:span><text:span text:style-name="T101_4"><text:s/></text:span><text:span text:style-name="T101_5">JUST</text:span><text:span text:style-name="T101_6"><text:s/></text:span><text:span text:style-name="T101_7">ENOUGH</text:span><text:span text:style-name="T101_8"><text:s/></text:span><text:span text:style-name="T101_9">INPUT</text:span><text:span text:style-name="T101_10"><text:s/></text:span><text:span text:style-name="T101_11">TO</text:span><text:span text:style-name="T101_12"><text:s/></text:span><text:span text:style-name="T101_13">COVER</text:span><text:span text:style-name="T101_14"><text:s/></text:span><text:span text:style-name="T101_15">TRANSACTION</text:span><text:span text:style-name="T101_16"><text:s/></text:span><text:span text:style-name="T101_17">FEE</text:span><text:span text:style-name="T101_18"><text:s text:c="3"/><text:tab/><text:s/></text:span></text:p>
      <text:p text:style-name="P102"><text:span text:style-name="T102_1">factom</text:span><text:span text:style-name="T102_2">-</text:span><text:span text:style-name="T102_3">cli</text:span><text:span text:style-name="T102_4"><text:s/></text:span><text:span text:style-name="T102_5">addinput</text:span><text:span text:style-name="T102_6"><text:s/></text:span><text:span text:style-name="T102_7">transaction</text:span><text:span text:style-name="T102_8">01<text:s/></text:span><text:span text:style-name="T102_9">factoid</text:span><text:span text:style-name="T102_10">-</text:span><text:span text:style-name="T102_11">wallet</text:span><text:span text:style-name="T102_12">-</text:span><text:span text:style-name="T102_13">address</text:span><text:span text:style-name="T102_14">-</text:span><text:span text:style-name="T102_15">name</text:span><text:span text:style-name="T102_16">01<text:s/>1</text:span></text:p>
      <text:p text:style-name="P103"><text:span text:style-name="T103_1">echo</text:span></text:p>
      <text:p text:style-name="P104"><text:span text:style-name="T104_1">echo</text:span><text:span text:style-name="T104_2"><text:s/>2.2.5<text:s text:c="2"/></text:span><text:span text:style-name="T104_3">RE</text:span><text:span text:style-name="T104_4">-</text:span><text:span text:style-name="T104_5">SIGN</text:span><text:span text:style-name="T104_6"><text:s/></text:span><text:span text:style-name="T104_7">TRANSACTION</text:span><text:span text:style-name="T104_8"><text:s text:c="3"/><text:tab/><text:s/></text:span></text:p>
      <text:p text:style-name="P105"><text:span text:style-name="T105_1">factom</text:span><text:span text:style-name="T105_2">-</text:span><text:span text:style-name="T105_3">cli</text:span><text:span text:style-name="T105_4"><text:s/></text:span><text:span text:style-name="T105_5">sign</text:span><text:span text:style-name="T105_6"><text:s/></text:span><text:span text:style-name="T105_7">transaction</text:span><text:span text:style-name="T105_8">01</text:span></text:p>
      <text:p text:style-name="P106"><text:span text:style-name="T106_1">echo</text:span></text:p>
      <text:p text:style-name="P107"><text:span text:style-name="T107_1">echo</text:span><text:span text:style-name="T107_2"><text:s/>2.2.6<text:s text:c="2"/></text:span><text:span text:style-name="T107_3">SUBMIT</text:span><text:span text:style-name="T107_4"><text:s/></text:span><text:span text:style-name="T107_5">TRANSACTION</text:span><text:span text:style-name="T107_6"><text:s text:c="3"/><text:tab/><text:s/></text:span></text:p>
      <text:p text:style-name="P108"><text:span text:style-name="T108_1">factom</text:span><text:span text:style-name="T108_2">-</text:span><text:span text:style-name="T108_3">cli</text:span><text:span text:style-name="T108_4"><text:s/></text:span><text:span text:style-name="T108_5">submit</text:span><text:span text:style-name="T108_6"><text:s/></text:span><text:span text:style-name="T108_7">transaction</text:span><text:span text:style-name="T108_8">01</text:span></text:p>
      <text:p text:style-name="P109"><text:span text:style-name="T109_1">echo</text:span></text:p>
      <text:p text:style-name="P110"><text:span text:style-name="T110_1">echo</text:span><text:span text:style-name="T110_2"><text:s/>2.2.7<text:s text:c="2"/></text:span><text:span text:style-name="T110_3">VERIFY</text:span><text:span text:style-name="T110_4"><text:s/></text:span><text:span text:style-name="T110_5">WALLET</text:span><text:span text:style-name="T110_6"><text:s/></text:span><text:span text:style-name="T110_7">BALANCES</text:span><text:span text:style-name="T110_8"><text:s text:c="3"/><text:tab/><text:s/></text:span></text:p>
      <text:p text:style-name="P111"><text:span text:style-name="T111_1">factom</text:span><text:span text:style-name="T111_2">-</text:span><text:span text:style-name="T111_3">cli</text:span><text:span text:style-name="T111_4"><text:s/></text:span><text:span text:style-name="T111_5">getaddresses</text:span></text:p>
      <text:p text:style-name="P112"><text:span text:style-name="T112_1">echo</text:span></text:p>
      <text:p text:style-name="P113"/>
      <text:p text:style-name="P114"><text:span text:style-name="T114_1">echo</text:span><text:span text:style-name="T114_2"><text:s/>2.3<text:s/></text:span><text:span text:style-name="T114_3">CREATE</text:span><text:span text:style-name="T114_4"><text:s/></text:span><text:span text:style-name="T114_5">TRANSACTION</text:span><text:span text:style-name="T114_6"><text:s/></text:span><text:span text:style-name="T114_7">WITH</text:span><text:span text:style-name="T114_8"><text:s/></text:span><text:span text:style-name="T114_9">NO</text:span><text:span text:style-name="T114_10"><text:s/></text:span><text:span text:style-name="T114_11">INPUTS</text:span></text:p>
      <text:p text:style-name="P115"><text:span text:style-name="T115_1">echo</text:span></text:p>
      <text:p text:style-name="P116"><text:span text:style-name="T116_1">echo</text:span><text:span text:style-name="T116_2"><text:s/>2.3.1<text:s/></text:span><text:span text:style-name="T116_3">CREATE</text:span><text:span text:style-name="T116_4"><text:s/></text:span><text:span text:style-name="T116_5">TRANSACTION</text:span><text:span text:style-name="T116_6"><text:s text:c="3"/><text:tab/><text:s/></text:span></text:p>
      <text:p text:style-name="P117"><text:span text:style-name="T117_1">factom</text:span><text:span text:style-name="T117_2">-</text:span><text:span text:style-name="T117_3">cli</text:span><text:span text:style-name="T117_4"><text:s/></text:span><text:span text:style-name="T117_5">newtransaction</text:span><text:span text:style-name="T117_6"><text:s/></text:span><text:span text:style-name="T117_7">transaction</text:span><text:span text:style-name="T117_8">02</text:span></text:p>
      <text:p text:style-name="P118"><text:span text:style-name="T118_1">echo</text:span></text:p>
      <text:p text:style-name="P119"><text:span text:style-name="T119_1">echo</text:span><text:span text:style-name="T119_2"><text:s/>2.3.2<text:s/></text:span><text:span text:style-name="T119_3">ADD</text:span><text:span text:style-name="T119_4"><text:s/></text:span><text:span text:style-name="T119_5">OUTPUT</text:span><text:span text:style-name="T119_6"><text:s/></text:span><text:span text:style-name="T119_7">OF</text:span><text:span text:style-name="T119_8"><text:s/>3<text:s/></text:span><text:span text:style-name="T119_9">FACTOIDS</text:span><text:span text:style-name="T119_10"><text:s/></text:span><text:span text:style-name="T119_11">TO</text:span><text:span text:style-name="T119_12"><text:s/></text:span><text:span text:style-name="T119_13">TRANSACTION</text:span><text:span text:style-name="T119_14"><text:s text:c="3"/><text:tab/><text:s/></text:span></text:p>
      <text:p text:style-name="P120"><text:span text:style-name="T120_1">factom</text:span><text:span text:style-name="T120_2">-</text:span><text:span text:style-name="T120_3">cli</text:span><text:span text:style-name="T120_4"><text:s/></text:span><text:span text:style-name="T120_5">addoutput</text:span><text:span text:style-name="T120_6"><text:s/></text:span><text:span text:style-name="T120_7">transaction</text:span><text:span text:style-name="T120_8">02<text:s/></text:span><text:span text:style-name="T120_9">factoid</text:span><text:span text:style-name="T120_10">-</text:span><text:span text:style-name="T120_11">wallet</text:span><text:span text:style-name="T120_12">-</text:span><text:span text:style-name="T120_13">address</text:span><text:span text:style-name="T120_14">-</text:span><text:span text:style-name="T120_15">name</text:span><text:span text:style-name="T120_16">02<text:s/>3</text:span></text:p>
      <text:p text:style-name="P121"><text:span text:style-name="T121_1">echo</text:span></text:p>
      <text:p text:style-name="P122"><text:span text:style-name="T122_1">echo</text:span><text:span text:style-name="T122_2"><text:s/>2.3.3<text:s/></text:span><text:span text:style-name="T122_3">SIGN</text:span><text:span text:style-name="T122_4"><text:s/></text:span><text:span text:style-name="T122_5">TRANSACTION</text:span><text:span text:style-name="T122_6"><text:s text:c="3"/><text:tab/><text:s/></text:span></text:p>
      <text:p text:style-name="P123"><text:span text:style-name="T123_1">factom</text:span><text:span text:style-name="T123_2">-</text:span><text:span text:style-name="T123_3">cli</text:span><text:span text:style-name="T123_4"><text:s/></text:span><text:span text:style-name="T123_5">sign</text:span><text:span text:style-name="T123_6"><text:s/></text:span><text:span text:style-name="T123_7">transaction</text:span><text:span text:style-name="T123_8">02</text:span></text:p>
      <text:p text:style-name="P124"><text:span text:style-name="T124_1">echo</text:span></text:p>
      <text:p text:style-name="P125"><text:span text:style-name="T125_1">echo</text:span><text:span text:style-name="T125_2"><text:s/>2.3.4<text:s/></text:span><text:span text:style-name="T125_3">SUBMIT</text:span><text:span text:style-name="T125_4"><text:s/></text:span><text:span text:style-name="T125_5">TRANSACTION</text:span><text:span text:style-name="T125_6"><text:s text:c="3"/><text:tab/><text:s/></text:span></text:p>
      <text:p text:style-name="P126"><text:span text:style-name="T126_1">factom</text:span><text:span text:style-name="T126_2">-</text:span><text:span text:style-name="T126_3">cli</text:span><text:span text:style-name="T126_4"><text:s/></text:span><text:span text:style-name="T126_5">submit</text:span><text:span text:style-name="T126_6"><text:s/></text:span><text:span text:style-name="T126_7">transaction</text:span><text:span text:style-name="T126_8">02</text:span></text:p>
      <text:p text:style-name="P127"><text:span text:style-name="T127_1">echo</text:span></text:p>
      <text:p text:style-name="P128"><text:span text:style-name="T128_1">echo</text:span><text:span text:style-name="T128_2"><text:s/>2.3.5<text:s/></text:span><text:span text:style-name="T128_3">VERIFY</text:span><text:span text:style-name="T128_4"><text:s/></text:span><text:span text:style-name="T128_5">WALLET</text:span><text:span text:style-name="T128_6"><text:s/></text:span><text:span text:style-name="T128_7">BALANCES</text:span><text:span text:style-name="T128_8"><text:s text:c="3"/><text:tab/><text:s/></text:span></text:p>
      <text:p text:style-name="P129"><text:span text:style-name="T129_1">factom</text:span><text:span text:style-name="T129_2">-</text:span><text:span text:style-name="T129_3">cli</text:span><text:span text:style-name="T129_4"><text:s/></text:span><text:span text:style-name="T129_5">getaddresses</text:span></text:p>
      <text:p text:style-name="P130"><text:span text:style-name="T130_1">echo</text:span></text:p>
      <text:p text:style-name="P131"/>
      <text:p text:style-name="P132"><text:span text:style-name="T132_1">echo</text:span><text:span text:style-name="T132_2"><text:s/>2.4<text:s/></text:span><text:span text:style-name="T132_3">CREATE</text:span><text:span text:style-name="T132_4"><text:s/></text:span><text:span text:style-name="T132_5">TRANSACTION</text:span><text:span text:style-name="T132_6"><text:s/></text:span><text:span text:style-name="T132_7">WITH</text:span><text:span text:style-name="T132_8"><text:s/></text:span><text:span text:style-name="T132_9">NO</text:span><text:span text:style-name="T132_10"><text:s/></text:span><text:span text:style-name="T132_11">OUTPUTS</text:span><text:span text:style-name="T132_12"><text:s/></text:span><text:span text:style-name="T132_13">OR</text:span><text:span text:style-name="T132_14"><text:s/></text:span><text:span text:style-name="T132_15">ENTRY</text:span><text:span text:style-name="T132_16"><text:s/></text:span><text:span text:style-name="T132_17">CREDITS</text:span></text:p>
      <text:p text:style-name="P133"><text:span text:style-name="T133_1">echo</text:span></text:p>
      <text:p text:style-name="P134"><text:span text:style-name="T134_1">echo</text:span><text:span text:style-name="T134_2"><text:s/>2.4.1<text:s/></text:span><text:span text:style-name="T134_3">CREATE</text:span><text:span text:style-name="T134_4"><text:s/></text:span><text:span text:style-name="T134_5">TRANSACTION</text:span><text:span text:style-name="T134_6"><text:s text:c="3"/><text:tab/><text:s/></text:span></text:p>
      <text:p text:style-name="P135"><text:span text:style-name="T135_1">factom</text:span><text:span text:style-name="T135_2">-</text:span><text:span text:style-name="T135_3">cli</text:span><text:span text:style-name="T135_4"><text:s/></text:span><text:span text:style-name="T135_5">newtransaction</text:span><text:span text:style-name="T135_6"><text:s/></text:span><text:span text:style-name="T135_7">transaction</text:span><text:span text:style-name="T135_8">03</text:span></text:p>
      <text:p text:style-name="P136"><text:span text:style-name="T136_1">echo</text:span></text:p>
      <text:p text:style-name="P137"><text:span text:style-name="T137_1">echo</text:span><text:span text:style-name="T137_2"><text:s/>2.4.2<text:s/></text:span><text:span text:style-name="T137_3">ADD</text:span><text:span text:style-name="T137_4"><text:s/></text:span><text:span text:style-name="T137_5">INPUT</text:span><text:span text:style-name="T137_6"><text:s/></text:span><text:span text:style-name="T137_7">OF</text:span><text:span text:style-name="T137_8"><text:s/>100<text:s/></text:span><text:span text:style-name="T137_9">FACTOIDS</text:span><text:span text:style-name="T137_10"><text:s/></text:span><text:span text:style-name="T137_11">TO</text:span><text:span text:style-name="T137_12"><text:s/></text:span><text:span text:style-name="T137_13">TRANSACTION</text:span><text:span text:style-name="T137_14"><text:s text:c="3"/><text:tab/><text:s/></text:span></text:p>
      <text:p text:style-name="P138"><text:span text:style-name="T138_1">factom</text:span><text:span text:style-name="T138_2">-</text:span><text:span text:style-name="T138_3">cli</text:span><text:span text:style-name="T138_4"><text:s/></text:span><text:span text:style-name="T138_5">addinput</text:span><text:span text:style-name="T138_6"><text:s/></text:span><text:span text:style-name="T138_7">transaction</text:span><text:span text:style-name="T138_8">03<text:s/></text:span><text:span text:style-name="T138_9">factoid</text:span><text:span text:style-name="T138_10">-</text:span><text:span text:style-name="T138_11">wallet</text:span><text:span text:style-name="T138_12">-</text:span><text:span text:style-name="T138_13">address</text:span><text:span text:style-name="T138_14">-</text:span><text:span text:style-name="T138_15">name</text:span><text:span text:style-name="T138_16">01<text:s/>100</text:span></text:p>
      <text:p text:style-name="P139"><text:span text:style-name="T139_1">echo</text:span></text:p>
      <text:p text:style-name="P140"><text:span text:style-name="T140_1">echo</text:span><text:span text:style-name="T140_2"><text:s/>2.4.3<text:s/></text:span><text:span text:style-name="T140_3">SIGN</text:span><text:span text:style-name="T140_4"><text:s/></text:span><text:span text:style-name="T140_5">TRANSACTION</text:span><text:span text:style-name="T140_6"><text:s text:c="3"/><text:tab/><text:s/></text:span></text:p>
      <text:p text:style-name="P141"><text:span text:style-name="T141_1">factom</text:span><text:span text:style-name="T141_2">-</text:span><text:span text:style-name="T141_3">cli</text:span><text:span text:style-name="T141_4"><text:s/></text:span><text:span text:style-name="T141_5">sign</text:span><text:span text:style-name="T141_6"><text:s/></text:span><text:span text:style-name="T141_7">transaction</text:span><text:span text:style-name="T141_8">03</text:span></text:p>
      <text:p text:style-name="P142"><text:span text:style-name="T142_1">echo</text:span></text:p>
      <text:p text:style-name="P143"><text:span text:style-name="T143_1">echo</text:span><text:span text:style-name="T143_2"><text:s/>2.4.4<text:s/></text:span><text:span text:style-name="T143_3">SUBMIT</text:span><text:span text:style-name="T143_4"><text:s/></text:span><text:span text:style-name="T143_5">TRANSACTION</text:span><text:span text:style-name="T143_6"><text:s text:c="3"/><text:tab/><text:s/></text:span></text:p>
      <text:p text:style-name="P144"><text:span text:style-name="T144_1">factom</text:span><text:span text:style-name="T144_2">-</text:span><text:span text:style-name="T144_3">cli</text:span><text:span text:style-name="T144_4"><text:s/></text:span><text:span text:style-name="T144_5">submit</text:span><text:span text:style-name="T144_6"><text:s/></text:span><text:span text:style-name="T144_7">transaction</text:span><text:span text:style-name="T144_8">03</text:span></text:p>
      <text:p text:style-name="P145"><text:span text:style-name="T145_1">echo</text:span></text:p>
      <text:p text:style-name="P146"><text:span text:style-name="T146_1">echo</text:span><text:span text:style-name="T146_2"><text:s/>2.4.5<text:s/></text:span><text:span text:style-name="T146_3">VERIFY</text:span><text:span text:style-name="T146_4"><text:s/></text:span><text:span text:style-name="T146_5">WALLET</text:span><text:span text:style-name="T146_6"><text:s/></text:span><text:span text:style-name="T146_7">BALANCES</text:span><text:span text:style-name="T146_8"><text:s text:c="3"/><text:tab/><text:s/></text:span></text:p>
      <text:p text:style-name="P147"><text:span text:style-name="T147_1">factom</text:span><text:span text:style-name="T147_2">-</text:span><text:span text:style-name="T147_3">cli</text:span><text:span text:style-name="T147_4"><text:s/></text:span><text:span text:style-name="T147_5">getaddresses</text:span></text:p>
      <text:p text:style-name="P148"><text:span text:style-name="T148_1">echo</text:span></text:p>
      <text:p text:style-name="P149"/>
      <text:p text:style-name="P150"><text:span text:style-name="T150_1">echo</text:span><text:span text:style-name="T150_2"><text:s/>2.5<text:s/></text:span><text:span text:style-name="T150_3">CREATE</text:span><text:span text:style-name="T150_4"><text:s/></text:span><text:span text:style-name="T150_5">TRANSACTION</text:span><text:span text:style-name="T150_6"><text:s/></text:span><text:span text:style-name="T150_7">WITH</text:span><text:span text:style-name="T150_8"><text:s/></text:span><text:span text:style-name="T150_9">INPUT</text:span><text:span text:style-name="T150_10"><text:s/></text:span><text:span text:style-name="T150_11">TO</text:span><text:span text:style-name="T150_12"><text:s/></text:span><text:span text:style-name="T150_13">ENTRY</text:span><text:span text:style-name="T150_14"><text:s/></text:span><text:span text:style-name="T150_15">CREDITS</text:span></text:p>
      <text:p text:style-name="P151"><text:span text:style-name="T151_1">echo</text:span></text:p>
      <text:p text:style-name="P152"><text:span text:style-name="T152_1">echo</text:span><text:span text:style-name="T152_2"><text:s/>2.5.1<text:s/></text:span><text:span text:style-name="T152_3">CREATE</text:span><text:span text:style-name="T152_4"><text:s/></text:span><text:span text:style-name="T152_5">TRANSACTION</text:span><text:span text:style-name="T152_6"><text:s text:c="3"/><text:tab/><text:s/></text:span></text:p>
      <text:p text:style-name="P153"><text:span text:style-name="T153_1">factom</text:span><text:span text:style-name="T153_2">-</text:span><text:span text:style-name="T153_3">cli</text:span><text:span text:style-name="T153_4"><text:s/></text:span><text:span text:style-name="T153_5">newtransaction</text:span><text:span text:style-name="T153_6"><text:s/></text:span><text:span text:style-name="T153_7">transaction</text:span><text:span text:style-name="T153_8">04</text:span></text:p>
      <text:p text:style-name="P154"><text:span text:style-name="T154_1">echo</text:span></text:p>
      <text:p text:style-name="P155"><text:span text:style-name="T155_1">echo</text:span><text:span text:style-name="T155_2"><text:s/>2.5.2<text:s/></text:span><text:span text:style-name="T155_3">ADD</text:span><text:span text:style-name="T155_4"><text:s/></text:span><text:span text:style-name="T155_5">INPUT</text:span><text:span text:style-name="T155_6"><text:s/></text:span><text:span text:style-name="T155_7">OF</text:span><text:span text:style-name="T155_8"><text:s/>100<text:s/></text:span><text:span text:style-name="T155_9">FACTOIDS</text:span><text:span text:style-name="T155_10"><text:s/></text:span><text:span text:style-name="T155_11">TO</text:span><text:span text:style-name="T155_12"><text:s/></text:span><text:span text:style-name="T155_13">TRANSACTION</text:span><text:span text:style-name="T155_14"><text:s text:c="3"/><text:tab/><text:s/></text:span></text:p>
      <text:p text:style-name="P156"><text:span text:style-name="T156_1">factom</text:span><text:span text:style-name="T156_2">-</text:span><text:span text:style-name="T156_3">cli</text:span><text:span text:style-name="T156_4"><text:s/></text:span><text:span text:style-name="T156_5">addinput</text:span><text:span text:style-name="T156_6"><text:s/></text:span><text:span text:style-name="T156_7">transaction</text:span><text:span text:style-name="T156_8">04<text:s/></text:span><text:span text:style-name="T156_9">factoid</text:span><text:span text:style-name="T156_10">-</text:span><text:span text:style-name="T156_11">wallet</text:span><text:span text:style-name="T156_12">-</text:span><text:span text:style-name="T156_13">address</text:span><text:span text:style-name="T156_14">-</text:span><text:span text:style-name="T156_15">name</text:span><text:span text:style-name="T156_16">01<text:s/>100</text:span></text:p>
      <text:p text:style-name="P157"><text:span text:style-name="T157_1">echo</text:span></text:p>
      <text:p text:style-name="P158"><text:span text:style-name="T158_1">echo</text:span><text:span text:style-name="T158_2"><text:s/>2.5.3<text:s/></text:span><text:span text:style-name="T158_3">ADD</text:span><text:span text:style-name="T158_4"><text:s/>6<text:s/></text:span><text:span text:style-name="T158_5">FACTOIDS</text:span><text:span text:style-name="T158_6"><text:s/></text:span><text:span text:style-name="T158_7">OF</text:span><text:span text:style-name="T158_8"><text:s/></text:span><text:span text:style-name="T158_9">ENTRY</text:span><text:span text:style-name="T158_10"><text:s/></text:span><text:span text:style-name="T158_11">CREDITS</text:span><text:span text:style-name="T158_12"><text:s/></text:span><text:span text:style-name="T158_13">FOR</text:span><text:span text:style-name="T158_14"><text:s/>1</text:span><text:span text:style-name="T158_15">ST</text:span><text:span text:style-name="T158_16"><text:s/></text:span><text:span text:style-name="T158_17">ENTRY</text:span><text:span text:style-name="T158_18"><text:s/></text:span><text:span text:style-name="T158_19">CREDIT</text:span><text:span text:style-name="T158_20"><text:s/></text:span><text:span text:style-name="T158_21">WALLET</text:span><text:span text:style-name="T158_22"><text:s/></text:span><text:span text:style-name="T158_23">TO</text:span><text:span text:style-name="T158_24"><text:s/></text:span><text:span text:style-name="T158_25">TRANSACTION</text:span><text:span text:style-name="T158_26"><text:s text:c="3"/><text:tab/><text:s/></text:span></text:p>
      <text:p text:style-name="P159"><text:span text:style-name="T159_1">factom</text:span><text:span text:style-name="T159_2">-</text:span><text:span text:style-name="T159_3">cli</text:span><text:span text:style-name="T159_4"><text:s/></text:span><text:span text:style-name="T159_5">addecoutput</text:span><text:span text:style-name="T159_6"><text:s/></text:span><text:span text:style-name="T159_7">transaction</text:span><text:span text:style-name="T159_8">04<text:s/></text:span><text:span text:style-name="T159_9">ec</text:span><text:span text:style-name="T159_10">-</text:span><text:span text:style-name="T159_11">wallet</text:span><text:span text:style-name="T159_12">-</text:span><text:span text:style-name="T159_13">address</text:span><text:span text:style-name="T159_14">-</text:span><text:span text:style-name="T159_15">name</text:span><text:span text:style-name="T159_16">01<text:s/>6</text:span></text:p>
      <text:p text:style-name="P160"><text:span text:style-name="T160_1">echo</text:span></text:p>
      <text:p text:style-name="P161"><text:span text:style-name="T161_1">echo</text:span><text:span text:style-name="T161_2"><text:s/>2.5.4<text:s/></text:span><text:span text:style-name="T161_3">ADD</text:span><text:span text:style-name="T161_4"><text:s/>-6<text:s/></text:span><text:span text:style-name="T161_5">FACTOIDS</text:span><text:span text:style-name="T161_6"><text:s/></text:span><text:span text:style-name="T161_7">OF</text:span><text:span text:style-name="T161_8"><text:s/></text:span><text:span text:style-name="T161_9">ENTRY</text:span><text:span text:style-name="T161_10"><text:s/></text:span><text:span text:style-name="T161_11">CREDITS</text:span><text:span text:style-name="T161_12"><text:s/></text:span><text:span text:style-name="T161_13">FOR</text:span><text:span text:style-name="T161_14"><text:s/>1</text:span><text:span text:style-name="T161_15">ST</text:span><text:span text:style-name="T161_16"><text:s/></text:span><text:span text:style-name="T161_17">ENTRY</text:span><text:span text:style-name="T161_18"><text:s/></text:span><text:span text:style-name="T161_19">CREDIT</text:span><text:span text:style-name="T161_20"><text:s/></text:span><text:span text:style-name="T161_21">WALLET</text:span><text:span text:style-name="T161_22"><text:s/></text:span><text:span text:style-name="T161_23">TO</text:span><text:span text:style-name="T161_24"><text:s/></text:span><text:span text:style-name="T161_25">TRANSACTION</text:span><text:span text:style-name="T161_26"><text:s text:c="3"/><text:tab/><text:s/></text:span></text:p>
      <text:p text:style-name="P162"><text:span text:style-name="T162_1">factom</text:span><text:span text:style-name="T162_2">-</text:span><text:span text:style-name="T162_3">cli</text:span><text:span text:style-name="T162_4"><text:s/></text:span><text:span text:style-name="T162_5">addecoutput</text:span><text:span text:style-name="T162_6"><text:s/></text:span><text:span text:style-name="T162_7">transaction</text:span><text:span text:style-name="T162_8">04<text:s/></text:span><text:span text:style-name="T162_9">ec</text:span><text:span text:style-name="T162_10">-</text:span><text:span text:style-name="T162_11">wallet</text:span><text:span text:style-name="T162_12">-</text:span><text:span text:style-name="T162_13">address</text:span><text:span text:style-name="T162_14">-</text:span><text:span text:style-name="T162_15">name</text:span><text:span text:style-name="T162_16">01<text:s/>-6</text:span></text:p>
      <text:p text:style-name="P163"><text:span text:style-name="T163_1">echo</text:span></text:p>
      <text:p text:style-name="P164"><text:span text:style-name="T164_1">echo</text:span><text:span text:style-name="T164_2"><text:s/>2.5.5<text:s/></text:span><text:span text:style-name="T164_3">SIGN</text:span><text:span text:style-name="T164_4"><text:s/></text:span><text:span text:style-name="T164_5">TRANSACTION</text:span><text:span text:style-name="T164_6"><text:s text:c="3"/><text:tab/><text:s/></text:span></text:p>
      <text:p text:style-name="P165"><text:span text:style-name="T165_1">factom</text:span><text:span text:style-name="T165_2">-</text:span><text:span text:style-name="T165_3">cli</text:span><text:span text:style-name="T165_4"><text:s/></text:span><text:span text:style-name="T165_5">sign</text:span><text:span text:style-name="T165_6"><text:s/></text:span><text:span text:style-name="T165_7">transaction</text:span><text:span text:style-name="T165_8">04</text:span></text:p>
      <text:p text:style-name="P166"><text:span text:style-name="T166_1">echo</text:span></text:p>
      <text:p text:style-name="P167"><text:span text:style-name="T167_1">echo</text:span><text:span text:style-name="T167_2"><text:s/>2.5.6<text:s/></text:span><text:span text:style-name="T167_3">SUBMIT</text:span><text:span text:style-name="T167_4"><text:s/></text:span><text:span text:style-name="T167_5">TRANSACTION</text:span><text:span text:style-name="T167_6"><text:s text:c="3"/><text:tab/><text:s/></text:span></text:p>
      <text:p text:style-name="P168"><text:span text:style-name="T168_1">factom</text:span><text:span text:style-name="T168_2">-</text:span><text:span text:style-name="T168_3">cli</text:span><text:span text:style-name="T168_4"><text:s/></text:span><text:span text:style-name="T168_5">submit</text:span><text:span text:style-name="T168_6"><text:s/></text:span><text:span text:style-name="T168_7">transaction</text:span><text:span text:style-name="T168_8">04</text:span></text:p>
      <text:p text:style-name="P169"><text:span text:style-name="T169_1">echo</text:span></text:p>
      <text:p text:style-name="P170"><text:span text:style-name="T170_1">echo</text:span><text:span text:style-name="T170_2"><text:s/>2.5.7<text:s/></text:span><text:span text:style-name="T170_3">VERIFY</text:span><text:span text:style-name="T170_4"><text:s/></text:span><text:span text:style-name="T170_5">WALLET</text:span><text:span text:style-name="T170_6"><text:s/></text:span><text:span text:style-name="T170_7">BALANCES</text:span><text:span text:style-name="T170_8"><text:s text:c="3"/><text:tab/><text:s/></text:span></text:p>
      <text:p text:style-name="P171"><text:span text:style-name="T171_1">factom</text:span><text:span text:style-name="T171_2">-</text:span><text:span text:style-name="T171_3">cli</text:span><text:span text:style-name="T171_4"><text:s/></text:span><text:span text:style-name="T171_5">getaddresses</text:span></text:p>
      <text:p text:style-name="P172"><text:span text:style-name="T172_1">echo</text:span></text:p>
      <text:p text:style-name="P173"/>
      <text:p text:style-name="P174"><text:span text:style-name="T174_1">echo</text:span><text:span text:style-name="T174_2"><text:s/>2.6<text:s/></text:span><text:span text:style-name="T174_3">CREATE</text:span><text:span text:style-name="T174_4"><text:s/></text:span><text:span text:style-name="T174_5">TRANSACTION</text:span><text:span text:style-name="T174_6"><text:s/></text:span><text:span text:style-name="T174_7">WITH</text:span><text:span text:style-name="T174_8"><text:s/></text:span><text:span text:style-name="T174_9">INPUT</text:span><text:span text:style-name="T174_10"><text:s/></text:span><text:span text:style-name="T174_11">TO</text:span><text:span text:style-name="T174_12"><text:s/></text:span><text:span text:style-name="T174_13">OUTPUT</text:span></text:p>
      <text:p text:style-name="P175"><text:span text:style-name="T175_1">echo</text:span></text:p>
      <text:p text:style-name="P176"><text:span text:style-name="T176_1">echo</text:span><text:span text:style-name="T176_2"><text:s/>2.6.1<text:s/></text:span><text:span text:style-name="T176_3">CREATE</text:span><text:span text:style-name="T176_4"><text:s/></text:span><text:span text:style-name="T176_5">TRANSACTION</text:span><text:span text:style-name="T176_6"><text:s text:c="3"/><text:tab/><text:s/></text:span></text:p>
      <text:p text:style-name="P177"><text:span text:style-name="T177_1">factom</text:span><text:span text:style-name="T177_2">-</text:span><text:span text:style-name="T177_3">cli</text:span><text:span text:style-name="T177_4"><text:s/></text:span><text:span text:style-name="T177_5">newtransaction</text:span><text:span text:style-name="T177_6"><text:s/></text:span><text:span text:style-name="T177_7">transaction</text:span><text:span text:style-name="T177_8">05</text:span></text:p>
      <text:p text:style-name="P178"><text:span text:style-name="T178_1">echo</text:span></text:p>
      <text:p text:style-name="P179"><text:span text:style-name="T179_1">echo</text:span><text:span text:style-name="T179_2"><text:s/>2.6.2<text:s/></text:span><text:span text:style-name="T179_3">ADD</text:span><text:span text:style-name="T179_4"><text:s/></text:span><text:span text:style-name="T179_5">INPUT</text:span><text:span text:style-name="T179_6"><text:s/></text:span><text:span text:style-name="T179_7">OF</text:span><text:span text:style-name="T179_8"><text:s/>100<text:s/></text:span><text:span text:style-name="T179_9">FACTOIDS</text:span><text:span text:style-name="T179_10"><text:s/></text:span><text:span text:style-name="T179_11">TO</text:span><text:span text:style-name="T179_12"><text:s/></text:span><text:span text:style-name="T179_13">TRANSACTION</text:span><text:span text:style-name="T179_14"><text:s text:c="3"/><text:tab/><text:s/></text:span></text:p>
      <text:p text:style-name="P180"><text:span text:style-name="T180_1">factom</text:span><text:span text:style-name="T180_2">-</text:span><text:span text:style-name="T180_3">cli</text:span><text:span text:style-name="T180_4"><text:s/></text:span><text:span text:style-name="T180_5">addinput</text:span><text:span text:style-name="T180_6"><text:s/></text:span><text:span text:style-name="T180_7">transaction</text:span><text:span text:style-name="T180_8">05<text:s/></text:span><text:span text:style-name="T180_9">factoid</text:span><text:span text:style-name="T180_10">-</text:span><text:span text:style-name="T180_11">wallet</text:span><text:span text:style-name="T180_12">-</text:span><text:span text:style-name="T180_13">address</text:span><text:span text:style-name="T180_14">-</text:span><text:span text:style-name="T180_15">name</text:span><text:span text:style-name="T180_16">01<text:s/>100</text:span></text:p>
      <text:p text:style-name="P181"><text:span text:style-name="T181_1">echo</text:span></text:p>
      <text:p text:style-name="P182"><text:span text:style-name="T182_1">echo</text:span><text:span text:style-name="T182_2"><text:s/>2.6.3<text:s/></text:span><text:span text:style-name="T182_3">ADD</text:span><text:span text:style-name="T182_4"><text:s/></text:span><text:span text:style-name="T182_5">OUTPUT</text:span><text:span text:style-name="T182_6"><text:s/></text:span><text:span text:style-name="T182_7">OF</text:span><text:span text:style-name="T182_8"><text:s/>3<text:s/></text:span><text:span text:style-name="T182_9">FACTOIDS</text:span><text:span text:style-name="T182_10"><text:s/></text:span><text:span text:style-name="T182_11">TO</text:span><text:span text:style-name="T182_12"><text:s/></text:span><text:span text:style-name="T182_13">SAME</text:span><text:span text:style-name="T182_14"><text:s/></text:span><text:span text:style-name="T182_15">FACTOID</text:span><text:span text:style-name="T182_16"><text:s/></text:span><text:span text:style-name="T182_17">WALLET</text:span><text:span text:style-name="T182_18"><text:s/></text:span><text:span text:style-name="T182_19">ADDRESS</text:span><text:span text:style-name="T182_20"><text:s/></text:span><text:span text:style-name="T182_21">AS</text:span><text:span text:style-name="T182_22"><text:s/></text:span><text:span text:style-name="T182_23">INPUT</text:span><text:span text:style-name="T182_24"><text:s/></text:span><text:span text:style-name="T182_25">CAME</text:span><text:span text:style-name="T182_26"><text:s/></text:span><text:span text:style-name="T182_27">FROM</text:span><text:span text:style-name="T182_28"><text:s/></text:span><text:span text:style-name="T182_29">TO</text:span><text:span text:style-name="T182_30"><text:s/></text:span><text:span text:style-name="T182_31">TRANSACTION</text:span><text:span text:style-name="T182_32"><text:s text:c="3"/><text:tab/><text:s/></text:span></text:p>
      <text:p text:style-name="P183"><text:span text:style-name="T183_1">factom</text:span><text:span text:style-name="T183_2">-</text:span><text:span text:style-name="T183_3">cli</text:span><text:span text:style-name="T183_4"><text:s/></text:span><text:span text:style-name="T183_5">addoutput</text:span><text:span text:style-name="T183_6"><text:s/></text:span><text:span text:style-name="T183_7">transaction</text:span><text:span text:style-name="T183_8">05<text:s/></text:span><text:span text:style-name="T183_9">factoid</text:span><text:span text:style-name="T183_10">-</text:span><text:span text:style-name="T183_11">wallet</text:span><text:span text:style-name="T183_12">-</text:span><text:span text:style-name="T183_13">address</text:span><text:span text:style-name="T183_14">-</text:span><text:span text:style-name="T183_15">name</text:span><text:span text:style-name="T183_16">01<text:s/>3</text:span></text:p>
      <text:p text:style-name="P184"><text:span text:style-name="T184_1">echo</text:span></text:p>
      <text:p text:style-name="P185"><text:span text:style-name="T185_1">echo</text:span><text:span text:style-name="T185_2"><text:s/>2.6.4<text:s/></text:span><text:span text:style-name="T185_3">ADD</text:span><text:span text:style-name="T185_4"><text:s/></text:span><text:span text:style-name="T185_5">OUTPUT</text:span><text:span text:style-name="T185_6"><text:s/></text:span><text:span text:style-name="T185_7">OF</text:span><text:span text:style-name="T185_8"><text:s/>5<text:s/></text:span><text:span text:style-name="T185_9">FACTOIDS</text:span><text:span text:style-name="T185_10"><text:s/></text:span><text:span text:style-name="T185_11">TO</text:span><text:span text:style-name="T185_12"><text:s/></text:span><text:span text:style-name="T185_13">NON</text:span><text:span text:style-name="T185_14">-</text:span><text:span text:style-name="T185_15">EXISTING</text:span><text:span text:style-name="T185_16"><text:s/></text:span><text:span text:style-name="T185_17">FACTOID</text:span><text:span text:style-name="T185_18"><text:s/></text:span><text:span text:style-name="T185_19">WALLET</text:span><text:span text:style-name="T185_20"><text:s/></text:span><text:span text:style-name="T185_21">ADDRESS</text:span><text:span text:style-name="T185_22"><text:s/></text:span><text:span text:style-name="T185_23">TO</text:span><text:span text:style-name="T185_24"><text:s/></text:span><text:span text:style-name="T185_25">TRANSACTION</text:span><text:span text:style-name="T185_26"><text:s text:c="3"/><text:tab/><text:s/></text:span></text:p>
      <text:p text:style-name="P186"><text:span text:style-name="T186_1">factom</text:span><text:span text:style-name="T186_2">-</text:span><text:span text:style-name="T186_3">cli</text:span><text:span text:style-name="T186_4"><text:s/></text:span><text:span text:style-name="T186_5">addoutput</text:span><text:span text:style-name="T186_6"><text:s/></text:span><text:span text:style-name="T186_7">transaction</text:span><text:span text:style-name="T186_8">05<text:s/></text:span><text:span text:style-name="T186_9">xxx</text:span><text:span text:style-name="T186_10"><text:s/>5</text:span></text:p>
      <text:p text:style-name="P187"><text:span text:style-name="T187_1">echo</text:span></text:p>
      <text:p text:style-name="P188"><text:span text:style-name="T188_1">echo</text:span><text:span text:style-name="T188_2"><text:s/>2.6.5<text:s/></text:span><text:span text:style-name="T188_3">SIGN</text:span><text:span text:style-name="T188_4"><text:s/></text:span><text:span text:style-name="T188_5">TRANSACTION</text:span><text:span text:style-name="T188_6"><text:s text:c="3"/><text:tab/><text:s/></text:span></text:p>
      <text:p text:style-name="P189"><text:span text:style-name="T189_1">factom</text:span><text:span text:style-name="T189_2">-</text:span><text:span text:style-name="T189_3">cli</text:span><text:span text:style-name="T189_4"><text:s/></text:span><text:span text:style-name="T189_5">sign</text:span><text:span text:style-name="T189_6"><text:s/></text:span><text:span text:style-name="T189_7">transaction</text:span><text:span text:style-name="T189_8">05</text:span></text:p>
      <text:p text:style-name="P190"><text:span text:style-name="T190_1">echo</text:span></text:p>
      <text:p text:style-name="P191"><text:span text:style-name="T191_1">echo</text:span><text:span text:style-name="T191_2"><text:s/>2.6.6<text:s/></text:span><text:span text:style-name="T191_3">SUBMIT</text:span><text:span text:style-name="T191_4"><text:s/></text:span><text:span text:style-name="T191_5">TRANSACTION</text:span><text:span text:style-name="T191_6"><text:s text:c="3"/><text:tab/><text:s/></text:span></text:p>
      <text:p text:style-name="P192"><text:span text:style-name="T192_1">factom</text:span><text:span text:style-name="T192_2">-</text:span><text:span text:style-name="T192_3">cli</text:span><text:span text:style-name="T192_4"><text:s/></text:span><text:span text:style-name="T192_5">submit</text:span><text:span text:style-name="T192_6"><text:s/></text:span><text:span text:style-name="T192_7">transaction</text:span><text:span text:style-name="T192_8">05</text:span></text:p>
      <text:p text:style-name="P193"><text:span text:style-name="T193_1">echo</text:span></text:p>
      <text:p text:style-name="P194"><text:span text:style-name="T194_1">echo</text:span><text:span text:style-name="T194_2"><text:s/>2.6.7<text:s/></text:span><text:span text:style-name="T194_3">VERIFY</text:span><text:span text:style-name="T194_4"><text:s/></text:span><text:span text:style-name="T194_5">WALLET</text:span><text:span text:style-name="T194_6"><text:s/></text:span><text:span text:style-name="T194_7">BALANCES</text:span><text:span text:style-name="T194_8"><text:s text:c="3"/><text:tab/><text:s/></text:span></text:p>
      <text:p text:style-name="P195"><text:span text:style-name="T195_1">factom</text:span><text:span text:style-name="T195_2">-</text:span><text:span text:style-name="T195_3">cli</text:span><text:span text:style-name="T195_4"><text:s/></text:span><text:span text:style-name="T195_5">getaddresses</text:span></text:p>
      <text:p text:style-name="P196"><text:span text:style-name="T196_1">echo</text:span></text:p>
      <text:p text:style-name="P197"/>
      <text:p text:style-name="P198"><text:span text:style-name="T198_1">echo</text:span><text:span text:style-name="T198_2"><text:s/>2.7<text:s/></text:span><text:span text:style-name="T198_3">CREATE</text:span><text:span text:style-name="T198_4"><text:s/></text:span><text:span text:style-name="T198_5">TRANSACTION</text:span><text:span text:style-name="T198_6"><text:s/></text:span><text:span text:style-name="T198_7">WITH</text:span><text:span text:style-name="T198_8"><text:s/></text:span><text:span text:style-name="T198_9">INPUT</text:span><text:span text:style-name="T198_10"><text:s/></text:span><text:span text:style-name="T198_11">TO</text:span><text:span text:style-name="T198_12"><text:s/></text:span><text:span text:style-name="T198_13">OUTPUT</text:span><text:span text:style-name="T198_14"><text:s/></text:span><text:span text:style-name="T198_15">AND</text:span><text:span text:style-name="T198_16"><text:s/></text:span><text:span text:style-name="T198_17">ENTRY</text:span><text:span text:style-name="T198_18"><text:s/></text:span><text:span text:style-name="T198_19">CREDITS</text:span><text:span text:style-name="T198_20"><text:s text:c="3"/><text:tab/><text:s/></text:span></text:p>
      <text:p text:style-name="P199"><text:span text:style-name="T199_1">echo</text:span></text:p>
      <text:p text:style-name="P200"><text:span text:style-name="T200_1">echo</text:span><text:span text:style-name="T200_2"><text:s/>2.7.1<text:s/></text:span><text:span text:style-name="T200_3">CREATE</text:span><text:span text:style-name="T200_4"><text:s/></text:span><text:span text:style-name="T200_5">TRANSACTION</text:span><text:span text:style-name="T200_6"><text:s text:c="3"/><text:tab/><text:s/></text:span></text:p>
      <text:p text:style-name="P201"><text:span text:style-name="T201_1">factom</text:span><text:span text:style-name="T201_2">-</text:span><text:span text:style-name="T201_3">cli</text:span><text:span text:style-name="T201_4"><text:s/></text:span><text:span text:style-name="T201_5">newtransaction</text:span><text:span text:style-name="T201_6"><text:s/></text:span><text:span text:style-name="T201_7">transaction</text:span><text:span text:style-name="T201_8">06</text:span></text:p>
      <text:p text:style-name="P202"><text:span text:style-name="T202_1">echo</text:span></text:p>
      <text:p text:style-name="P203"><text:span text:style-name="T203_1">echo</text:span><text:span text:style-name="T203_2"><text:s/>2.7.2<text:s/></text:span><text:span text:style-name="T203_3">ADD</text:span><text:span text:style-name="T203_4"><text:s/></text:span><text:span text:style-name="T203_5">INPUT</text:span><text:span text:style-name="T203_6"><text:s/></text:span><text:span text:style-name="T203_7">TO</text:span><text:span text:style-name="T203_8"><text:s/></text:span><text:span text:style-name="T203_9">TRANSACTION</text:span><text:span text:style-name="T203_10"><text:s text:c="3"/><text:tab/><text:s/></text:span></text:p>
      <text:p text:style-name="P204"><text:span text:style-name="T204_1">echo</text:span></text:p>
      <text:p text:style-name="P205"><text:span text:style-name="T205_1">echo</text:span><text:span text:style-name="T205_2"><text:s/>2.7.2.1<text:s/></text:span><text:span text:style-name="T205_3">ADD</text:span><text:span text:style-name="T205_4"><text:s/></text:span><text:span text:style-name="T205_5">INPUT</text:span><text:span text:style-name="T205_6"><text:s/></text:span><text:span text:style-name="T205_7">OF</text:span><text:span text:style-name="T205_8"><text:s/>100<text:s/></text:span><text:span text:style-name="T205_9">FACTOIDS</text:span><text:span text:style-name="T205_10"><text:s/></text:span><text:span text:style-name="T205_11">TO</text:span><text:span text:style-name="T205_12"><text:s/></text:span><text:span text:style-name="T205_13">TRANSACTION</text:span><text:span text:style-name="T205_14"><text:s text:c="3"/><text:tab/><text:s/></text:span></text:p>
      <text:p text:style-name="P206"><text:span text:style-name="T206_1">factom</text:span><text:span text:style-name="T206_2">-</text:span><text:span text:style-name="T206_3">cli</text:span><text:span text:style-name="T206_4"><text:s/></text:span><text:span text:style-name="T206_5">addinput</text:span><text:span text:style-name="T206_6"><text:s/></text:span><text:span text:style-name="T206_7">transaction</text:span><text:span text:style-name="T206_8">06<text:s/></text:span><text:span text:style-name="T206_9">factoid</text:span><text:span text:style-name="T206_10">-</text:span><text:span text:style-name="T206_11">wallet</text:span><text:span text:style-name="T206_12">-</text:span><text:span text:style-name="T206_13">address</text:span><text:span text:style-name="T206_14">-</text:span><text:span text:style-name="T206_15">name</text:span><text:span text:style-name="T206_16">01<text:s/>100</text:span></text:p>
      <text:p text:style-name="P207"><text:span text:style-name="T207_1">echo</text:span></text:p>
      <text:p text:style-name="P208"><text:span text:style-name="T208_1">echo</text:span><text:span text:style-name="T208_2"><text:s/>2.7.3<text:s text:c="2"/></text:span><text:span text:style-name="T208_3">ADD</text:span><text:span text:style-name="T208_4"><text:s/></text:span><text:span text:style-name="T208_5">OUTPUT</text:span><text:span text:style-name="T208_6"><text:s/></text:span><text:span text:style-name="T208_7">TO</text:span><text:span text:style-name="T208_8"><text:s/></text:span><text:span text:style-name="T208_9">TRANSACTION</text:span><text:span text:style-name="T208_10"><text:s text:c="3"/><text:tab/><text:s/></text:span></text:p>
      <text:p text:style-name="P209"><text:span text:style-name="T209_1">echo</text:span></text:p>
      <text:p text:style-name="P210"><text:span text:style-name="T210_1">echo</text:span><text:span text:style-name="T210_2"><text:s/>2.7.3.1<text:s/></text:span><text:span text:style-name="T210_3">ADD</text:span><text:span text:style-name="T210_4"><text:s/></text:span><text:span text:style-name="T210_5">OUTPUT</text:span><text:span text:style-name="T210_6"><text:s/></text:span><text:span text:style-name="T210_7">OF</text:span><text:span text:style-name="T210_8"><text:s/>3.33333333<text:s/></text:span><text:span text:style-name="T210_9">FACTOIDS</text:span><text:span text:style-name="T210_10"><text:s/></text:span><text:span text:style-name="T210_11">TO</text:span><text:span text:style-name="T210_12"><text:s/></text:span><text:span text:style-name="T210_13">TRANSACTION</text:span><text:span text:style-name="T210_14"><text:s text:c="3"/><text:tab/><text:s/></text:span></text:p>
      <text:p text:style-name="P211"><text:span text:style-name="T211_1">factom</text:span><text:span text:style-name="T211_2">-</text:span><text:span text:style-name="T211_3">cli</text:span><text:span text:style-name="T211_4"><text:s/></text:span><text:span text:style-name="T211_5">addoutput</text:span><text:span text:style-name="T211_6"><text:s/></text:span><text:span text:style-name="T211_7">transaction</text:span><text:span text:style-name="T211_8">06<text:s/></text:span><text:span text:style-name="T211_9">factoid</text:span><text:span text:style-name="T211_10">-</text:span><text:span text:style-name="T211_11">wallet</text:span><text:span text:style-name="T211_12">-</text:span><text:span text:style-name="T211_13">address</text:span><text:span text:style-name="T211_14">-</text:span><text:span text:style-name="T211_15">name</text:span><text:span text:style-name="T211_16">02<text:s/>3.33333333</text:span></text:p>
      <text:p text:style-name="P212"><text:span text:style-name="T212_1">echo</text:span></text:p>
      <text:p text:style-name="P213"><text:span text:style-name="T213_1">echo</text:span><text:span text:style-name="T213_2"><text:s/>2.7.4<text:s text:c="2"/></text:span><text:span text:style-name="T213_3">ADD</text:span><text:span text:style-name="T213_4"><text:s/></text:span><text:span text:style-name="T213_5">PURCHASE</text:span><text:span text:style-name="T213_6"><text:s/></text:span><text:span text:style-name="T213_7">OF</text:span><text:span text:style-name="T213_8"><text:s/></text:span><text:span text:style-name="T213_9">ENTRY</text:span><text:span text:style-name="T213_10"><text:s/></text:span><text:span text:style-name="T213_11">CREDITS</text:span><text:span text:style-name="T213_12"><text:s/></text:span><text:span text:style-name="T213_13">TO</text:span><text:span text:style-name="T213_14"><text:s/></text:span><text:span text:style-name="T213_15">TRANSACTION</text:span></text:p>
      <text:p text:style-name="P214"><text:span text:style-name="T214_1">echo</text:span></text:p>
      <text:p text:style-name="P215"><text:span text:style-name="T215_1">echo</text:span><text:span text:style-name="T215_2"><text:s/>2.7.4.1<text:s/></text:span><text:span text:style-name="T215_3">ADD</text:span><text:span text:style-name="T215_4"><text:s/>6<text:s/></text:span><text:span text:style-name="T215_5">FACTOIDS</text:span><text:span text:style-name="T215_6"><text:s/></text:span><text:span text:style-name="T215_7">OF</text:span><text:span text:style-name="T215_8"><text:s/></text:span><text:span text:style-name="T215_9">ENTRY</text:span><text:span text:style-name="T215_10"><text:s/></text:span><text:span text:style-name="T215_11">CREDITS</text:span><text:span text:style-name="T215_12"><text:s/></text:span><text:span text:style-name="T215_13">FOR</text:span><text:span text:style-name="T215_14"><text:s/>1</text:span><text:span text:style-name="T215_15">ST</text:span><text:span text:style-name="T215_16"><text:s/></text:span><text:span text:style-name="T215_17">ENTRY</text:span><text:span text:style-name="T215_18"><text:s/></text:span><text:span text:style-name="T215_19">CREDIT</text:span><text:span text:style-name="T215_20"><text:s/></text:span><text:span text:style-name="T215_21">WALLET</text:span><text:span text:style-name="T215_22"><text:s/></text:span><text:span text:style-name="T215_23">TO</text:span><text:span text:style-name="T215_24"><text:s/></text:span><text:span text:style-name="T215_25">TRANSACTION</text:span><text:span text:style-name="T215_26"><text:s text:c="3"/><text:tab/><text:s/></text:span></text:p>
      <text:p text:style-name="P216"><text:span text:style-name="T216_1">factom</text:span><text:span text:style-name="T216_2">-</text:span><text:span text:style-name="T216_3">cli</text:span><text:span text:style-name="T216_4"><text:s/></text:span><text:span text:style-name="T216_5">addecoutput</text:span><text:span text:style-name="T216_6"><text:s/></text:span><text:span text:style-name="T216_7">transaction</text:span><text:span text:style-name="T216_8">06<text:s/>$</text:span><text:span text:style-name="T216_9">ECWALLETADDRESSKEY</text:span><text:span text:style-name="T216_10">01<text:s/>6</text:span></text:p>
      <text:p text:style-name="P217"><text:span text:style-name="T217_1">echo</text:span></text:p>
      <text:p text:style-name="P218"><text:span text:style-name="T218_1">echo</text:span><text:span text:style-name="T218_2"><text:s/>2.7.5<text:s/></text:span><text:span text:style-name="T218_3">SIGN</text:span><text:span text:style-name="T218_4"><text:s/></text:span><text:span text:style-name="T218_5">TRANSACTION</text:span><text:span text:style-name="T218_6"><text:s text:c="3"/><text:tab/><text:s/></text:span></text:p>
      <text:p text:style-name="P219"><text:span text:style-name="T219_1">factom</text:span><text:span text:style-name="T219_2">-</text:span><text:span text:style-name="T219_3">cli</text:span><text:span text:style-name="T219_4"><text:s/></text:span><text:span text:style-name="T219_5">sign</text:span><text:span text:style-name="T219_6"><text:s/></text:span><text:span text:style-name="T219_7">transaction</text:span><text:span text:style-name="T219_8">06</text:span></text:p>
      <text:p text:style-name="P220"><text:span text:style-name="T220_1">echo</text:span></text:p>
      <text:p text:style-name="P221"><text:span text:style-name="T221_1">echo</text:span><text:span text:style-name="T221_2"><text:s/>2.7.6<text:s/></text:span><text:span text:style-name="T221_3">SUBMIT</text:span><text:span text:style-name="T221_4"><text:s/></text:span><text:span text:style-name="T221_5">TRANSACTION</text:span><text:span text:style-name="T221_6"><text:s text:c="3"/><text:tab/><text:s/></text:span></text:p>
      <text:p text:style-name="P222"><text:span text:style-name="T222_1">factom</text:span><text:span text:style-name="T222_2">-</text:span><text:span text:style-name="T222_3">cli</text:span><text:span text:style-name="T222_4"><text:s/></text:span><text:span text:style-name="T222_5">submit</text:span><text:span text:style-name="T222_6"><text:s/></text:span><text:span text:style-name="T222_7">transaction</text:span><text:span text:style-name="T222_8">06</text:span></text:p>
      <text:p text:style-name="P223"><text:span text:style-name="T223_1">echo</text:span></text:p>
      <text:p text:style-name="P224"><text:span text:style-name="T224_1">echo</text:span><text:span text:style-name="T224_2"><text:s/>2.7.7<text:s/></text:span><text:span text:style-name="T224_3">VERIFY</text:span><text:span text:style-name="T224_4"><text:s/></text:span><text:span text:style-name="T224_5">WALLET</text:span><text:span text:style-name="T224_6"><text:s/></text:span><text:span text:style-name="T224_7">BALANCES</text:span><text:span text:style-name="T224_8"><text:s text:c="3"/><text:tab/><text:s/></text:span></text:p>
      <text:p text:style-name="P225"><text:span text:style-name="T225_1">factom</text:span><text:span text:style-name="T225_2">-</text:span><text:span text:style-name="T225_3">cli</text:span><text:span text:style-name="T225_4"><text:s/></text:span><text:span text:style-name="T225_5">getaddresses</text:span></text:p>
      <text:p text:style-name="P226"><text:span text:style-name="T226_1">echo</text:span></text:p>
      <text:p text:style-name="P227"/>
      <text:p text:style-name="P228"><text:span text:style-name="T228_1">echo</text:span><text:span text:style-name="T228_2"><text:s/>2.8<text:s/></text:span><text:span text:style-name="T228_3">CREATE</text:span><text:span text:style-name="T228_4"><text:s/></text:span><text:span text:style-name="T228_5">TRANSACTION</text:span><text:span text:style-name="T228_6"><text:s/></text:span><text:span text:style-name="T228_7">WITH</text:span><text:span text:style-name="T228_8"><text:s/></text:span><text:span text:style-name="T228_9">MULTIPLE</text:span><text:span text:style-name="T228_10"><text:s/></text:span><text:span text:style-name="T228_11">INPUT</text:span><text:span text:style-name="T228_12"><text:s/></text:span><text:span text:style-name="T228_13">OUTPUT</text:span><text:span text:style-name="T228_14"><text:s/></text:span><text:span text:style-name="T228_15">AND</text:span><text:span text:style-name="T228_16"><text:s/></text:span><text:span text:style-name="T228_17">ENTRY</text:span><text:span text:style-name="T228_18"><text:s/></text:span><text:span text:style-name="T228_19">CREDITS</text:span><text:span text:style-name="T228_20"><text:s text:c="3"/><text:tab/><text:s/></text:span></text:p>
      <text:p text:style-name="P229"><text:span text:style-name="T229_1">echo</text:span></text:p>
      <text:p text:style-name="P230"><text:span text:style-name="T230_1">echo</text:span><text:span text:style-name="T230_2"><text:s/>2.8.1<text:s/></text:span><text:span text:style-name="T230_3">CREATE</text:span><text:span text:style-name="T230_4"><text:s/></text:span><text:span text:style-name="T230_5">TRANSACTION</text:span><text:span text:style-name="T230_6"><text:s text:c="3"/><text:tab/><text:s/></text:span></text:p>
      <text:p text:style-name="P231"><text:span text:style-name="T231_1">factom</text:span><text:span text:style-name="T231_2">-</text:span><text:span text:style-name="T231_3">cli</text:span><text:span text:style-name="T231_4"><text:s/></text:span><text:span text:style-name="T231_5">newtransaction</text:span><text:span text:style-name="T231_6"><text:s/></text:span><text:span text:style-name="T231_7">transaction</text:span><text:span text:style-name="T231_8">07</text:span></text:p>
      <text:p text:style-name="P232"><text:span text:style-name="T232_1">echo</text:span></text:p>
      <text:p text:style-name="P233"><text:span text:style-name="T233_1">echo</text:span><text:span text:style-name="T233_2"><text:s/>2.8.2<text:s/></text:span><text:span text:style-name="T233_3">ADD</text:span><text:span text:style-name="T233_4"><text:s/></text:span><text:span text:style-name="T233_5">INPUTS</text:span><text:span text:style-name="T233_6"><text:s/></text:span><text:span text:style-name="T233_7">TO</text:span><text:span text:style-name="T233_8"><text:s/></text:span><text:span text:style-name="T233_9">TRANSACTION</text:span><text:span text:style-name="T233_10"><text:s text:c="3"/><text:tab/><text:s/></text:span></text:p>
      <text:p text:style-name="P234"><text:span text:style-name="T234_1">echo</text:span></text:p>
      <text:p text:style-name="P235"><text:span text:style-name="T235_1">echo</text:span><text:span text:style-name="T235_2"><text:s/>2.8.2.1<text:s/></text:span><text:span text:style-name="T235_3">ADD</text:span><text:span text:style-name="T235_4"><text:s/>1</text:span><text:span text:style-name="T235_5">ST</text:span><text:span text:style-name="T235_6"><text:s/></text:span><text:span text:style-name="T235_7">INPUT</text:span><text:span text:style-name="T235_8"><text:s/></text:span><text:span text:style-name="T235_9">FROM</text:span><text:span text:style-name="T235_10"><text:s/>1</text:span><text:span text:style-name="T235_11">ST</text:span><text:span text:style-name="T235_12"><text:s/></text:span><text:span text:style-name="T235_13">FACTOID</text:span><text:span text:style-name="T235_14"><text:s/></text:span><text:span text:style-name="T235_15">WALLET</text:span><text:span text:style-name="T235_16"><text:s/></text:span><text:span text:style-name="T235_17">ADDRESS</text:span><text:span text:style-name="T235_18"><text:s/></text:span><text:span text:style-name="T235_19">TO</text:span><text:span text:style-name="T235_20"><text:s/></text:span><text:span text:style-name="T235_21">TRANSACTION</text:span><text:span text:style-name="T235_22"><text:s text:c="3"/><text:tab/><text:s/></text:span></text:p>
      <text:p text:style-name="P236"><text:span text:style-name="T236_1">factom</text:span><text:span text:style-name="T236_2">-</text:span><text:span text:style-name="T236_3">cli</text:span><text:span text:style-name="T236_4"><text:s/></text:span><text:span text:style-name="T236_5">addinput</text:span><text:span text:style-name="T236_6"><text:s/></text:span><text:span text:style-name="T236_7">transaction</text:span><text:span text:style-name="T236_8">07<text:s/></text:span><text:span text:style-name="T236_9">factoid</text:span><text:span text:style-name="T236_10">-</text:span><text:span text:style-name="T236_11">wallet</text:span><text:span text:style-name="T236_12">-</text:span><text:span text:style-name="T236_13">address</text:span><text:span text:style-name="T236_14">-</text:span><text:span text:style-name="T236_15">name</text:span><text:span text:style-name="T236_16">01<text:s/>100</text:span></text:p>
      <text:p text:style-name="P237"><text:span text:style-name="T237_1">echo</text:span></text:p>
      <text:p text:style-name="P238"><text:span text:style-name="T238_1">echo</text:span><text:span text:style-name="T238_2"><text:s/>2.8.2.2<text:s/></text:span><text:span text:style-name="T238_3">ADD</text:span><text:span text:style-name="T238_4"><text:s/>2</text:span><text:span text:style-name="T238_5">ND</text:span><text:span text:style-name="T238_6"><text:s/></text:span><text:span text:style-name="T238_7">INPUT</text:span><text:span text:style-name="T238_8"><text:s/></text:span><text:span text:style-name="T238_9">FROM</text:span><text:span text:style-name="T238_10"><text:s/>1</text:span><text:span text:style-name="T238_11">ST</text:span><text:span text:style-name="T238_12"><text:s/></text:span><text:span text:style-name="T238_13">FACTOID</text:span><text:span text:style-name="T238_14"><text:s/></text:span><text:span text:style-name="T238_15">WALLET</text:span><text:span text:style-name="T238_16"><text:s/></text:span><text:span text:style-name="T238_17">ADDRESS</text:span><text:span text:style-name="T238_18"><text:s/></text:span><text:span text:style-name="T238_19">TO</text:span><text:span text:style-name="T238_20"><text:s/></text:span><text:span text:style-name="T238_21">TRANSACTION</text:span><text:span text:style-name="T238_22"><text:s text:c="3"/><text:tab/><text:s/></text:span></text:p>
      <text:p text:style-name="P239"><text:span text:style-name="T239_1">factom</text:span><text:span text:style-name="T239_2">-</text:span><text:span text:style-name="T239_3">cli</text:span><text:span text:style-name="T239_4"><text:s/></text:span><text:span text:style-name="T239_5">addinput</text:span><text:span text:style-name="T239_6"><text:s/></text:span><text:span text:style-name="T239_7">transaction</text:span><text:span text:style-name="T239_8">07<text:s/></text:span><text:span text:style-name="T239_9">factoid</text:span><text:span text:style-name="T239_10">-</text:span><text:span text:style-name="T239_11">wallet</text:span><text:span text:style-name="T239_12">-</text:span><text:span text:style-name="T239_13">address</text:span><text:span text:style-name="T239_14">-</text:span><text:span text:style-name="T239_15">name</text:span><text:span text:style-name="T239_16">01<text:s/>300</text:span></text:p>
      <text:p text:style-name="P240"><text:span text:style-name="T240_1">echo</text:span></text:p>
      <text:p text:style-name="P241"><text:span text:style-name="T241_1">echo</text:span><text:span text:style-name="T241_2"><text:s/>2.8.2.3<text:s/></text:span><text:span text:style-name="T241_3">ADD</text:span><text:span text:style-name="T241_4"><text:s/></text:span><text:span text:style-name="T241_5">INPUT</text:span><text:span text:style-name="T241_6"><text:s/></text:span><text:span text:style-name="T241_7">FROM</text:span><text:span text:style-name="T241_8"><text:s/>2</text:span><text:span text:style-name="T241_9">ND</text:span><text:span text:style-name="T241_10"><text:s/></text:span><text:span text:style-name="T241_11">FACTOID</text:span><text:span text:style-name="T241_12"><text:s/></text:span><text:span text:style-name="T241_13">WALLET</text:span><text:span text:style-name="T241_14"><text:s/></text:span><text:span text:style-name="T241_15">ADDRESS</text:span><text:span text:style-name="T241_16"><text:s/></text:span><text:span text:style-name="T241_17">TO</text:span><text:span text:style-name="T241_18"><text:s/></text:span><text:span text:style-name="T241_19">TRANSACTION</text:span><text:span text:style-name="T241_20"><text:s text:c="3"/><text:tab/><text:s/></text:span></text:p>
      <text:p text:style-name="P242"><text:span text:style-name="T242_1">factom</text:span><text:span text:style-name="T242_2">-</text:span><text:span text:style-name="T242_3">cli</text:span><text:span text:style-name="T242_4"><text:s/></text:span><text:span text:style-name="T242_5">addinput</text:span><text:span text:style-name="T242_6"><text:s/></text:span><text:span text:style-name="T242_7">transaction</text:span><text:span text:style-name="T242_8">07<text:s/></text:span><text:span text:style-name="T242_9">factoid</text:span><text:span text:style-name="T242_10">-</text:span><text:span text:style-name="T242_11">wallet</text:span><text:span text:style-name="T242_12">-</text:span><text:span text:style-name="T242_13">address</text:span><text:span text:style-name="T242_14">-</text:span><text:span text:style-name="T242_15">name</text:span><text:span text:style-name="T242_16">02<text:s/>200</text:span></text:p>
      <text:p text:style-name="P243"><text:span text:style-name="T243_1">echo</text:span></text:p>
      <text:p text:style-name="P244"><text:span text:style-name="T244_1">echo</text:span><text:span text:style-name="T244_2"><text:s/>2.8.3<text:s/></text:span><text:span text:style-name="T244_3">ADD</text:span><text:span text:style-name="T244_4"><text:s/></text:span><text:span text:style-name="T244_5">OUTPUTS</text:span><text:span text:style-name="T244_6"><text:s/></text:span><text:span text:style-name="T244_7">TO</text:span><text:span text:style-name="T244_8"><text:s/></text:span><text:span text:style-name="T244_9">TRANSACTION</text:span><text:span text:style-name="T244_10"><text:s text:c="3"/><text:tab/><text:s/></text:span></text:p>
      <text:p text:style-name="P245"><text:span text:style-name="T245_1">echo</text:span></text:p>
      <text:p text:style-name="P246"><text:span text:style-name="T246_1">echo</text:span><text:span text:style-name="T246_2"><text:s/>2.8.3.1<text:s/></text:span><text:span text:style-name="T246_3">ADD</text:span><text:span text:style-name="T246_4"><text:s/>1</text:span><text:span text:style-name="T246_5">ST</text:span><text:span text:style-name="T246_6"><text:s/></text:span><text:span text:style-name="T246_7">OUTPUT</text:span><text:span text:style-name="T246_8"><text:s/></text:span><text:span text:style-name="T246_9">FROM</text:span><text:span text:style-name="T246_10"><text:s/>1</text:span><text:span text:style-name="T246_11">ST</text:span><text:span text:style-name="T246_12"><text:s/></text:span><text:span text:style-name="T246_13">FACTOID</text:span><text:span text:style-name="T246_14"><text:s/></text:span><text:span text:style-name="T246_15">WALLET</text:span><text:span text:style-name="T246_16"><text:s/></text:span><text:span text:style-name="T246_17">ADDRESS</text:span><text:span text:style-name="T246_18"><text:s/></text:span><text:span text:style-name="T246_19">TO</text:span><text:span text:style-name="T246_20"><text:s/></text:span><text:span text:style-name="T246_21">TRANSACTION</text:span><text:span text:style-name="T246_22"><text:s text:c="3"/><text:tab/><text:s/></text:span></text:p>
      <text:p text:style-name="P247"><text:span text:style-name="T247_1">factom</text:span><text:span text:style-name="T247_2">-</text:span><text:span text:style-name="T247_3">cli</text:span><text:span text:style-name="T247_4"><text:s/></text:span><text:span text:style-name="T247_5">addoutput</text:span><text:span text:style-name="T247_6"><text:s/></text:span><text:span text:style-name="T247_7">transaction</text:span><text:span text:style-name="T247_8">07<text:s/></text:span><text:span text:style-name="T247_9">factoid</text:span><text:span text:style-name="T247_10">-</text:span><text:span text:style-name="T247_11">wallet</text:span><text:span text:style-name="T247_12">-</text:span><text:span text:style-name="T247_13">address</text:span><text:span text:style-name="T247_14">-</text:span><text:span text:style-name="T247_15">name</text:span><text:span text:style-name="T247_16">01<text:s/>4.44444444</text:span></text:p>
      <text:p text:style-name="P248"><text:span text:style-name="T248_1">echo</text:span></text:p>
      <text:p text:style-name="P249"><text:span text:style-name="T249_1">echo</text:span><text:span text:style-name="T249_2"><text:s/>2.8.3.2<text:s/></text:span><text:span text:style-name="T249_3">ADD</text:span><text:span text:style-name="T249_4"><text:s/>2</text:span><text:span text:style-name="T249_5">ND</text:span><text:span text:style-name="T249_6"><text:s/></text:span><text:span text:style-name="T249_7">OUTPUT</text:span><text:span text:style-name="T249_8"><text:s/></text:span><text:span text:style-name="T249_9">FROM</text:span><text:span text:style-name="T249_10"><text:s/>1</text:span><text:span text:style-name="T249_11">ST</text:span><text:span text:style-name="T249_12"><text:s/></text:span><text:span text:style-name="T249_13">FACTOID</text:span><text:span text:style-name="T249_14"><text:s/></text:span><text:span text:style-name="T249_15">WALLET</text:span><text:span text:style-name="T249_16"><text:s/></text:span><text:span text:style-name="T249_17">ADDRESS</text:span><text:span text:style-name="T249_18"><text:s/></text:span><text:span text:style-name="T249_19">TO</text:span><text:span text:style-name="T249_20"><text:s/></text:span><text:span text:style-name="T249_21">TRANSACTION</text:span><text:span text:style-name="T249_22"><text:s text:c="3"/><text:tab/><text:s/></text:span></text:p>
      <text:p text:style-name="P250"><text:span text:style-name="T250_1">factom</text:span><text:span text:style-name="T250_2">-</text:span><text:span text:style-name="T250_3">cli</text:span><text:span text:style-name="T250_4"><text:s/></text:span><text:span text:style-name="T250_5">addoutput</text:span><text:span text:style-name="T250_6"><text:s/></text:span><text:span text:style-name="T250_7">transaction</text:span><text:span text:style-name="T250_8">07<text:s/></text:span><text:span text:style-name="T250_9">factoid</text:span><text:span text:style-name="T250_10">-</text:span><text:span text:style-name="T250_11">wallet</text:span><text:span text:style-name="T250_12">-</text:span><text:span text:style-name="T250_13">address</text:span><text:span text:style-name="T250_14">-</text:span><text:span text:style-name="T250_15">name</text:span><text:span text:style-name="T250_16">01<text:s/>5.55555555</text:span></text:p>
      <text:p text:style-name="P251"><text:span text:style-name="T251_1">echo</text:span></text:p>
      <text:p text:style-name="P252"><text:span text:style-name="T252_1">echo</text:span><text:span text:style-name="T252_2"><text:s/>2.8.3.3<text:s/></text:span><text:span text:style-name="T252_3">ADD</text:span><text:span text:style-name="T252_4"><text:s/></text:span><text:span text:style-name="T252_5">OUTPUT</text:span><text:span text:style-name="T252_6"><text:s/></text:span><text:span text:style-name="T252_7">FROM</text:span><text:span text:style-name="T252_8"><text:s/>2</text:span><text:span text:style-name="T252_9">ND</text:span><text:span text:style-name="T252_10"><text:s/></text:span><text:span text:style-name="T252_11">FACTOID</text:span><text:span text:style-name="T252_12"><text:s/></text:span><text:span text:style-name="T252_13">WALLET</text:span><text:span text:style-name="T252_14"><text:s/></text:span><text:span text:style-name="T252_15">ADDRESS</text:span><text:span text:style-name="T252_16"><text:s/></text:span><text:span text:style-name="T252_17">TO</text:span><text:span text:style-name="T252_18"><text:s/></text:span><text:span text:style-name="T252_19">TRANSACTION</text:span><text:span text:style-name="T252_20"><text:s text:c="3"/><text:tab/><text:s/></text:span></text:p>
      <text:p text:style-name="P253"><text:span text:style-name="T253_1">factom</text:span><text:span text:style-name="T253_2">-</text:span><text:span text:style-name="T253_3">cli</text:span><text:span text:style-name="T253_4"><text:s/></text:span><text:span text:style-name="T253_5">addoutput</text:span><text:span text:style-name="T253_6"><text:s/></text:span><text:span text:style-name="T253_7">transaction</text:span><text:span text:style-name="T253_8">07<text:s/></text:span><text:span text:style-name="T253_9">factoid</text:span><text:span text:style-name="T253_10">-</text:span><text:span text:style-name="T253_11">wallet</text:span><text:span text:style-name="T253_12">-</text:span><text:span text:style-name="T253_13">address</text:span><text:span text:style-name="T253_14">-</text:span><text:span text:style-name="T253_15">name</text:span><text:span text:style-name="T253_16">02<text:s/>6.66666666</text:span></text:p>
      <text:p text:style-name="P254"><text:span text:style-name="T254_1">echo</text:span></text:p>
      <text:p text:style-name="P255"><text:span text:style-name="T255_1">echo</text:span><text:span text:style-name="T255_2"><text:s/>2.8.4<text:s/></text:span><text:span text:style-name="T255_3">ADD</text:span><text:span text:style-name="T255_4"><text:s/></text:span><text:span text:style-name="T255_5">ENTRY</text:span><text:span text:style-name="T255_6"><text:s/></text:span><text:span text:style-name="T255_7">CREDIT</text:span><text:span text:style-name="T255_8"><text:s/></text:span><text:span text:style-name="T255_9">PURCHASES</text:span><text:span text:style-name="T255_10"><text:s/></text:span><text:span text:style-name="T255_11">TO</text:span><text:span text:style-name="T255_12"><text:s/></text:span><text:span text:style-name="T255_13">TRANSACTION</text:span></text:p>
      <text:p text:style-name="P256"><text:span text:style-name="T256_1">echo</text:span></text:p>
      <text:p text:style-name="P257"><text:span text:style-name="T257_1">echo</text:span><text:span text:style-name="T257_2"><text:s/>2.8.4.1<text:s/></text:span><text:span text:style-name="T257_3">ADD</text:span><text:span text:style-name="T257_4"><text:s/>1</text:span><text:span text:style-name="T257_5">ST</text:span><text:span text:style-name="T257_6"><text:s/></text:span><text:span text:style-name="T257_7">PURCHASE</text:span><text:span text:style-name="T257_8"><text:s/></text:span><text:span text:style-name="T257_9">TO</text:span><text:span text:style-name="T257_10"><text:s/>1</text:span><text:span text:style-name="T257_11">ST</text:span><text:span text:style-name="T257_12"><text:s/></text:span><text:span text:style-name="T257_13">ENTRY</text:span><text:span text:style-name="T257_14"><text:s/></text:span><text:span text:style-name="T257_15">CREDIT</text:span><text:span text:style-name="T257_16"><text:s/></text:span><text:span text:style-name="T257_17">WALLET</text:span><text:span text:style-name="T257_18"><text:s/></text:span><text:span text:style-name="T257_19">ADDRESS</text:span><text:span text:style-name="T257_20"><text:s/></text:span><text:span text:style-name="T257_21">TO</text:span><text:span text:style-name="T257_22"><text:s/></text:span><text:span text:style-name="T257_23">TRANSACTION</text:span><text:span text:style-name="T257_24"><text:s text:c="3"/><text:tab/><text:s/></text:span></text:p>
      <text:p text:style-name="P258"><text:span text:style-name="T258_1">factom</text:span><text:span text:style-name="T258_2">-</text:span><text:span text:style-name="T258_3">cli</text:span><text:span text:style-name="T258_4"><text:s/></text:span><text:span text:style-name="T258_5">addecoutput</text:span><text:span text:style-name="T258_6"><text:s/></text:span><text:span text:style-name="T258_7">transaction</text:span><text:span text:style-name="T258_8">07<text:s/>$</text:span><text:span text:style-name="T258_9">ECWALLETADDRESSKEY</text:span><text:span text:style-name="T258_10">01<text:s/>7</text:span></text:p>
      <text:p text:style-name="P259"><text:span text:style-name="T259_1">echo</text:span></text:p>
      <text:p text:style-name="P260"><text:span text:style-name="T260_1">echo</text:span><text:span text:style-name="T260_2"><text:s/>2.8.4.2<text:s/></text:span><text:span text:style-name="T260_3">ADD</text:span><text:span text:style-name="T260_4"><text:s/>2</text:span><text:span text:style-name="T260_5">ND</text:span><text:span text:style-name="T260_6"><text:s/></text:span><text:span text:style-name="T260_7">PURCHASE</text:span><text:span text:style-name="T260_8"><text:s/></text:span><text:span text:style-name="T260_9">TO</text:span><text:span text:style-name="T260_10"><text:s/>1</text:span><text:span text:style-name="T260_11">ST</text:span><text:span text:style-name="T260_12"><text:s/></text:span><text:span text:style-name="T260_13">ENTRY</text:span><text:span text:style-name="T260_14"><text:s/></text:span><text:span text:style-name="T260_15">CREDIT</text:span><text:span text:style-name="T260_16"><text:s/></text:span><text:span text:style-name="T260_17">WALLET</text:span><text:span text:style-name="T260_18"><text:s/></text:span><text:span text:style-name="T260_19">ADDRESS</text:span><text:span text:style-name="T260_20"><text:s/></text:span><text:span text:style-name="T260_21">TO</text:span><text:span text:style-name="T260_22"><text:s/></text:span><text:span text:style-name="T260_23">TRANSACTION</text:span><text:span text:style-name="T260_24"><text:s text:c="3"/><text:tab/><text:s/></text:span></text:p>
      <text:p text:style-name="P261"><text:span text:style-name="T261_1">factom</text:span><text:span text:style-name="T261_2">-</text:span><text:span text:style-name="T261_3">cli</text:span><text:span text:style-name="T261_4"><text:s/></text:span><text:span text:style-name="T261_5">addecoutput</text:span><text:span text:style-name="T261_6"><text:s/></text:span><text:span text:style-name="T261_7">transaction</text:span><text:span text:style-name="T261_8">07<text:s/>$</text:span><text:span text:style-name="T261_9">ECWALLETADDRESSKEY</text:span><text:span text:style-name="T261_10">01<text:s/>8</text:span></text:p>
      <text:p text:style-name="P262"><text:span text:style-name="T262_1">echo</text:span></text:p>
      <text:p text:style-name="P263"><text:span text:style-name="T263_1">echo</text:span><text:span text:style-name="T263_2"><text:s/>2.8.4.3<text:s/></text:span><text:span text:style-name="T263_3">ADD</text:span><text:span text:style-name="T263_4"><text:s/>2</text:span><text:span text:style-name="T263_5">ND</text:span><text:span text:style-name="T263_6"><text:s/></text:span><text:span text:style-name="T263_7">PURCHASE</text:span><text:span text:style-name="T263_8"><text:s/></text:span><text:span text:style-name="T263_9">TO</text:span><text:span text:style-name="T263_10"><text:s/>1</text:span><text:span text:style-name="T263_11">ST</text:span><text:span text:style-name="T263_12"><text:s/></text:span><text:span text:style-name="T263_13">ENTRY</text:span><text:span text:style-name="T263_14"><text:s/></text:span><text:span text:style-name="T263_15">CREDIT</text:span><text:span text:style-name="T263_16"><text:s/></text:span><text:span text:style-name="T263_17">WALLET</text:span><text:span text:style-name="T263_18"><text:s/></text:span><text:span text:style-name="T263_19">ADDRESS</text:span><text:span text:style-name="T263_20"><text:s/></text:span><text:span text:style-name="T263_21">TO</text:span><text:span text:style-name="T263_22"><text:s/></text:span><text:span text:style-name="T263_23">TRANSACTION</text:span><text:span text:style-name="T263_24"><text:s text:c="3"/><text:tab/><text:s/></text:span></text:p>
      <text:p text:style-name="P264"><text:span text:style-name="T264_1">factom</text:span><text:span text:style-name="T264_2">-</text:span><text:span text:style-name="T264_3">cli</text:span><text:span text:style-name="T264_4"><text:s/></text:span><text:span text:style-name="T264_5">addecoutput</text:span><text:span text:style-name="T264_6"><text:s/></text:span><text:span text:style-name="T264_7">transaction</text:span><text:span text:style-name="T264_8">07<text:s/>$</text:span><text:span text:style-name="T264_9">ECWALLETADDRESSKEY</text:span><text:span text:style-name="T264_10">02<text:s/>9</text:span></text:p>
      <text:p text:style-name="P265"><text:span text:style-name="T265_1">echo</text:span></text:p>
      <text:p text:style-name="P266"><text:span text:style-name="T266_1">echo</text:span><text:span text:style-name="T266_2"><text:s/>2.8.5<text:s/></text:span><text:span text:style-name="T266_3">COMPLEX</text:span><text:span text:style-name="T266_4"><text:s/></text:span><text:span text:style-name="T266_5">TRANSACTION</text:span><text:span text:style-name="T266_6"><text:s/></text:span><text:span text:style-name="T266_7">FEE</text:span><text:span text:style-name="T266_8"><text:s text:c="3"/><text:tab/><text:s/></text:span></text:p>
      <text:p text:style-name="P267"><text:span text:style-name="T267_1">factom</text:span><text:span text:style-name="T267_2">-</text:span><text:span text:style-name="T267_3">cli</text:span><text:span text:style-name="T267_4"><text:s/></text:span><text:span text:style-name="T267_5">getfee</text:span><text:span text:style-name="T267_6"><text:s/></text:span><text:span text:style-name="T267_7">transaction</text:span><text:span text:style-name="T267_8">07</text:span></text:p>
      <text:p text:style-name="P268"><text:span text:style-name="T268_1">echo</text:span></text:p>
      <text:p text:style-name="P269"><text:span text:style-name="T269_1">echo</text:span><text:span text:style-name="T269_2"><text:s/>2.8.6<text:s/></text:span><text:span text:style-name="T269_3">SIGN</text:span><text:span text:style-name="T269_4"><text:s/></text:span><text:span text:style-name="T269_5">TRANSACTION</text:span><text:span text:style-name="T269_6"><text:s text:c="3"/><text:tab/><text:s/></text:span></text:p>
      <text:p text:style-name="P270"><text:span text:style-name="T270_1">factom</text:span><text:span text:style-name="T270_2">-</text:span><text:span text:style-name="T270_3">cli</text:span><text:span text:style-name="T270_4"><text:s/></text:span><text:span text:style-name="T270_5">sign</text:span><text:span text:style-name="T270_6"><text:s/></text:span><text:span text:style-name="T270_7">transaction</text:span><text:span text:style-name="T270_8">07</text:span></text:p>
      <text:p text:style-name="P271"><text:span text:style-name="T271_1">echo</text:span></text:p>
      <text:p text:style-name="P272"><text:span text:style-name="T272_1">echo</text:span><text:span text:style-name="T272_2"><text:s/>2.8.7<text:s/></text:span><text:span text:style-name="T272_3">SUBMIT</text:span><text:span text:style-name="T272_4"><text:s/></text:span><text:span text:style-name="T272_5">TRANSACTION</text:span><text:span text:style-name="T272_6"><text:s text:c="3"/><text:tab/><text:s/></text:span></text:p>
      <text:p text:style-name="P273"><text:span text:style-name="T273_1">factom</text:span><text:span text:style-name="T273_2">-</text:span><text:span text:style-name="T273_3">cli</text:span><text:span text:style-name="T273_4"><text:s/></text:span><text:span text:style-name="T273_5">submit</text:span><text:span text:style-name="T273_6"><text:s/></text:span><text:span text:style-name="T273_7">transaction</text:span><text:span text:style-name="T273_8">07</text:span></text:p>
      <text:p text:style-name="P274"><text:span text:style-name="T274_1">echo</text:span></text:p>
      <text:p text:style-name="P275"><text:span text:style-name="T275_1">echo</text:span><text:span text:style-name="T275_2"><text:s/>2.8.8<text:s/></text:span><text:span text:style-name="T275_3">VERIFY</text:span><text:span text:style-name="T275_4"><text:s/></text:span><text:span text:style-name="T275_5">WALLET</text:span><text:span text:style-name="T275_6"><text:s/></text:span><text:span text:style-name="T275_7">BALANCES</text:span><text:span text:style-name="T275_8"><text:s text:c="3"/><text:tab/><text:s/></text:span></text:p>
      <text:p text:style-name="P276"><text:span text:style-name="T276_1">factom</text:span><text:span text:style-name="T276_2">-</text:span><text:span text:style-name="T276_3">cli</text:span><text:span text:style-name="T276_4"><text:s/></text:span><text:span text:style-name="T276_5">getaddresses</text:span></text:p>
      <text:p text:style-name="P277"><text:span text:style-name="T277_1">echo</text:span></text:p>
      <text:p text:style-name="P278"/>
      <text:p text:style-name="P279"><text:span text:style-name="T279_1">echo</text:span><text:span text:style-name="T279_2"><text:s/>2.9<text:s/></text:span><text:span text:style-name="T279_3">TEST</text:span><text:span text:style-name="T279_4"><text:s/></text:span><text:span text:style-name="T279_5">TRANSACTION</text:span><text:span text:style-name="T279_6"><text:s/></text:span><text:span text:style-name="T279_7">PARAMETER</text:span><text:span text:style-name="T279_8"><text:s/></text:span><text:span text:style-name="T279_9">LIMITS</text:span></text:p>
      <text:p text:style-name="P280"><text:span text:style-name="T280_1">echo</text:span></text:p>
      <text:p text:style-name="P281"><text:span text:style-name="T281_1">echo</text:span><text:span text:style-name="T281_2"><text:s/>2.9.1<text:s/></text:span><text:span text:style-name="T281_3">ADD</text:span><text:span text:style-name="T281_4"><text:s/></text:span><text:span text:style-name="T281_5">INPUT</text:span><text:span text:style-name="T281_6"><text:s/></text:span><text:span text:style-name="T281_7">OF</text:span><text:span text:style-name="T281_8"><text:s/>-1<text:s/></text:span><text:span text:style-name="T281_9">FACTOIDS</text:span><text:span text:style-name="T281_10"><text:s/></text:span><text:span text:style-name="T281_11">TO</text:span><text:span text:style-name="T281_12"><text:s/></text:span><text:span text:style-name="T281_13">TRANSACTION</text:span><text:span text:style-name="T281_14"><text:s text:c="3"/><text:tab/><text:s/></text:span></text:p>
      <text:p text:style-name="P282"><text:span text:style-name="T282_1">factom</text:span><text:span text:style-name="T282_2">-</text:span><text:span text:style-name="T282_3">cli</text:span><text:span text:style-name="T282_4"><text:s/></text:span><text:span text:style-name="T282_5">balance</text:span><text:span text:style-name="T282_6"><text:s/></text:span><text:span text:style-name="T282_7">fct</text:span><text:span text:style-name="T282_8"><text:s/></text:span><text:span text:style-name="T282_9">factoid</text:span><text:span text:style-name="T282_10">-</text:span><text:span text:style-name="T282_11">wallet</text:span><text:span text:style-name="T282_12">-</text:span><text:span text:style-name="T282_13">address</text:span><text:span text:style-name="T282_14">-</text:span><text:span text:style-name="T282_15">name</text:span><text:span text:style-name="T282_16">01</text:span></text:p>
      <text:p text:style-name="P283"><text:span text:style-name="T283_1">factom</text:span><text:span text:style-name="T283_2">-</text:span><text:span text:style-name="T283_3">cli</text:span><text:span text:style-name="T283_4"><text:s/></text:span><text:span text:style-name="T283_5">newtransaction</text:span><text:span text:style-name="T283_6"><text:s/></text:span><text:span text:style-name="T283_7">transaction</text:span><text:span text:style-name="T283_8">08</text:span></text:p>
      <text:p text:style-name="P284"><text:span text:style-name="T284_1">factom</text:span><text:span text:style-name="T284_2">-</text:span><text:span text:style-name="T284_3">cli</text:span><text:span text:style-name="T284_4"><text:s/></text:span><text:span text:style-name="T284_5">addinput</text:span><text:span text:style-name="T284_6"><text:s/></text:span><text:span text:style-name="T284_7">transaction</text:span><text:span text:style-name="T284_8">08<text:s/></text:span><text:span text:style-name="T284_9">factoid</text:span><text:span text:style-name="T284_10">-</text:span><text:span text:style-name="T284_11">wallet</text:span><text:span text:style-name="T284_12">-</text:span><text:span text:style-name="T284_13">address</text:span><text:span text:style-name="T284_14">-</text:span><text:span text:style-name="T284_15">name</text:span><text:span text:style-name="T284_16">01<text:s/>-1</text:span></text:p>
      <text:p text:style-name="P285"><text:span text:style-name="T285_1">factom</text:span><text:span text:style-name="T285_2">-</text:span><text:span text:style-name="T285_3">cli</text:span><text:span text:style-name="T285_4"><text:s/></text:span><text:span text:style-name="T285_5">sign</text:span><text:span text:style-name="T285_6"><text:s/></text:span><text:span text:style-name="T285_7">transaction</text:span><text:span text:style-name="T285_8">08</text:span></text:p>
      <text:p text:style-name="P286"><text:span text:style-name="T286_1">factom</text:span><text:span text:style-name="T286_2">-</text:span><text:span text:style-name="T286_3">cli</text:span><text:span text:style-name="T286_4"><text:s/></text:span><text:span text:style-name="T286_5">submit</text:span><text:span text:style-name="T286_6"><text:s/></text:span><text:span text:style-name="T286_7">transaction</text:span><text:span text:style-name="T286_8">08</text:span></text:p>
      <text:p text:style-name="P287"><text:span text:style-name="T287_1">factom</text:span><text:span text:style-name="T287_2">-</text:span><text:span text:style-name="T287_3">cli</text:span><text:span text:style-name="T287_4"><text:s/></text:span><text:span text:style-name="T287_5">balance</text:span><text:span text:style-name="T287_6"><text:s/></text:span><text:span text:style-name="T287_7">fct</text:span><text:span text:style-name="T287_8"><text:s/></text:span><text:span text:style-name="T287_9">factoid</text:span><text:span text:style-name="T287_10">-</text:span><text:span text:style-name="T287_11">wallet</text:span><text:span text:style-name="T287_12">-</text:span><text:span text:style-name="T287_13">address</text:span><text:span text:style-name="T287_14">-</text:span><text:span text:style-name="T287_15">name</text:span><text:span text:style-name="T287_16">01</text:span></text:p>
      <text:p text:style-name="P288"><text:span text:style-name="T288_1">echo</text:span></text:p>
      <text:p text:style-name="P289"/>
      <text:p text:style-name="P290"><text:span text:style-name="T290_1">echo</text:span><text:span text:style-name="T290_2"><text:s/>2.9.2<text:s/></text:span><text:span text:style-name="T290_3">ADD</text:span><text:span text:style-name="T290_4"><text:s/></text:span><text:span text:style-name="T290_5">INPUT</text:span><text:span text:style-name="T290_6"><text:s/></text:span><text:span text:style-name="T290_7">OF</text:span><text:span text:style-name="T290_8"><text:s/>0<text:s/></text:span><text:span text:style-name="T290_9">FACTOIDS</text:span><text:span text:style-name="T290_10"><text:s/></text:span><text:span text:style-name="T290_11">TO</text:span><text:span text:style-name="T290_12"><text:s/></text:span><text:span text:style-name="T290_13">TRANSACTION</text:span><text:span text:style-name="T290_14"><text:s text:c="3"/><text:tab/><text:s/></text:span></text:p>
      <text:p text:style-name="P291"><text:span text:style-name="T291_1">factom</text:span><text:span text:style-name="T291_2">-</text:span><text:span text:style-name="T291_3">cli</text:span><text:span text:style-name="T291_4"><text:s/></text:span><text:span text:style-name="T291_5">generateaddress</text:span><text:span text:style-name="T291_6"><text:s/></text:span><text:span text:style-name="T291_7">fct</text:span><text:span text:style-name="T291_8"><text:s/></text:span><text:span text:style-name="T291_9">factoid</text:span><text:span text:style-name="T291_10">-</text:span><text:span text:style-name="T291_11">wallet</text:span><text:span text:style-name="T291_12">-</text:span><text:span text:style-name="T291_13">address</text:span><text:span text:style-name="T291_14">-</text:span><text:span text:style-name="T291_15">name</text:span><text:span text:style-name="T291_16">03</text:span></text:p>
      <text:p text:style-name="P292"><text:span text:style-name="T292_1">factom</text:span><text:span text:style-name="T292_2">-</text:span><text:span text:style-name="T292_3">cli</text:span><text:span text:style-name="T292_4"><text:s/></text:span><text:span text:style-name="T292_5">balance</text:span><text:span text:style-name="T292_6"><text:s/></text:span><text:span text:style-name="T292_7">fct</text:span><text:span text:style-name="T292_8"><text:s/></text:span><text:span text:style-name="T292_9">factoid</text:span><text:span text:style-name="T292_10">-</text:span><text:span text:style-name="T292_11">wallet</text:span><text:span text:style-name="T292_12">-</text:span><text:span text:style-name="T292_13">address</text:span><text:span text:style-name="T292_14">-</text:span><text:span text:style-name="T292_15">name</text:span><text:span text:style-name="T292_16">03</text:span></text:p>
      <text:p text:style-name="P293"><text:span text:style-name="T293_1">factom</text:span><text:span text:style-name="T293_2">-</text:span><text:span text:style-name="T293_3">cli</text:span><text:span text:style-name="T293_4"><text:s/></text:span><text:span text:style-name="T293_5">newtransaction</text:span><text:span text:style-name="T293_6"><text:s/></text:span><text:span text:style-name="T293_7">transaction</text:span><text:span text:style-name="T293_8">09</text:span></text:p>
      <text:p text:style-name="P294"><text:span text:style-name="T294_1">factom</text:span><text:span text:style-name="T294_2">-</text:span><text:span text:style-name="T294_3">cli</text:span><text:span text:style-name="T294_4"><text:s/></text:span><text:span text:style-name="T294_5">addinput</text:span><text:span text:style-name="T294_6"><text:s/></text:span><text:span text:style-name="T294_7">transaction</text:span><text:span text:style-name="T294_8">09<text:s/></text:span><text:span text:style-name="T294_9">factoid</text:span><text:span text:style-name="T294_10">-</text:span><text:span text:style-name="T294_11">wallet</text:span><text:span text:style-name="T294_12">-</text:span><text:span text:style-name="T294_13">address</text:span><text:span text:style-name="T294_14">-</text:span><text:span text:style-name="T294_15">name</text:span><text:span text:style-name="T294_16">03<text:s/>0</text:span></text:p>
      <text:p text:style-name="P295"><text:span text:style-name="T295_1">factom</text:span><text:span text:style-name="T295_2">-</text:span><text:span text:style-name="T295_3">cli</text:span><text:span text:style-name="T295_4"><text:s/></text:span><text:span text:style-name="T295_5">sign</text:span><text:span text:style-name="T295_6"><text:s/></text:span><text:span text:style-name="T295_7">transaction</text:span><text:span text:style-name="T295_8">09</text:span></text:p>
      <text:p text:style-name="P296"><text:span text:style-name="T296_1">factom</text:span><text:span text:style-name="T296_2">-</text:span><text:span text:style-name="T296_3">cli</text:span><text:span text:style-name="T296_4"><text:s/></text:span><text:span text:style-name="T296_5">submit</text:span><text:span text:style-name="T296_6"><text:s/></text:span><text:span text:style-name="T296_7">transaction</text:span><text:span text:style-name="T296_8">09</text:span></text:p>
      <text:p text:style-name="P297"><text:span text:style-name="T297_1">factom</text:span><text:span text:style-name="T297_2">-</text:span><text:span text:style-name="T297_3">cli</text:span><text:span text:style-name="T297_4"><text:s/></text:span><text:span text:style-name="T297_5">balance</text:span><text:span text:style-name="T297_6"><text:s/></text:span><text:span text:style-name="T297_7">fct</text:span><text:span text:style-name="T297_8"><text:s/></text:span><text:span text:style-name="T297_9">factoid</text:span><text:span text:style-name="T297_10">-</text:span><text:span text:style-name="T297_11">wallet</text:span><text:span text:style-name="T297_12">-</text:span><text:span text:style-name="T297_13">address</text:span><text:span text:style-name="T297_14">-</text:span><text:span text:style-name="T297_15">name</text:span><text:span text:style-name="T297_16">03</text:span></text:p>
      <text:p text:style-name="P298"><text:span text:style-name="T298_1">echo</text:span></text:p>
      <text:p text:style-name="P299"/>
      <text:p text:style-name="P300"><text:span text:style-name="T300_1">echo</text:span><text:span text:style-name="T300_2"><text:s/>2.9.3<text:s/></text:span><text:span text:style-name="T300_3">ADD</text:span><text:span text:style-name="T300_4"><text:s/></text:span><text:span text:style-name="T300_5">FRACTIONAL</text:span><text:span text:style-name="T300_6"><text:s/></text:span><text:span text:style-name="T300_7">INPUT</text:span><text:span text:style-name="T300_8"><text:s/></text:span><text:span text:style-name="T300_9">OF</text:span><text:span text:style-name="T300_10"><text:s/></text:span><text:span text:style-name="T300_11">FACTOIDS</text:span><text:span text:style-name="T300_12"><text:s/></text:span><text:span text:style-name="T300_13">WITHOUT</text:span><text:span text:style-name="T300_14"><text:s/></text:span><text:span text:style-name="T300_15">LEADING</text:span><text:span text:style-name="T300_16"><text:s/>0<text:s/></text:span><text:span text:style-name="T300_17">TO</text:span><text:span text:style-name="T300_18"><text:s/></text:span><text:span text:style-name="T300_19">TRANSACTION</text:span><text:span text:style-name="T300_20"><text:s text:c="3"/><text:tab/><text:s/></text:span></text:p>
      <text:p text:style-name="P301"><text:span text:style-name="T301_1">factom</text:span><text:span text:style-name="T301_2">-</text:span><text:span text:style-name="T301_3">cli</text:span><text:span text:style-name="T301_4"><text:s/></text:span><text:span text:style-name="T301_5">newtransaction</text:span><text:span text:style-name="T301_6"><text:s/></text:span><text:span text:style-name="T301_7">transaction</text:span><text:span text:style-name="T301_8">10</text:span></text:p>
      <text:p text:style-name="P302"><text:span text:style-name="T302_1">factom</text:span><text:span text:style-name="T302_2">-</text:span><text:span text:style-name="T302_3">cli</text:span><text:span text:style-name="T302_4"><text:s/></text:span><text:span text:style-name="T302_5">addinput</text:span><text:span text:style-name="T302_6"><text:s/></text:span><text:span text:style-name="T302_7">transaction</text:span><text:span text:style-name="T302_8">10<text:s/></text:span><text:span text:style-name="T302_9">factoid</text:span><text:span text:style-name="T302_10">-</text:span><text:span text:style-name="T302_11">wallet</text:span><text:span text:style-name="T302_12">-</text:span><text:span text:style-name="T302_13">address</text:span><text:span text:style-name="T302_14">-</text:span><text:span text:style-name="T302_15">name</text:span><text:span text:style-name="T302_16">03<text:s/>.5</text:span></text:p>
      <text:p text:style-name="P303"><text:span text:style-name="T303_1">factom</text:span><text:span text:style-name="T303_2">-</text:span><text:span text:style-name="T303_3">cli</text:span><text:span text:style-name="T303_4"><text:s/></text:span><text:span text:style-name="T303_5">sign</text:span><text:span text:style-name="T303_6"><text:s/></text:span><text:span text:style-name="T303_7">transaction</text:span><text:span text:style-name="T303_8">10</text:span></text:p>
      <text:p text:style-name="P304"><text:span text:style-name="T304_1">factom</text:span><text:span text:style-name="T304_2">-</text:span><text:span text:style-name="T304_3">cli</text:span><text:span text:style-name="T304_4"><text:s/></text:span><text:span text:style-name="T304_5">submit</text:span><text:span text:style-name="T304_6"><text:s/></text:span><text:span text:style-name="T304_7">transaction</text:span><text:span text:style-name="T304_8">10</text:span></text:p>
      <text:p text:style-name="P305"><text:span text:style-name="T305_1">factom</text:span><text:span text:style-name="T305_2">-</text:span><text:span text:style-name="T305_3">cli</text:span><text:span text:style-name="T305_4"><text:s/></text:span><text:span text:style-name="T305_5">balance</text:span><text:span text:style-name="T305_6"><text:s/></text:span><text:span text:style-name="T305_7">fct</text:span><text:span text:style-name="T305_8"><text:s/></text:span><text:span text:style-name="T305_9">factoid</text:span><text:span text:style-name="T305_10">-</text:span><text:span text:style-name="T305_11">wallet</text:span><text:span text:style-name="T305_12">-</text:span><text:span text:style-name="T305_13">address</text:span><text:span text:style-name="T305_14">-</text:span><text:span text:style-name="T305_15">name</text:span><text:span text:style-name="T305_16">03</text:span></text:p>
      <text:p text:style-name="P306"><text:span text:style-name="T306_1">echo</text:span></text:p>
      <text:p text:style-name="P307"/>
      <text:p text:style-name="P308"><text:span text:style-name="T308_1">echo</text:span><text:span text:style-name="T308_2"><text:s/>2.9.4<text:s/></text:span><text:span text:style-name="T308_3">ADD</text:span><text:span text:style-name="T308_4"><text:s/></text:span><text:span text:style-name="T308_5">TOO</text:span><text:span text:style-name="T308_6"><text:s/></text:span><text:span text:style-name="T308_7">SMALL</text:span><text:span text:style-name="T308_8"><text:s/></text:span><text:span text:style-name="T308_9">INPUT</text:span><text:span text:style-name="T308_10"><text:s/></text:span><text:span text:style-name="T308_11">OF</text:span><text:span text:style-name="T308_12"><text:s/>0.000000009<text:s/></text:span><text:span text:style-name="T308_13">FACTOIDS</text:span><text:span text:style-name="T308_14"><text:s/></text:span><text:span text:style-name="T308_15">TO</text:span><text:span text:style-name="T308_16"><text:s/></text:span><text:span text:style-name="T308_17">TRANSACTION</text:span><text:span text:style-name="T308_18"><text:s text:c="3"/><text:tab/><text:s/></text:span></text:p>
      <text:p text:style-name="P309"><text:span text:style-name="T309_1">factom</text:span><text:span text:style-name="T309_2">-</text:span><text:span text:style-name="T309_3">cli</text:span><text:span text:style-name="T309_4"><text:s/></text:span><text:span text:style-name="T309_5">newtransaction</text:span><text:span text:style-name="T309_6"><text:s/></text:span><text:span text:style-name="T309_7">transaction</text:span><text:span text:style-name="T309_8">11</text:span></text:p>
      <text:p text:style-name="P310"><text:span text:style-name="T310_1">factom</text:span><text:span text:style-name="T310_2">-</text:span><text:span text:style-name="T310_3">cli</text:span><text:span text:style-name="T310_4"><text:s/></text:span><text:span text:style-name="T310_5">addinput</text:span><text:span text:style-name="T310_6"><text:s/></text:span><text:span text:style-name="T310_7">transaction</text:span><text:span text:style-name="T310_8">11<text:s/></text:span><text:span text:style-name="T310_9">factoid</text:span><text:span text:style-name="T310_10">-</text:span><text:span text:style-name="T310_11">wallet</text:span><text:span text:style-name="T310_12">-</text:span><text:span text:style-name="T310_13">address</text:span><text:span text:style-name="T310_14">-</text:span><text:span text:style-name="T310_15">name</text:span><text:span text:style-name="T310_16">03<text:s/>0.000000009</text:span></text:p>
      <text:p text:style-name="P311"><text:span text:style-name="T311_1">factom</text:span><text:span text:style-name="T311_2">-</text:span><text:span text:style-name="T311_3">cli</text:span><text:span text:style-name="T311_4"><text:s/></text:span><text:span text:style-name="T311_5">sign</text:span><text:span text:style-name="T311_6"><text:s/></text:span><text:span text:style-name="T311_7">transaction</text:span><text:span text:style-name="T311_8">11</text:span></text:p>
      <text:p text:style-name="P312"><text:span text:style-name="T312_1">factom</text:span><text:span text:style-name="T312_2">-</text:span><text:span text:style-name="T312_3">cli</text:span><text:span text:style-name="T312_4"><text:s/></text:span><text:span text:style-name="T312_5">submit</text:span><text:span text:style-name="T312_6"><text:s/></text:span><text:span text:style-name="T312_7">transaction</text:span><text:span text:style-name="T312_8">11</text:span></text:p>
      <text:p text:style-name="P313"><text:span text:style-name="T313_1">factom</text:span><text:span text:style-name="T313_2">-</text:span><text:span text:style-name="T313_3">cli</text:span><text:span text:style-name="T313_4"><text:s/></text:span><text:span text:style-name="T313_5">balance</text:span><text:span text:style-name="T313_6"><text:s/></text:span><text:span text:style-name="T313_7">fct</text:span><text:span text:style-name="T313_8"><text:s/></text:span><text:span text:style-name="T313_9">factoid</text:span><text:span text:style-name="T313_10">-</text:span><text:span text:style-name="T313_11">wallet</text:span><text:span text:style-name="T313_12">-</text:span><text:span text:style-name="T313_13">address</text:span><text:span text:style-name="T313_14">-</text:span><text:span text:style-name="T313_15">name</text:span><text:span text:style-name="T313_16">03</text:span></text:p>
      <text:p text:style-name="P314"><text:span text:style-name="T314_1">echo</text:span></text:p>
      <text:p text:style-name="P315"/>
      <text:p text:style-name="P316"><text:span text:style-name="T316_1">echo</text:span><text:span text:style-name="T316_2"><text:s/>2.9.5<text:s/></text:span><text:span text:style-name="T316_3">ADD</text:span><text:span text:style-name="T316_4"><text:s/></text:span><text:span text:style-name="T316_5">JUST</text:span><text:span text:style-name="T316_6"><text:s/></text:span><text:span text:style-name="T316_7">LESS</text:span><text:span text:style-name="T316_8"><text:s/></text:span><text:span text:style-name="T316_9">THAN</text:span><text:span text:style-name="T316_10"><text:s/></text:span><text:span text:style-name="T316_11">MINIMUM</text:span><text:span text:style-name="T316_12"><text:s/></text:span><text:span text:style-name="T316_13">INPUT</text:span><text:span text:style-name="T316_14"><text:s/></text:span><text:span text:style-name="T316_15">OF</text:span><text:span text:style-name="T316_16"><text:s/>0.01333333<text:s/></text:span><text:span text:style-name="T316_17">FACTOIDS</text:span><text:span text:style-name="T316_18"><text:s/></text:span><text:span text:style-name="T316_19">TO</text:span><text:span text:style-name="T316_20"><text:s/></text:span><text:span text:style-name="T316_21">TRANSACTION</text:span><text:span text:style-name="T316_22"><text:s text:c="3"/><text:tab/><text:s/></text:span></text:p>
      <text:p text:style-name="P317"><text:span text:style-name="T317_1">factom</text:span><text:span text:style-name="T317_2">-</text:span><text:span text:style-name="T317_3">cli</text:span><text:span text:style-name="T317_4"><text:s/></text:span><text:span text:style-name="T317_5">newtransaction</text:span><text:span text:style-name="T317_6"><text:s/></text:span><text:span text:style-name="T317_7">transaction</text:span><text:span text:style-name="T317_8">12</text:span></text:p>
      <text:p text:style-name="P318"><text:span text:style-name="T318_1">factom</text:span><text:span text:style-name="T318_2">-</text:span><text:span text:style-name="T318_3">cli</text:span><text:span text:style-name="T318_4"><text:s/></text:span><text:span text:style-name="T318_5">addinput</text:span><text:span text:style-name="T318_6"><text:s/></text:span><text:span text:style-name="T318_7">transaction</text:span><text:span text:style-name="T318_8">12<text:s/></text:span><text:span text:style-name="T318_9">factoid</text:span><text:span text:style-name="T318_10">-</text:span><text:span text:style-name="T318_11">wallet</text:span><text:span text:style-name="T318_12">-</text:span><text:span text:style-name="T318_13">address</text:span><text:span text:style-name="T318_14">-</text:span><text:span text:style-name="T318_15">name</text:span><text:span text:style-name="T318_16">03<text:s/>0.01333333</text:span></text:p>
      <text:p text:style-name="P319"><text:span text:style-name="T319_1">factom</text:span><text:span text:style-name="T319_2">-</text:span><text:span text:style-name="T319_3">cli</text:span><text:span text:style-name="T319_4"><text:s/></text:span><text:span text:style-name="T319_5">sign</text:span><text:span text:style-name="T319_6"><text:s/></text:span><text:span text:style-name="T319_7">transaction</text:span><text:span text:style-name="T319_8">12</text:span></text:p>
      <text:p text:style-name="P320"><text:span text:style-name="T320_1">factom</text:span><text:span text:style-name="T320_2">-</text:span><text:span text:style-name="T320_3">cli</text:span><text:span text:style-name="T320_4"><text:s/></text:span><text:span text:style-name="T320_5">submit</text:span><text:span text:style-name="T320_6"><text:s/></text:span><text:span text:style-name="T320_7">transaction</text:span><text:span text:style-name="T320_8">12</text:span></text:p>
      <text:p text:style-name="P321"><text:span text:style-name="T321_1">factom</text:span><text:span text:style-name="T321_2">-</text:span><text:span text:style-name="T321_3">cli</text:span><text:span text:style-name="T321_4"><text:s/></text:span><text:span text:style-name="T321_5">balance</text:span><text:span text:style-name="T321_6"><text:s/></text:span><text:span text:style-name="T321_7">fct</text:span><text:span text:style-name="T321_8"><text:s/></text:span><text:span text:style-name="T321_9">factoid</text:span><text:span text:style-name="T321_10">-</text:span><text:span text:style-name="T321_11">wallet</text:span><text:span text:style-name="T321_12">-</text:span><text:span text:style-name="T321_13">address</text:span><text:span text:style-name="T321_14">-</text:span><text:span text:style-name="T321_15">name</text:span><text:span text:style-name="T321_16">03</text:span></text:p>
      <text:p text:style-name="P322"><text:span text:style-name="T322_1">echo</text:span></text:p>
      <text:p text:style-name="P323"/>
      <text:p text:style-name="P324"><text:span text:style-name="T324_1">echo</text:span><text:span text:style-name="T324_2"><text:s/>2.9.6<text:s/></text:span><text:span text:style-name="T324_3">ADD</text:span><text:span text:style-name="T324_4"><text:s/></text:span><text:span text:style-name="T324_5">MINIMUM</text:span><text:span text:style-name="T324_6"><text:s/></text:span><text:span text:style-name="T324_7">INPUT</text:span><text:span text:style-name="T324_8"><text:s/></text:span><text:span text:style-name="T324_9">OF</text:span><text:span text:style-name="T324_10"><text:s/>0.01333334<text:s/></text:span><text:span text:style-name="T324_11">FACTOIDS</text:span><text:span text:style-name="T324_12"><text:s/></text:span><text:span text:style-name="T324_13">TO</text:span><text:span text:style-name="T324_14"><text:s/></text:span><text:span text:style-name="T324_15">TRANSACTION</text:span><text:span text:style-name="T324_16"><text:s text:c="3"/><text:tab/><text:s/></text:span></text:p>
      <text:p text:style-name="P325"><text:span text:style-name="T325_1">factom</text:span><text:span text:style-name="T325_2">-</text:span><text:span text:style-name="T325_3">cli</text:span><text:span text:style-name="T325_4"><text:s/></text:span><text:span text:style-name="T325_5">newtransaction</text:span><text:span text:style-name="T325_6"><text:s/></text:span><text:span text:style-name="T325_7">transaction</text:span><text:span text:style-name="T325_8">13</text:span></text:p>
      <text:p text:style-name="P326"><text:span text:style-name="T326_1">factom</text:span><text:span text:style-name="T326_2">-</text:span><text:span text:style-name="T326_3">cli</text:span><text:span text:style-name="T326_4"><text:s/></text:span><text:span text:style-name="T326_5">addinput</text:span><text:span text:style-name="T326_6"><text:s/></text:span><text:span text:style-name="T326_7">transaction</text:span><text:span text:style-name="T326_8">13<text:s/></text:span><text:span text:style-name="T326_9">factoid</text:span><text:span text:style-name="T326_10">-</text:span><text:span text:style-name="T326_11">wallet</text:span><text:span text:style-name="T326_12">-</text:span><text:span text:style-name="T326_13">address</text:span><text:span text:style-name="T326_14">-</text:span><text:span text:style-name="T326_15">name</text:span><text:span text:style-name="T326_16">03<text:s/>0.01333334</text:span></text:p>
      <text:p text:style-name="P327"><text:span text:style-name="T327_1">factom</text:span><text:span text:style-name="T327_2">-</text:span><text:span text:style-name="T327_3">cli</text:span><text:span text:style-name="T327_4"><text:s/></text:span><text:span text:style-name="T327_5">sign</text:span><text:span text:style-name="T327_6"><text:s/></text:span><text:span text:style-name="T327_7">transaction</text:span><text:span text:style-name="T327_8">13</text:span></text:p>
      <text:p text:style-name="P328"><text:span text:style-name="T328_1">factom</text:span><text:span text:style-name="T328_2">-</text:span><text:span text:style-name="T328_3">cli</text:span><text:span text:style-name="T328_4"><text:s/></text:span><text:span text:style-name="T328_5">submit</text:span><text:span text:style-name="T328_6"><text:s/></text:span><text:span text:style-name="T328_7">transaction</text:span><text:span text:style-name="T328_8">13</text:span></text:p>
      <text:p text:style-name="P329"><text:span text:style-name="T329_1">factom</text:span><text:span text:style-name="T329_2">-</text:span><text:span text:style-name="T329_3">cli</text:span><text:span text:style-name="T329_4"><text:s/></text:span><text:span text:style-name="T329_5">balance</text:span><text:span text:style-name="T329_6"><text:s/></text:span><text:span text:style-name="T329_7">fct</text:span><text:span text:style-name="T329_8"><text:s/></text:span><text:span text:style-name="T329_9">factoid</text:span><text:span text:style-name="T329_10">-</text:span><text:span text:style-name="T329_11">wallet</text:span><text:span text:style-name="T329_12">-</text:span><text:span text:style-name="T329_13">address</text:span><text:span text:style-name="T329_14">-</text:span><text:span text:style-name="T329_15">name</text:span><text:span text:style-name="T329_16">03</text:span></text:p>
      <text:p text:style-name="P330"><text:span text:style-name="T330_1">echo</text:span></text:p>
      <text:p text:style-name="P331"/>
      <text:p text:style-name="P332"><text:span text:style-name="T332_1">echo</text:span><text:span text:style-name="T332_2"><text:s/>2.9.7<text:s/></text:span><text:span text:style-name="T332_3">ADD</text:span><text:span text:style-name="T332_4"><text:s/></text:span><text:span text:style-name="T332_5">LARGEST</text:span><text:span text:style-name="T332_6"><text:s/></text:span><text:span text:style-name="T332_7">ALLOWABLE</text:span><text:span text:style-name="T332_8"><text:s/></text:span><text:span text:style-name="T332_9">INPUT</text:span><text:span text:style-name="T332_10"><text:s/></text:span><text:span text:style-name="T332_11">OF</text:span><text:span text:style-name="T332_12"><text:s/>92233720368.54775806<text:s/></text:span><text:span text:style-name="T332_13">FACTOIDS</text:span><text:span text:style-name="T332_14"><text:s/></text:span><text:span text:style-name="T332_15">TO</text:span><text:span text:style-name="T332_16"><text:s/></text:span><text:span text:style-name="T332_17">TRANSACTION</text:span><text:span text:style-name="T332_18"><text:s text:c="3"/><text:tab/><text:s/></text:span></text:p>
      <text:p text:style-name="P333"><text:span text:style-name="T333_1">factom</text:span><text:span text:style-name="T333_2">-</text:span><text:span text:style-name="T333_3">cli</text:span><text:span text:style-name="T333_4"><text:s/></text:span><text:span text:style-name="T333_5">newtransaction</text:span><text:span text:style-name="T333_6"><text:s/></text:span><text:span text:style-name="T333_7">transaction</text:span><text:span text:style-name="T333_8">14</text:span></text:p>
      <text:p text:style-name="P334"><text:span text:style-name="T334_1">factom</text:span><text:span text:style-name="T334_2">-</text:span><text:span text:style-name="T334_3">cli</text:span><text:span text:style-name="T334_4"><text:s/></text:span><text:span text:style-name="T334_5">addinput</text:span><text:span text:style-name="T334_6"><text:s/></text:span><text:span text:style-name="T334_7">transaction</text:span><text:span text:style-name="T334_8">14<text:s/></text:span><text:span text:style-name="T334_9">factoid</text:span><text:span text:style-name="T334_10">-</text:span><text:span text:style-name="T334_11">wallet</text:span><text:span text:style-name="T334_12">-</text:span><text:span text:style-name="T334_13">address</text:span><text:span text:style-name="T334_14">-</text:span><text:span text:style-name="T334_15">name</text:span><text:span text:style-name="T334_16">03<text:s/>92233720368.54775806</text:span></text:p>
      <text:p text:style-name="P335"><text:span text:style-name="T335_1">factom</text:span><text:span text:style-name="T335_2">-</text:span><text:span text:style-name="T335_3">cli</text:span><text:span text:style-name="T335_4"><text:s/></text:span><text:span text:style-name="T335_5">sign</text:span><text:span text:style-name="T335_6"><text:s/></text:span><text:span text:style-name="T335_7">transaction</text:span><text:span text:style-name="T335_8">14</text:span></text:p>
      <text:p text:style-name="P336"><text:span text:style-name="T336_1">factom</text:span><text:span text:style-name="T336_2">-</text:span><text:span text:style-name="T336_3">cli</text:span><text:span text:style-name="T336_4"><text:s/></text:span><text:span text:style-name="T336_5">submit</text:span><text:span text:style-name="T336_6"><text:s/></text:span><text:span text:style-name="T336_7">transaction</text:span><text:span text:style-name="T336_8">14</text:span></text:p>
      <text:p text:style-name="P337"><text:span text:style-name="T337_1">factom</text:span><text:span text:style-name="T337_2">-</text:span><text:span text:style-name="T337_3">cli</text:span><text:span text:style-name="T337_4"><text:s/></text:span><text:span text:style-name="T337_5">balance</text:span><text:span text:style-name="T337_6"><text:s/></text:span><text:span text:style-name="T337_7">fct</text:span><text:span text:style-name="T337_8"><text:s/></text:span><text:span text:style-name="T337_9">factoid</text:span><text:span text:style-name="T337_10">-</text:span><text:span text:style-name="T337_11">wallet</text:span><text:span text:style-name="T337_12">-</text:span><text:span text:style-name="T337_13">address</text:span><text:span text:style-name="T337_14">-</text:span><text:span text:style-name="T337_15">name</text:span><text:span text:style-name="T337_16">03</text:span></text:p>
      <text:p text:style-name="P338"><text:span text:style-name="T338_1">echo</text:span></text:p>
      <text:p text:style-name="P339"/>
      <text:p text:style-name="P340"><text:span text:style-name="T340_1">echo</text:span><text:span text:style-name="T340_2"><text:s/>2.9.8<text:s/></text:span><text:span text:style-name="T340_3">ADD</text:span><text:span text:style-name="T340_4"><text:s/></text:span><text:span text:style-name="T340_5">TOO</text:span><text:span text:style-name="T340_6"><text:s/></text:span><text:span text:style-name="T340_7">LARGE</text:span><text:span text:style-name="T340_8"><text:s/></text:span><text:span text:style-name="T340_9">INPUT</text:span><text:span text:style-name="T340_10"><text:s/></text:span><text:span text:style-name="T340_11">OF</text:span><text:span text:style-name="T340_12"><text:s/>92233720369<text:s/></text:span><text:span text:style-name="T340_13">FACTOIDS</text:span><text:span text:style-name="T340_14"><text:s/></text:span><text:span text:style-name="T340_15">TO</text:span><text:span text:style-name="T340_16"><text:s/></text:span><text:span text:style-name="T340_17">TRANSACTION</text:span><text:span text:style-name="T340_18"><text:s text:c="3"/><text:tab/><text:s/></text:span></text:p>
      <text:p text:style-name="P341"><text:span text:style-name="T341_1">factom</text:span><text:span text:style-name="T341_2">-</text:span><text:span text:style-name="T341_3">cli</text:span><text:span text:style-name="T341_4"><text:s/></text:span><text:span text:style-name="T341_5">newtransaction</text:span><text:span text:style-name="T341_6"><text:s/></text:span><text:span text:style-name="T341_7">transaction</text:span><text:span text:style-name="T341_8">15</text:span></text:p>
      <text:p text:style-name="P342"><text:span text:style-name="T342_1">factom</text:span><text:span text:style-name="T342_2">-</text:span><text:span text:style-name="T342_3">cli</text:span><text:span text:style-name="T342_4"><text:s/></text:span><text:span text:style-name="T342_5">addinput</text:span><text:span text:style-name="T342_6"><text:s/></text:span><text:span text:style-name="T342_7">transaction</text:span><text:span text:style-name="T342_8">15<text:s/></text:span><text:span text:style-name="T342_9">factoid</text:span><text:span text:style-name="T342_10">-</text:span><text:span text:style-name="T342_11">wallet</text:span><text:span text:style-name="T342_12">-</text:span><text:span text:style-name="T342_13">address</text:span><text:span text:style-name="T342_14">-</text:span><text:span text:style-name="T342_15">name</text:span><text:span text:style-name="T342_16">03<text:s/>92233720369</text:span></text:p>
      <text:p text:style-name="P343"><text:span text:style-name="T343_1">factom</text:span><text:span text:style-name="T343_2">-</text:span><text:span text:style-name="T343_3">cli</text:span><text:span text:style-name="T343_4"><text:s/></text:span><text:span text:style-name="T343_5">sign</text:span><text:span text:style-name="T343_6"><text:s/></text:span><text:span text:style-name="T343_7">transaction</text:span><text:span text:style-name="T343_8">15</text:span></text:p>
      <text:p text:style-name="P344"><text:span text:style-name="T344_1">factom</text:span><text:span text:style-name="T344_2">-</text:span><text:span text:style-name="T344_3">cli</text:span><text:span text:style-name="T344_4"><text:s/></text:span><text:span text:style-name="T344_5">submit</text:span><text:span text:style-name="T344_6"><text:s/></text:span><text:span text:style-name="T344_7">transaction</text:span><text:span text:style-name="T344_8">15</text:span></text:p>
      <text:p text:style-name="P345"><text:span text:style-name="T345_1">factom</text:span><text:span text:style-name="T345_2">-</text:span><text:span text:style-name="T345_3">cli</text:span><text:span text:style-name="T345_4"><text:s/></text:span><text:span text:style-name="T345_5">balance</text:span><text:span text:style-name="T345_6"><text:s/></text:span><text:span text:style-name="T345_7">fct</text:span><text:span text:style-name="T345_8"><text:s/></text:span><text:span text:style-name="T345_9">factoid</text:span><text:span text:style-name="T345_10">-</text:span><text:span text:style-name="T345_11">wallet</text:span><text:span text:style-name="T345_12">-</text:span><text:span text:style-name="T345_13">address</text:span><text:span text:style-name="T345_14">-</text:span><text:span text:style-name="T345_15">name</text:span><text:span text:style-name="T345_16">03</text:span></text:p>
      <text:p text:style-name="P346"><text:span text:style-name="T346_1">echo</text:span></text:p>
      <text:p text:style-name="P347"/>
      <text:p text:style-name="P348"><text:span text:style-name="T348_1">#<text:s/></text:span><text:span text:style-name="T348_2">CHECK</text:span><text:span text:style-name="T348_3"><text:s/></text:span><text:span text:style-name="T348_4">ALL</text:span><text:span text:style-name="T348_5"><text:s/></text:span><text:span text:style-name="T348_6">CHARACTERS</text:span><text:span text:style-name="T348_7"><text:s/></text:span><text:span text:style-name="T348_8">EVENTUALLY</text:span><text:span text:style-name="T348_9"><text:s/>(!@+*</text:span><text:span text:style-name="T348_10">ETC</text:span><text:span text:style-name="T348_11">)</text:span></text:p>
      <text:p text:style-name="P349"/>
      <text:p text:style-name="P350"><text:span text:style-name="T350_1">echo</text:span><text:span text:style-name="T350_2"><text:s/>3<text:s/></text:span><text:span text:style-name="T350_3">CHAIN</text:span></text:p>
      <text:p text:style-name="P351"><text:span text:style-name="T351_1">echo</text:span></text:p>
      <text:p text:style-name="P352"><text:span text:style-name="T352_1">echo</text:span><text:span text:style-name="T352_2"><text:s/>3.1<text:s/></text:span><text:span text:style-name="T352_3">MAKE</text:span><text:span text:style-name="T352_4"><text:s/></text:span><text:span text:style-name="T352_5">A</text:span><text:span text:style-name="T352_6"><text:s/></text:span><text:span text:style-name="T352_7">CHAIN</text:span></text:p>
      <text:p text:style-name="P353"><text:span text:style-name="T353_1">echo</text:span></text:p>
      <text:p text:style-name="P354"><text:span text:style-name="T354_1">echo</text:span><text:span text:style-name="T354_2"><text:s/>3.1.1<text:s/></text:span><text:span text:style-name="T354_3">TRY</text:span><text:span text:style-name="T354_4"><text:s/></text:span><text:span text:style-name="T354_5">TO</text:span><text:span text:style-name="T354_6"><text:s/></text:span><text:span text:style-name="T354_7">MAKE</text:span><text:span text:style-name="T354_8"><text:s/></text:span><text:span text:style-name="T354_9">CHAIN</text:span><text:span text:style-name="T354_10"><text:s/></text:span><text:span text:style-name="T354_11">USING</text:span><text:span text:style-name="T354_12"><text:s/></text:span><text:span text:style-name="T354_13">NON</text:span><text:span text:style-name="T354_14">-</text:span><text:span text:style-name="T354_15">EXISTENT</text:span><text:span text:style-name="T354_16"><text:s/></text:span><text:span text:style-name="T354_17">ENTRY</text:span><text:span text:style-name="T354_18"><text:s/></text:span><text:span text:style-name="T354_19">CREDIT</text:span><text:span text:style-name="T354_20"><text:s/></text:span><text:span text:style-name="T354_21">ADDRESS</text:span></text:p>
      <text:p text:style-name="P355"><text:span text:style-name="T355_1">echo</text:span></text:p>
      <text:p text:style-name="P356"><text:span text:style-name="T356_1">echo</text:span><text:span text:style-name="T356_2"><text:s/></text:span><text:span text:style-name="T356_3">Proposed</text:span><text:span text:style-name="T356_4"><text:s/></text:span><text:span text:style-name="T356_5">New</text:span><text:span text:style-name="T356_6"><text:s/></text:span><text:span text:style-name="T356_7">Chain</text:span><text:span text:style-name="T356_8"><text:s/></text:span><text:span text:style-name="T356_9">ID</text:span></text:p>
      <text:p text:style-name="P357"><text:span text:style-name="T357_1">CHAINID</text:span><text:span text:style-name="T357_2">=$(</text:span><text:span text:style-name="T357_3">factom</text:span><text:span text:style-name="T357_4">-</text:span><text:span text:style-name="T357_5">cli</text:span><text:span text:style-name="T357_6"><text:s/></text:span><text:span text:style-name="T357_7">mkchain</text:span><text:span text:style-name="T357_8"><text:s/>-</text:span><text:span text:style-name="T357_9">e</text:span><text:span text:style-name="T357_10"><text:s/>111111<text:s/>-</text:span><text:span text:style-name="T357_11">e</text:span><text:span text:style-name="T357_12"><text:s/>222222<text:s/></text:span><text:span text:style-name="T357_13">xxx</text:span><text:span text:style-name="T357_14"><text:s/>&lt;~/</text:span><text:span text:style-name="T357_15">testing</text:span><text:span text:style-name="T357_16">/</text:span><text:span text:style-name="T357_17">testing</text:span><text:span text:style-name="T357_18">/</text:span><text:span text:style-name="T357_19">test</text:span><text:span text:style-name="T357_20">-</text:span><text:span text:style-name="T357_21">plans</text:span><text:span text:style-name="T357_22">-</text:span><text:span text:style-name="T357_23">and</text:span><text:span text:style-name="T357_24">-</text:span><text:span text:style-name="T357_25">scripts</text:span><text:span text:style-name="T357_26">/</text:span><text:span text:style-name="T357_27">entries</text:span><text:span text:style-name="T357_28">/1</text:span><text:span text:style-name="T357_29">st</text:span><text:span text:style-name="T357_30">-</text:span><text:span text:style-name="T357_31">entry</text:span><text:span text:style-name="T357_32"><text:s/>|<text:s/></text:span><text:span text:style-name="T357_33">awk</text:span><text:span text:style-name="T357_34"><text:s/>'{</text:span><text:span text:style-name="T357_35">print</text:span><text:span text:style-name="T357_36"><text:s/>$3}')</text:span></text:p>
      <text:p text:style-name="P358"><text:span text:style-name="T358_1">echo</text:span><text:span text:style-name="T358_2"><text:s/>$</text:span><text:span text:style-name="T358_3">CHAINID</text:span></text:p>
      <text:p text:style-name="P359"><text:span text:style-name="T359_1">echo</text:span></text:p>
      <text:p text:style-name="P360"><text:span text:style-name="T360_1">echo</text:span><text:span text:style-name="T360_2"><text:s/></text:span><text:span text:style-name="T360_3">WAITING</text:span><text:span text:style-name="T360_4"><text:s/>60<text:s/></text:span><text:span text:style-name="T360_5">SECONDS</text:span><text:span text:style-name="T360_6"><text:s/></text:span><text:span text:style-name="T360_7">FOR</text:span><text:span text:style-name="T360_8"><text:s/></text:span><text:span text:style-name="T360_9">DIRECTORY</text:span><text:span text:style-name="T360_10"><text:s/></text:span><text:span text:style-name="T360_11">BLOCK</text:span><text:span text:style-name="T360_12"><text:s/></text:span><text:span text:style-name="T360_13">TO</text:span><text:span text:style-name="T360_14"><text:s/></text:span><text:span text:style-name="T360_15">CLOSE</text:span></text:p>
      <text:p text:style-name="P361"><text:span text:style-name="T361_1">sleep</text:span><text:span text:style-name="T361_2"><text:s/>60</text:span></text:p>
      <text:p text:style-name="P362"><text:span text:style-name="T362_1">echo</text:span><text:span text:style-name="T362_2"><text:s/></text:span><text:span text:style-name="T362_3">Chain</text:span><text:span text:style-name="T362_4"><text:s/></text:span><text:span text:style-name="T362_5">Head</text:span><text:span text:style-name="T362_6"><text:s/></text:span><text:span text:style-name="T362_7">Merkelroot</text:span></text:p>
      <text:p text:style-name="P363"><text:span text:style-name="T363_1">HEAD</text:span><text:span text:style-name="T363_2">=$(</text:span><text:span text:style-name="T363_3">factom</text:span><text:span text:style-name="T363_4">-</text:span><text:span text:style-name="T363_5">cli</text:span><text:span text:style-name="T363_6"><text:s/></text:span><text:span text:style-name="T363_7">get</text:span><text:span text:style-name="T363_8"><text:s/></text:span><text:span text:style-name="T363_9">chain</text:span><text:span text:style-name="T363_10"><text:s/>$</text:span><text:span text:style-name="T363_11">CHAINID</text:span><text:span text:style-name="T363_12">)</text:span></text:p>
      <text:p text:style-name="P364"><text:span text:style-name="T364_1">echo</text:span><text:span text:style-name="T364_2"><text:s/>$</text:span><text:span text:style-name="T364_3">HEAD</text:span></text:p>
      <text:p text:style-name="P365"><text:span text:style-name="T365_1">factom</text:span><text:span text:style-name="T365_2">-</text:span><text:span text:style-name="T365_3">cli</text:span><text:span text:style-name="T365_4"><text:s/></text:span><text:span text:style-name="T365_5">balance</text:span><text:span text:style-name="T365_6"><text:s/></text:span><text:span text:style-name="T365_7">ec</text:span><text:span text:style-name="T365_8"><text:s/></text:span><text:span text:style-name="T365_9">xxx</text:span></text:p>
      <text:p text:style-name="P366"><text:span text:style-name="T366_1">echo</text:span></text:p>
      <text:p text:style-name="P367"/>
      <text:p text:style-name="P368"><text:span text:style-name="T368_1">echo</text:span><text:span text:style-name="T368_2"><text:s/>3.1.2<text:s/></text:span><text:span text:style-name="T368_3">MAKE</text:span><text:span text:style-name="T368_4"><text:s/></text:span><text:span text:style-name="T368_5">CHAIN</text:span><text:span text:style-name="T368_6"><text:s/></text:span><text:span text:style-name="T368_7">USING</text:span><text:span text:style-name="T368_8"><text:s/></text:span><text:span text:style-name="T368_9">ENTRY</text:span><text:span text:style-name="T368_10"><text:s/></text:span><text:span text:style-name="T368_11">CREDIT</text:span><text:span text:style-name="T368_12"><text:s/></text:span><text:span text:style-name="T368_13">ADDRESS</text:span><text:span text:style-name="T368_14"><text:s/></text:span><text:span text:style-name="T368_15">NAME</text:span></text:p>
      <text:p text:style-name="P369"><text:span text:style-name="T369_1">echo</text:span></text:p>
      <text:p text:style-name="P370"><text:span text:style-name="T370_1">factom</text:span><text:span text:style-name="T370_2">-</text:span><text:span text:style-name="T370_3">cli</text:span><text:span text:style-name="T370_4"><text:s/></text:span><text:span text:style-name="T370_5">balance</text:span><text:span text:style-name="T370_6"><text:s/></text:span><text:span text:style-name="T370_7">ec</text:span><text:span text:style-name="T370_8"><text:s/></text:span><text:span text:style-name="T370_9">ec</text:span><text:span text:style-name="T370_10">-</text:span><text:span text:style-name="T370_11">wallet</text:span><text:span text:style-name="T370_12">-</text:span><text:span text:style-name="T370_13">address</text:span><text:span text:style-name="T370_14">-</text:span><text:span text:style-name="T370_15">name</text:span><text:span text:style-name="T370_16">01</text:span></text:p>
      <text:p text:style-name="P371"><text:span text:style-name="T371_1">echo</text:span><text:span text:style-name="T371_2"><text:s/></text:span><text:span text:style-name="T371_3">Proposed</text:span><text:span text:style-name="T371_4"><text:s/></text:span><text:span text:style-name="T371_5">New</text:span><text:span text:style-name="T371_6"><text:s/></text:span><text:span text:style-name="T371_7">Chain</text:span><text:span text:style-name="T371_8"><text:s/></text:span><text:span text:style-name="T371_9">ID</text:span></text:p>
      <text:p text:style-name="P372"><text:span text:style-name="T372_1">CHAINIDGOOD</text:span><text:span text:style-name="T372_2">=$(</text:span><text:span text:style-name="T372_3">factom</text:span><text:span text:style-name="T372_4">-</text:span><text:span text:style-name="T372_5">cli</text:span><text:span text:style-name="T372_6"><text:s/></text:span><text:span text:style-name="T372_7">mkchain</text:span><text:span text:style-name="T372_8"><text:s/>-</text:span><text:span text:style-name="T372_9">e</text:span><text:span text:style-name="T372_10"><text:s/>111111<text:s/>-</text:span><text:span text:style-name="T372_11">e</text:span><text:span text:style-name="T372_12"><text:s/>222222<text:s/></text:span><text:span text:style-name="T372_13">ec</text:span><text:span text:style-name="T372_14">-</text:span><text:span text:style-name="T372_15">wallet</text:span><text:span text:style-name="T372_16">-</text:span><text:span text:style-name="T372_17">address</text:span><text:span text:style-name="T372_18">-</text:span><text:span text:style-name="T372_19">name</text:span><text:span text:style-name="T372_20">01<text:s/>&lt;~/</text:span><text:span text:style-name="T372_21">testing</text:span><text:span text:style-name="T372_22">/</text:span><text:span text:style-name="T372_23">testing</text:span><text:span text:style-name="T372_24">/</text:span><text:span text:style-name="T372_25">test</text:span><text:span text:style-name="T372_26">-</text:span><text:span text:style-name="T372_27">plans</text:span><text:span text:style-name="T372_28">-</text:span><text:span text:style-name="T372_29">and</text:span><text:span text:style-name="T372_30">-</text:span><text:span text:style-name="T372_31">scripts</text:span><text:span text:style-name="T372_32">/</text:span><text:span text:style-name="T372_33">entries</text:span><text:span text:style-name="T372_34">/1</text:span><text:span text:style-name="T372_35">st</text:span><text:span text:style-name="T372_36">-</text:span><text:span text:style-name="T372_37">entry</text:span><text:span text:style-name="T372_38"><text:s/>|<text:s/></text:span><text:span text:style-name="T372_39">awk</text:span><text:span text:style-name="T372_40"><text:s/>'{</text:span><text:span text:style-name="T372_41">printf</text:span><text:span text:style-name="T372_42"><text:s/>$3}')</text:span></text:p>
      <text:p text:style-name="P373"><text:span text:style-name="T373_1">echo</text:span><text:span text:style-name="T373_2"><text:s/>$</text:span><text:span text:style-name="T373_3">CHAINIDGOOD</text:span></text:p>
      <text:p text:style-name="P374"><text:span text:style-name="T374_1">echo</text:span></text:p>
      <text:p text:style-name="P375"><text:span text:style-name="T375_1">echo</text:span><text:span text:style-name="T375_2"><text:s/></text:span><text:span text:style-name="T375_3">WAITING</text:span><text:span text:style-name="T375_4"><text:s/>60<text:s/></text:span><text:span text:style-name="T375_5">SECONDS</text:span><text:span text:style-name="T375_6"><text:s/></text:span><text:span text:style-name="T375_7">FOR</text:span><text:span text:style-name="T375_8"><text:s/></text:span><text:span text:style-name="T375_9">DIRECTORY</text:span><text:span text:style-name="T375_10"><text:s/></text:span><text:span text:style-name="T375_11">BLOCK</text:span><text:span text:style-name="T375_12"><text:s/></text:span><text:span text:style-name="T375_13">TO</text:span><text:span text:style-name="T375_14"><text:s/></text:span><text:span text:style-name="T375_15">CLOSE</text:span></text:p>
      <text:p text:style-name="P376"><text:span text:style-name="T376_1">sleep</text:span><text:span text:style-name="T376_2"><text:s/>60</text:span></text:p>
      <text:p text:style-name="P377"><text:span text:style-name="T377_1">echo</text:span><text:span text:style-name="T377_2"><text:s/></text:span><text:span text:style-name="T377_3">Chain</text:span><text:span text:style-name="T377_4"><text:s/></text:span><text:span text:style-name="T377_5">Head</text:span><text:span text:style-name="T377_6"><text:s/></text:span><text:span text:style-name="T377_7">Merkelroot</text:span></text:p>
      <text:p text:style-name="P378"><text:span text:style-name="T378_1">HEADGOOD</text:span><text:span text:style-name="T378_2">=$(</text:span><text:span text:style-name="T378_3">factom</text:span><text:span text:style-name="T378_4">-</text:span><text:span text:style-name="T378_5">cli</text:span><text:span text:style-name="T378_6"><text:s/></text:span><text:span text:style-name="T378_7">get</text:span><text:span text:style-name="T378_8"><text:s/></text:span><text:span text:style-name="T378_9">chain</text:span><text:span text:style-name="T378_10"><text:s/>$</text:span><text:span text:style-name="T378_11">CHAINIDGOOD</text:span><text:span text:style-name="T378_12">)</text:span></text:p>
      <text:p text:style-name="P379"><text:span text:style-name="T379_1">echo</text:span><text:span text:style-name="T379_2"><text:s/>$</text:span><text:span text:style-name="T379_3">HEADGOOD</text:span></text:p>
      <text:p text:style-name="P380"><text:span text:style-name="T380_1">factom</text:span><text:span text:style-name="T380_2">-</text:span><text:span text:style-name="T380_3">cli</text:span><text:span text:style-name="T380_4"><text:s/></text:span><text:span text:style-name="T380_5">balance</text:span><text:span text:style-name="T380_6"><text:s/></text:span><text:span text:style-name="T380_7">ec</text:span><text:span text:style-name="T380_8"><text:s/></text:span><text:span text:style-name="T380_9">ec</text:span><text:span text:style-name="T380_10">-</text:span><text:span text:style-name="T380_11">wallet</text:span><text:span text:style-name="T380_12">-</text:span><text:span text:style-name="T380_13">address</text:span><text:span text:style-name="T380_14">-</text:span><text:span text:style-name="T380_15">name</text:span><text:span text:style-name="T380_16">01</text:span></text:p>
      <text:p text:style-name="P381"><text:span text:style-name="T381_1">echo</text:span></text:p>
      <text:p text:style-name="P382"/>
      <text:p text:style-name="P383"><text:span text:style-name="T383_1">echo</text:span><text:span text:style-name="T383_2"><text:s/>3.1.3<text:s/></text:span><text:span text:style-name="T383_3">MAKE</text:span><text:span text:style-name="T383_4"><text:s/></text:span><text:span text:style-name="T383_5">CHAIN</text:span><text:span text:style-name="T383_6"><text:s/></text:span><text:span text:style-name="T383_7">THAT</text:span><text:span text:style-name="T383_8"><text:s/></text:span><text:span text:style-name="T383_9">ALREADY</text:span><text:span text:style-name="T383_10"><text:s/></text:span><text:span text:style-name="T383_11">EXISTS</text:span></text:p>
      <text:p text:style-name="P384"><text:span text:style-name="T384_1">echo</text:span></text:p>
      <text:p text:style-name="P385"><text:span text:style-name="T385_1">factom</text:span><text:span text:style-name="T385_2">-</text:span><text:span text:style-name="T385_3">cli</text:span><text:span text:style-name="T385_4"><text:s/></text:span><text:span text:style-name="T385_5">balance</text:span><text:span text:style-name="T385_6"><text:s/></text:span><text:span text:style-name="T385_7">ec</text:span><text:span text:style-name="T385_8"><text:s/></text:span><text:span text:style-name="T385_9">ec</text:span><text:span text:style-name="T385_10">-</text:span><text:span text:style-name="T385_11">wallet</text:span><text:span text:style-name="T385_12">-</text:span><text:span text:style-name="T385_13">address</text:span><text:span text:style-name="T385_14">-</text:span><text:span text:style-name="T385_15">name</text:span><text:span text:style-name="T385_16">01</text:span></text:p>
      <text:p text:style-name="P386"><text:span text:style-name="T386_1">echo</text:span><text:span text:style-name="T386_2"><text:s/></text:span><text:span text:style-name="T386_3">Proposed</text:span><text:span text:style-name="T386_4"><text:s/></text:span><text:span text:style-name="T386_5">New</text:span><text:span text:style-name="T386_6"><text:s/></text:span><text:span text:style-name="T386_7">Chain</text:span><text:span text:style-name="T386_8"><text:s/></text:span><text:span text:style-name="T386_9">ID</text:span></text:p>
      <text:p text:style-name="P387"><text:span text:style-name="T387_1">CHAINID</text:span><text:span text:style-name="T387_2">=$(</text:span><text:span text:style-name="T387_3">factom</text:span><text:span text:style-name="T387_4">-</text:span><text:span text:style-name="T387_5">cli</text:span><text:span text:style-name="T387_6"><text:s/></text:span><text:span text:style-name="T387_7">mkchain</text:span><text:span text:style-name="T387_8"><text:s/>-</text:span><text:span text:style-name="T387_9">e</text:span><text:span text:style-name="T387_10"><text:s/>111111<text:s/>-</text:span><text:span text:style-name="T387_11">e</text:span><text:span text:style-name="T387_12"><text:s/>222222<text:s/></text:span><text:span text:style-name="T387_13">ec</text:span><text:span text:style-name="T387_14">-</text:span><text:span text:style-name="T387_15">wallet</text:span><text:span text:style-name="T387_16">-</text:span><text:span text:style-name="T387_17">address</text:span><text:span text:style-name="T387_18">-</text:span><text:span text:style-name="T387_19">name</text:span><text:span text:style-name="T387_20">01<text:s/>&lt;~/</text:span><text:span text:style-name="T387_21">testing</text:span><text:span text:style-name="T387_22">/</text:span><text:span text:style-name="T387_23">testing</text:span><text:span text:style-name="T387_24">/</text:span><text:span text:style-name="T387_25">test</text:span><text:span text:style-name="T387_26">-</text:span><text:span text:style-name="T387_27">plans</text:span><text:span text:style-name="T387_28">-</text:span><text:span text:style-name="T387_29">and</text:span><text:span text:style-name="T387_30">-</text:span><text:span text:style-name="T387_31">scripts</text:span><text:span text:style-name="T387_32">/</text:span><text:span text:style-name="T387_33">entries</text:span><text:span text:style-name="T387_34">/1</text:span><text:span text:style-name="T387_35">st</text:span><text:span text:style-name="T387_36">-</text:span><text:span text:style-name="T387_37">entry</text:span><text:span text:style-name="T387_38"><text:s/>|<text:s/></text:span><text:span text:style-name="T387_39">awk</text:span><text:span text:style-name="T387_40"><text:s/>'{</text:span><text:span text:style-name="T387_41">printf</text:span><text:span text:style-name="T387_42"><text:s/>$3}')</text:span></text:p>
      <text:p text:style-name="P388"><text:span text:style-name="T388_1">echo</text:span><text:span text:style-name="T388_2"><text:s/>$</text:span><text:span text:style-name="T388_3">CHAINID</text:span></text:p>
      <text:p text:style-name="P389"><text:span text:style-name="T389_1">echo</text:span></text:p>
      <text:p text:style-name="P390"><text:span text:style-name="T390_1">echo</text:span><text:span text:style-name="T390_2"><text:s/></text:span><text:span text:style-name="T390_3">WAITING</text:span><text:span text:style-name="T390_4"><text:s/>60<text:s/></text:span><text:span text:style-name="T390_5">SECONDS</text:span><text:span text:style-name="T390_6"><text:s/></text:span><text:span text:style-name="T390_7">FOR</text:span><text:span text:style-name="T390_8"><text:s/></text:span><text:span text:style-name="T390_9">DIRECTORY</text:span><text:span text:style-name="T390_10"><text:s/></text:span><text:span text:style-name="T390_11">BLOCK</text:span><text:span text:style-name="T390_12"><text:s/></text:span><text:span text:style-name="T390_13">TO</text:span><text:span text:style-name="T390_14"><text:s/></text:span><text:span text:style-name="T390_15">CLOSE</text:span></text:p>
      <text:p text:style-name="P391"><text:span text:style-name="T391_1">sleep</text:span><text:span text:style-name="T391_2"><text:s/>60</text:span></text:p>
      <text:p text:style-name="P392"><text:span text:style-name="T392_1">echo</text:span><text:span text:style-name="T392_2"><text:s/></text:span><text:span text:style-name="T392_3">Chain</text:span><text:span text:style-name="T392_4"><text:s/></text:span><text:span text:style-name="T392_5">Head</text:span><text:span text:style-name="T392_6"><text:s/></text:span><text:span text:style-name="T392_7">Merkelroot</text:span></text:p>
      <text:p text:style-name="P393"><text:span text:style-name="T393_1">HEAD</text:span><text:span text:style-name="T393_2">=$(</text:span><text:span text:style-name="T393_3">factom</text:span><text:span text:style-name="T393_4">-</text:span><text:span text:style-name="T393_5">cli</text:span><text:span text:style-name="T393_6"><text:s/></text:span><text:span text:style-name="T393_7">get</text:span><text:span text:style-name="T393_8"><text:s/></text:span><text:span text:style-name="T393_9">chain</text:span><text:span text:style-name="T393_10"><text:s/>$</text:span><text:span text:style-name="T393_11">CHAINID</text:span><text:span text:style-name="T393_12">)</text:span></text:p>
      <text:p text:style-name="P394"><text:span text:style-name="T394_1">echo</text:span><text:span text:style-name="T394_2"><text:s/>$</text:span><text:span text:style-name="T394_3">HEAD</text:span></text:p>
      <text:p text:style-name="P395"><text:span text:style-name="T395_1">factom</text:span><text:span text:style-name="T395_2">-</text:span><text:span text:style-name="T395_3">cli</text:span><text:span text:style-name="T395_4"><text:s/></text:span><text:span text:style-name="T395_5">balance</text:span><text:span text:style-name="T395_6"><text:s/></text:span><text:span text:style-name="T395_7">ec</text:span><text:span text:style-name="T395_8"><text:s/></text:span><text:span text:style-name="T395_9">ec</text:span><text:span text:style-name="T395_10">-</text:span><text:span text:style-name="T395_11">wallet</text:span><text:span text:style-name="T395_12">-</text:span><text:span text:style-name="T395_13">address</text:span><text:span text:style-name="T395_14">-</text:span><text:span text:style-name="T395_15">name</text:span><text:span text:style-name="T395_16">01</text:span></text:p>
      <text:p text:style-name="P396"><text:span text:style-name="T396_1">echo</text:span></text:p>
      <text:p text:style-name="P397"/>
      <text:p text:style-name="P398"><text:span text:style-name="T398_1">echo</text:span><text:span text:style-name="T398_2"><text:s/>3.1.4<text:s/></text:span><text:span text:style-name="T398_3">MAKE</text:span><text:span text:style-name="T398_4"><text:s/></text:span><text:span text:style-name="T398_5">SAME</text:span><text:span text:style-name="T398_6"><text:s/></text:span><text:span text:style-name="T398_7">CHAIN</text:span><text:span text:style-name="T398_8"><text:s/></text:span><text:span text:style-name="T398_9">USING</text:span><text:span text:style-name="T398_10"><text:s/></text:span><text:span text:style-name="T398_11">DIFFERENT</text:span><text:span text:style-name="T398_12"><text:s/></text:span><text:span text:style-name="T398_13">EXTERNAL</text:span><text:span text:style-name="T398_14"><text:s/></text:span><text:span text:style-name="T398_15">ID</text:span></text:p>
      <text:p text:style-name="P399"><text:span text:style-name="T399_1">echo</text:span></text:p>
      <text:p text:style-name="P400"><text:span text:style-name="T400_1">echo</text:span><text:span text:style-name="T400_2"><text:s/></text:span><text:span text:style-name="T400_3">Proposed</text:span><text:span text:style-name="T400_4"><text:s/></text:span><text:span text:style-name="T400_5">New</text:span><text:span text:style-name="T400_6"><text:s/></text:span><text:span text:style-name="T400_7">Chain</text:span><text:span text:style-name="T400_8"><text:s/></text:span><text:span text:style-name="T400_9">ID</text:span></text:p>
      <text:p text:style-name="P401"><text:span text:style-name="T401_1">CHAINID</text:span><text:span text:style-name="T401_2">=$(</text:span><text:span text:style-name="T401_3">factom</text:span><text:span text:style-name="T401_4">-</text:span><text:span text:style-name="T401_5">cli</text:span><text:span text:style-name="T401_6"><text:s/></text:span><text:span text:style-name="T401_7">mkchain</text:span><text:span text:style-name="T401_8"><text:s/>-</text:span><text:span text:style-name="T401_9">e</text:span><text:span text:style-name="T401_10"><text:s/>111111<text:s/>-</text:span><text:span text:style-name="T401_11">e</text:span><text:span text:style-name="T401_12"><text:s/>222222<text:s/></text:span><text:span text:style-name="T401_13">ec</text:span><text:span text:style-name="T401_14">-</text:span><text:span text:style-name="T401_15">wallet</text:span><text:span text:style-name="T401_16">-</text:span><text:span text:style-name="T401_17">address</text:span><text:span text:style-name="T401_18">-</text:span><text:span text:style-name="T401_19">name</text:span><text:span text:style-name="T401_20">01<text:s/>&lt;~/</text:span><text:span text:style-name="T401_21">testing</text:span><text:span text:style-name="T401_22">/</text:span><text:span text:style-name="T401_23">testing</text:span><text:span text:style-name="T401_24">/</text:span><text:span text:style-name="T401_25">test</text:span><text:span text:style-name="T401_26">-</text:span><text:span text:style-name="T401_27">plans</text:span><text:span text:style-name="T401_28">-</text:span><text:span text:style-name="T401_29">and</text:span><text:span text:style-name="T401_30">-</text:span><text:span text:style-name="T401_31">scripts</text:span><text:span text:style-name="T401_32">/</text:span><text:span text:style-name="T401_33">entries</text:span><text:span text:style-name="T401_34">/2</text:span><text:span text:style-name="T401_35">nd</text:span><text:span text:style-name="T401_36">-</text:span><text:span text:style-name="T401_37">entry</text:span><text:span text:style-name="T401_38"><text:s/>|<text:s/></text:span><text:span text:style-name="T401_39">awk</text:span><text:span text:style-name="T401_40"><text:s/>'{</text:span><text:span text:style-name="T401_41">printf</text:span><text:span text:style-name="T401_42"><text:s/>$3}')</text:span></text:p>
      <text:p text:style-name="P402"><text:span text:style-name="T402_1">echo</text:span><text:span text:style-name="T402_2"><text:s/>$</text:span><text:span text:style-name="T402_3">CHAINID</text:span></text:p>
      <text:p text:style-name="P403"><text:span text:style-name="T403_1">echo</text:span></text:p>
      <text:p text:style-name="P404"><text:span text:style-name="T404_1">echo</text:span><text:span text:style-name="T404_2"><text:s/></text:span><text:span text:style-name="T404_3">WAITING</text:span><text:span text:style-name="T404_4"><text:s/>60<text:s/></text:span><text:span text:style-name="T404_5">SECONDS</text:span><text:span text:style-name="T404_6"><text:s/></text:span><text:span text:style-name="T404_7">FOR</text:span><text:span text:style-name="T404_8"><text:s/></text:span><text:span text:style-name="T404_9">DIRECTORY</text:span><text:span text:style-name="T404_10"><text:s/></text:span><text:span text:style-name="T404_11">BLOCK</text:span><text:span text:style-name="T404_12"><text:s/></text:span><text:span text:style-name="T404_13">TO</text:span><text:span text:style-name="T404_14"><text:s/></text:span><text:span text:style-name="T404_15">CLOSE</text:span></text:p>
      <text:p text:style-name="P405"><text:span text:style-name="T405_1">sleep</text:span><text:span text:style-name="T405_2"><text:s/>60</text:span></text:p>
      <text:p text:style-name="P406"><text:span text:style-name="T406_1">echo</text:span><text:span text:style-name="T406_2"><text:s/></text:span><text:span text:style-name="T406_3">Chain</text:span><text:span text:style-name="T406_4"><text:s/></text:span><text:span text:style-name="T406_5">Head</text:span><text:span text:style-name="T406_6"><text:s/></text:span><text:span text:style-name="T406_7">Merkelroot</text:span></text:p>
      <text:p text:style-name="P407"><text:span text:style-name="T407_1">HEAD</text:span><text:span text:style-name="T407_2">=$(</text:span><text:span text:style-name="T407_3">factom</text:span><text:span text:style-name="T407_4">-</text:span><text:span text:style-name="T407_5">cli</text:span><text:span text:style-name="T407_6"><text:s/></text:span><text:span text:style-name="T407_7">get</text:span><text:span text:style-name="T407_8"><text:s/></text:span><text:span text:style-name="T407_9">chain</text:span><text:span text:style-name="T407_10"><text:s/>$</text:span><text:span text:style-name="T407_11">CHAINID</text:span><text:span text:style-name="T407_12">)</text:span></text:p>
      <text:p text:style-name="P408"><text:span text:style-name="T408_1">echo</text:span><text:span text:style-name="T408_2"><text:s/>$</text:span><text:span text:style-name="T408_3">HEAD</text:span></text:p>
      <text:p text:style-name="P409"><text:span text:style-name="T409_1">factom</text:span><text:span text:style-name="T409_2">-</text:span><text:span text:style-name="T409_3">cli</text:span><text:span text:style-name="T409_4"><text:s/></text:span><text:span text:style-name="T409_5">balance</text:span><text:span text:style-name="T409_6"><text:s/></text:span><text:span text:style-name="T409_7">ec</text:span><text:span text:style-name="T409_8"><text:s/>$</text:span><text:span text:style-name="T409_9">ECWALLETADDRESSKEY</text:span><text:span text:style-name="T409_10">01</text:span></text:p>
      <text:p text:style-name="P410"><text:span text:style-name="T410_1">echo</text:span></text:p>
      <text:p text:style-name="P411"/>
      <text:p text:style-name="P412"><text:span text:style-name="T412_1">echo</text:span><text:span text:style-name="T412_2"><text:s/>3.1.5<text:s/></text:span><text:span text:style-name="T412_3">MAKE</text:span><text:span text:style-name="T412_4"><text:s/></text:span><text:span text:style-name="T412_5">CHAIN</text:span><text:span text:style-name="T412_6"><text:s/></text:span><text:span text:style-name="T412_7">USING</text:span><text:span text:style-name="T412_8"><text:s/></text:span><text:span text:style-name="T412_9">A</text:span><text:span text:style-name="T412_10"><text:s/></text:span><text:span text:style-name="T412_11">ENTRY</text:span><text:span text:style-name="T412_12"><text:s/></text:span><text:span text:style-name="T412_13">CREDIT</text:span><text:span text:style-name="T412_14"><text:s/></text:span><text:span text:style-name="T412_15">ADDRESS</text:span><text:span text:style-name="T412_16"><text:s/></text:span><text:span text:style-name="T412_17">KEY</text:span></text:p>
      <text:p text:style-name="P413"><text:span text:style-name="T413_1">echo</text:span></text:p>
      <text:p text:style-name="P414"><text:span text:style-name="T414_1">HOUR</text:span><text:span text:style-name="T414_2">=$(<text:s/></text:span><text:span text:style-name="T414_3">date</text:span><text:span text:style-name="T414_4"><text:s/>+%</text:span><text:span text:style-name="T414_5">H</text:span><text:span text:style-name="T414_6"><text:s/>)</text:span></text:p>
      <text:p text:style-name="P415"><text:span text:style-name="T415_1">MINUTE</text:span><text:span text:style-name="T415_2">=$(<text:s/></text:span><text:span text:style-name="T415_3">date</text:span><text:span text:style-name="T415_4"><text:s/>+%</text:span><text:span text:style-name="T415_5">M</text:span><text:span text:style-name="T415_6"><text:s/>)</text:span></text:p>
      <text:p text:style-name="P416"><text:span text:style-name="T416_1">echo</text:span><text:span text:style-name="T416_2"><text:s/></text:span><text:span text:style-name="T416_3">Proposed</text:span><text:span text:style-name="T416_4"><text:s/></text:span><text:span text:style-name="T416_5">New</text:span><text:span text:style-name="T416_6"><text:s/></text:span><text:span text:style-name="T416_7">Chain</text:span><text:span text:style-name="T416_8"><text:s/></text:span><text:span text:style-name="T416_9">ID</text:span></text:p>
      <text:p text:style-name="P417"><text:span text:style-name="T417_1">CHAINID</text:span><text:span text:style-name="T417_2">=$(</text:span><text:span text:style-name="T417_3">factom</text:span><text:span text:style-name="T417_4">-</text:span><text:span text:style-name="T417_5">cli</text:span><text:span text:style-name="T417_6"><text:s/></text:span><text:span text:style-name="T417_7">mkchain</text:span><text:span text:style-name="T417_8"><text:s/>-</text:span><text:span text:style-name="T417_9">e</text:span><text:span text:style-name="T417_10"><text:s/>$</text:span><text:span text:style-name="T417_11">HOUR</text:span><text:span text:style-name="T417_12"><text:s/>-</text:span><text:span text:style-name="T417_13">e</text:span><text:span text:style-name="T417_14"><text:s/>$</text:span><text:span text:style-name="T417_15">MINUTE</text:span><text:span text:style-name="T417_16"><text:s/>$</text:span><text:span text:style-name="T417_17">ECWALLETADDRESSKEY</text:span><text:span text:style-name="T417_18">01<text:s/>&lt;~/</text:span><text:span text:style-name="T417_19">testing</text:span><text:span text:style-name="T417_20">/</text:span><text:span text:style-name="T417_21">testing</text:span><text:span text:style-name="T417_22">/</text:span><text:span text:style-name="T417_23">test</text:span><text:span text:style-name="T417_24">-</text:span><text:span text:style-name="T417_25">plans</text:span><text:span text:style-name="T417_26">-</text:span><text:span text:style-name="T417_27">and</text:span><text:span text:style-name="T417_28">-</text:span><text:span text:style-name="T417_29">scripts</text:span><text:span text:style-name="T417_30">/</text:span><text:span text:style-name="T417_31">entries</text:span><text:span text:style-name="T417_32">/1</text:span><text:span text:style-name="T417_33">st</text:span><text:span text:style-name="T417_34">-</text:span><text:span text:style-name="T417_35">entry</text:span><text:span text:style-name="T417_36"><text:s/>|<text:s/></text:span><text:span text:style-name="T417_37">awk</text:span><text:span text:style-name="T417_38"><text:s/>'{</text:span><text:span text:style-name="T417_39">printf</text:span><text:span text:style-name="T417_40"><text:s/>$3}')</text:span></text:p>
      <text:p text:style-name="P418"><text:span text:style-name="T418_1">echo</text:span><text:span text:style-name="T418_2"><text:s/>$</text:span><text:span text:style-name="T418_3">CHAINID</text:span></text:p>
      <text:p text:style-name="P419"><text:span text:style-name="T419_1">echo</text:span></text:p>
      <text:p text:style-name="P420"><text:span text:style-name="T420_1">echo</text:span><text:span text:style-name="T420_2"><text:s/></text:span><text:span text:style-name="T420_3">WAITING</text:span><text:span text:style-name="T420_4"><text:s/>60<text:s/></text:span><text:span text:style-name="T420_5">SECONDS</text:span><text:span text:style-name="T420_6"><text:s/></text:span><text:span text:style-name="T420_7">FOR</text:span><text:span text:style-name="T420_8"><text:s/></text:span><text:span text:style-name="T420_9">DIRECTORY</text:span><text:span text:style-name="T420_10"><text:s/></text:span><text:span text:style-name="T420_11">BLOCK</text:span><text:span text:style-name="T420_12"><text:s/></text:span><text:span text:style-name="T420_13">TO</text:span><text:span text:style-name="T420_14"><text:s/></text:span><text:span text:style-name="T420_15">CLOSE</text:span></text:p>
      <text:p text:style-name="P421"><text:span text:style-name="T421_1">sleep</text:span><text:span text:style-name="T421_2"><text:s/>60</text:span></text:p>
      <text:p text:style-name="P422"><text:span text:style-name="T422_1">echo</text:span><text:span text:style-name="T422_2"><text:s/></text:span><text:span text:style-name="T422_3">Chain</text:span><text:span text:style-name="T422_4"><text:s/></text:span><text:span text:style-name="T422_5">Head</text:span><text:span text:style-name="T422_6"><text:s/></text:span><text:span text:style-name="T422_7">Merkelroot</text:span></text:p>
      <text:p text:style-name="P423"><text:span text:style-name="T423_1">HEAD</text:span><text:span text:style-name="T423_2">=$(</text:span><text:span text:style-name="T423_3">factom</text:span><text:span text:style-name="T423_4">-</text:span><text:span text:style-name="T423_5">cli</text:span><text:span text:style-name="T423_6"><text:s/></text:span><text:span text:style-name="T423_7">get</text:span><text:span text:style-name="T423_8"><text:s/></text:span><text:span text:style-name="T423_9">chain</text:span><text:span text:style-name="T423_10"><text:s/>$</text:span><text:span text:style-name="T423_11">CHAINID</text:span><text:span text:style-name="T423_12">)</text:span></text:p>
      <text:p text:style-name="P424"><text:span text:style-name="T424_1">echo</text:span><text:span text:style-name="T424_2"><text:s/>$</text:span><text:span text:style-name="T424_3">HEAD</text:span></text:p>
      <text:p text:style-name="P425"><text:span text:style-name="T425_1">factom</text:span><text:span text:style-name="T425_2">-</text:span><text:span text:style-name="T425_3">cli</text:span><text:span text:style-name="T425_4"><text:s/></text:span><text:span text:style-name="T425_5">balance</text:span><text:span text:style-name="T425_6"><text:s/></text:span><text:span text:style-name="T425_7">ec</text:span><text:span text:style-name="T425_8"><text:s/>$</text:span><text:span text:style-name="T425_9">ECWALLETADDRESSKEY</text:span><text:span text:style-name="T425_10">01</text:span></text:p>
      <text:p text:style-name="P426"><text:span text:style-name="T426_1">echo</text:span></text:p>
      <text:p text:style-name="P427"/>
      <text:p text:style-name="P428"><text:span text:style-name="T428_1">echo</text:span><text:span text:style-name="T428_2"><text:s/>3.2<text:s/></text:span><text:span text:style-name="T428_3">SHOW</text:span><text:span text:style-name="T428_4"><text:s/></text:span><text:span text:style-name="T428_5">ENTRY</text:span><text:span text:style-name="T428_6"><text:s/></text:span><text:span text:style-name="T428_7">BLOCK</text:span><text:span text:style-name="T428_8"><text:s/></text:span><text:span text:style-name="T428_9">CHAIN</text:span></text:p>
      <text:p text:style-name="P429"><text:span text:style-name="T429_1">ENTRYKEYMERKELROOT</text:span><text:span text:style-name="T429_2">=$</text:span><text:span text:style-name="T429_3">HEADGOOD</text:span></text:p>
      <text:p text:style-name="P430"><text:span text:style-name="T430_1">until</text:span><text:span text:style-name="T430_2"><text:s/>[<text:s/>"$</text:span><text:span text:style-name="T430_3">ENTRYKEYMERKELROOT</text:span><text:span text:style-name="T430_4">"<text:s/>=<text:s text:c="2"/>'0000000000000000000000000000000000000000000000000000000000000000'<text:s/>-</text:span><text:span text:style-name="T430_5">o</text:span><text:span text:style-name="T430_6"><text:s/>"$</text:span><text:span text:style-name="T430_7">ENTRYKEYMERKELROOT</text:span><text:span text:style-name="T430_8">"<text:s/>=<text:s/>""<text:s/>];<text:s/></text:span><text:span text:style-name="T430_9">do</text:span></text:p>
      <text:p text:style-name="P431"><text:span text:style-name="T431_1"><text:tab/></text:span><text:span text:style-name="T431_2">RESULT</text:span><text:span text:style-name="T431_3">=$(</text:span><text:span text:style-name="T431_4">factom</text:span><text:span text:style-name="T431_5">-</text:span><text:span text:style-name="T431_6">cli</text:span><text:span text:style-name="T431_7"><text:s/></text:span><text:span text:style-name="T431_8">get</text:span><text:span text:style-name="T431_9"><text:s/></text:span><text:span text:style-name="T431_10">eblock</text:span><text:span text:style-name="T431_11"><text:s/>$</text:span><text:span text:style-name="T431_12">ENTRYKEYMERKELROOT</text:span><text:span text:style-name="T431_13">)</text:span></text:p>
      <text:p text:style-name="P432"><text:span text:style-name="T432_1">#<text:s text:c="3"/></text:span><text:span text:style-name="T432_2">echo</text:span><text:span text:style-name="T432_3"><text:s/>$</text:span><text:span text:style-name="T432_4">RESULT</text:span></text:p>
      <text:p text:style-name="P433"><text:span text:style-name="T433_1"><text:tab/></text:span><text:span text:style-name="T433_2">SEQNO</text:span><text:span text:style-name="T433_3">=$(</text:span><text:span text:style-name="T433_4">echo</text:span><text:span text:style-name="T433_5"><text:s/>$</text:span><text:span text:style-name="T433_6">RESULT</text:span><text:span text:style-name="T433_7"><text:s/>|<text:s/></text:span><text:span text:style-name="T433_8">awk</text:span><text:span text:style-name="T433_9"><text:s/>'{</text:span><text:span text:style-name="T433_10">printf</text:span><text:span text:style-name="T433_11"><text:s/>$2}')</text:span></text:p>
      <text:p text:style-name="P434"><text:span text:style-name="T434_1"><text:tab/></text:span><text:span text:style-name="T434_2">TIMESTAMP</text:span><text:span text:style-name="T434_3">=$(</text:span><text:span text:style-name="T434_4">echo</text:span><text:span text:style-name="T434_5"><text:s/>$</text:span><text:span text:style-name="T434_6">RESULT</text:span><text:span text:style-name="T434_7"><text:s/>|<text:s/></text:span><text:span text:style-name="T434_8">awk</text:span><text:span text:style-name="T434_9"><text:s/>'{</text:span><text:span text:style-name="T434_10">printf</text:span><text:span text:style-name="T434_11"><text:s/>$8}')<text:s text:c="4"/></text:span></text:p>
      <text:p text:style-name="P435"><text:span text:style-name="T435_1"><text:tab/></text:span><text:span text:style-name="T435_2">EBCHAINID</text:span><text:span text:style-name="T435_3">=$(</text:span><text:span text:style-name="T435_4">echo</text:span><text:span text:style-name="T435_5"><text:s/>$</text:span><text:span text:style-name="T435_6">RESULT</text:span><text:span text:style-name="T435_7"><text:s/>|<text:s/></text:span><text:span text:style-name="T435_8">awk</text:span><text:span text:style-name="T435_9"><text:s/>'{</text:span><text:span text:style-name="T435_10">printf</text:span><text:span text:style-name="T435_11"><text:s/>$4}')</text:span></text:p>
      <text:p text:style-name="P436"><text:span text:style-name="T436_1"><text:tab/></text:span><text:span text:style-name="T436_2">ENTRYKEYMERKELROOT</text:span><text:span text:style-name="T436_3">=$(</text:span><text:span text:style-name="T436_4">echo</text:span><text:span text:style-name="T436_5"><text:s/>$</text:span><text:span text:style-name="T436_6">RESULT</text:span><text:span text:style-name="T436_7"><text:s/>|<text:s/></text:span><text:span text:style-name="T436_8">awk</text:span><text:span text:style-name="T436_9"><text:s/>'{</text:span><text:span text:style-name="T436_10">printf</text:span><text:span text:style-name="T436_11"><text:s/>$6}')</text:span></text:p>
      <text:p text:style-name="P437"><text:span text:style-name="T437_1"><text:tab/></text:span><text:span text:style-name="T437_2">echo</text:span><text:span text:style-name="T437_3"><text:s/></text:span><text:span text:style-name="T437_4">ENTRY</text:span><text:span text:style-name="T437_5"><text:s/></text:span><text:span text:style-name="T437_6">BLOCK</text:span></text:p>
      <text:p text:style-name="P438"><text:span text:style-name="T438_1"><text:tab/></text:span><text:span text:style-name="T438_2">echo</text:span><text:span text:style-name="T438_3"><text:s/>-----------</text:span></text:p>
      <text:p text:style-name="P439"><text:span text:style-name="T439_1"><text:tab/></text:span><text:span text:style-name="T439_2">echo</text:span><text:span text:style-name="T439_3"><text:s/></text:span><text:span text:style-name="T439_4">Sequence</text:span><text:span text:style-name="T439_5"><text:s/></text:span><text:span text:style-name="T439_6">Number</text:span><text:span text:style-name="T439_7"><text:s/>-<text:s/></text:span><text:span text:style-name="T439_8">Time</text:span><text:span text:style-name="T439_9"><text:s/></text:span><text:span text:style-name="T439_10">Stamp</text:span></text:p>
      <text:p text:style-name="P440"><text:span text:style-name="T440_1"><text:tab/></text:span><text:span text:style-name="T440_2">echo</text:span><text:span text:style-name="T440_3"><text:s/>$</text:span><text:span text:style-name="T440_4">SEQNO</text:span><text:span text:style-name="T440_5"><text:s/>$</text:span><text:span text:style-name="T440_6">TIMESTAMP</text:span></text:p>
      <text:p text:style-name="P441"><text:span text:style-name="T441_1"><text:tab/></text:span><text:span text:style-name="T441_2">echo</text:span><text:span text:style-name="T441_3"><text:s/></text:span><text:span text:style-name="T441_4">Chain</text:span><text:span text:style-name="T441_5"><text:s/></text:span><text:span text:style-name="T441_6">ID</text:span></text:p>
      <text:p text:style-name="P442"><text:span text:style-name="T442_1"><text:tab/></text:span><text:span text:style-name="T442_2">echo</text:span><text:span text:style-name="T442_3"><text:s/>$</text:span><text:span text:style-name="T442_4">EBCHAINID</text:span></text:p>
      <text:p text:style-name="P443"><text:span text:style-name="T443_1"><text:tab/></text:span><text:span text:style-name="T443_2">echo</text:span><text:span text:style-name="T443_3"><text:s/></text:span><text:span text:style-name="T443_4">Previous</text:span><text:span text:style-name="T443_5"><text:s/></text:span><text:span text:style-name="T443_6">Entry</text:span><text:span text:style-name="T443_7"><text:s/></text:span><text:span text:style-name="T443_8">Block</text:span><text:span text:style-name="T443_9"><text:s/></text:span><text:span text:style-name="T443_10">Key</text:span><text:span text:style-name="T443_11"><text:s/></text:span><text:span text:style-name="T443_12">Merkel</text:span><text:span text:style-name="T443_13"><text:s/></text:span><text:span text:style-name="T443_14">Root</text:span></text:p>
      <text:p text:style-name="P444"><text:span text:style-name="T444_1"><text:tab/></text:span><text:span text:style-name="T444_2">echo</text:span><text:span text:style-name="T444_3"><text:s/>$</text:span><text:span text:style-name="T444_4">ENTRYKEYMERKELROOT</text:span></text:p>
      <text:p text:style-name="P445"><text:span text:style-name="T445_1"><text:tab/></text:span><text:span text:style-name="T445_2">echo</text:span></text:p>
      <text:p text:style-name="P446"><text:span text:style-name="T446_1"><text:tab/></text:span><text:span text:style-name="T446_2">ENTRYINDEX</text:span><text:span text:style-name="T446_3">=12</text:span></text:p>
      <text:p text:style-name="P447"><text:span text:style-name="T447_1"><text:tab/></text:span><text:span text:style-name="T447_2">ENTRYTIMESTAMP</text:span><text:span text:style-name="T447_3">=$(</text:span><text:span text:style-name="T447_4">echo</text:span><text:span text:style-name="T447_5"><text:s/>$</text:span><text:span text:style-name="T447_6">RESULT</text:span><text:span text:style-name="T447_7"><text:s/>|<text:s/></text:span><text:span text:style-name="T447_8">awk</text:span><text:span text:style-name="T447_9"><text:s/>'{</text:span><text:span text:style-name="T447_10">printf</text:span><text:span text:style-name="T447_11"><text:s/>$12}')</text:span></text:p>
      <text:p text:style-name="P448"><text:span text:style-name="T448_1"><text:tab/></text:span><text:span text:style-name="T448_2">until</text:span><text:span text:style-name="T448_3"><text:s/>[<text:s/>"$</text:span><text:span text:style-name="T448_4">ENTRYTIMESTAMP</text:span><text:span text:style-name="T448_5">"<text:s/>=<text:s/>""<text:s/>];<text:s/></text:span><text:span text:style-name="T448_6">do</text:span></text:p>
      <text:p text:style-name="P449"><text:span text:style-name="T449_1"><text:s text:c="4"/><text:tab/></text:span><text:span text:style-name="T449_2">echo</text:span><text:span text:style-name="T449_3"><text:s/>"<text:tab/>"</text:span><text:span text:style-name="T449_4">ENTRY</text:span></text:p>
      <text:p text:style-name="P450"><text:span text:style-name="T450_1"><text:s text:c="4"/><text:tab/></text:span><text:span text:style-name="T450_2">echo</text:span><text:span text:style-name="T450_3"><text:s/>"<text:tab/>"-----</text:span></text:p>
      <text:p text:style-name="P451"><text:span text:style-name="T451_1"><text:s text:c="4"/><text:tab/></text:span><text:span text:style-name="T451_2">echo</text:span><text:span text:style-name="T451_3"><text:s/>"<text:tab/>"</text:span><text:span text:style-name="T451_4">Entry</text:span><text:span text:style-name="T451_5"><text:s/></text:span><text:span text:style-name="T451_6">Time</text:span><text:span text:style-name="T451_7"><text:s/></text:span><text:span text:style-name="T451_8">Stamp</text:span></text:p>
      <text:p text:style-name="P452"><text:span text:style-name="T452_1"><text:s text:c="4"/><text:tab/></text:span><text:span text:style-name="T452_2">echo</text:span><text:span text:style-name="T452_3"><text:s/>"<text:tab/>"$</text:span><text:span text:style-name="T452_4">ENTRYTIMESTAMP</text:span></text:p>
      <text:p text:style-name="P453"><text:span text:style-name="T453_1"><text:s text:c="4"/><text:tab/></text:span><text:span text:style-name="T453_2">echo</text:span><text:span text:style-name="T453_3"><text:s/>"<text:tab/>"</text:span><text:span text:style-name="T453_4">Entry</text:span><text:span text:style-name="T453_5"><text:s/></text:span><text:span text:style-name="T453_6">Hash</text:span></text:p>
      <text:p text:style-name="P454"><text:span text:style-name="T454_1"><text:s text:c="4"/><text:tab/></text:span><text:span text:style-name="T454_2">ENTRYHASH</text:span><text:span text:style-name="T454_3">=$(</text:span><text:span text:style-name="T454_4">echo</text:span><text:span text:style-name="T454_5"><text:s/>$</text:span><text:span text:style-name="T454_6">RESULT</text:span><text:span text:style-name="T454_7"><text:s/>|<text:s/></text:span><text:span text:style-name="T454_8">awk</text:span><text:span text:style-name="T454_9"><text:s/>-</text:span><text:span text:style-name="T454_10">v</text:span><text:span text:style-name="T454_11"><text:s/></text:span><text:span text:style-name="T454_12">INDEX</text:span><text:span text:style-name="T454_13">="$(($</text:span><text:span text:style-name="T454_14">ENTRYINDEX</text:span><text:span text:style-name="T454_15"><text:s/>+<text:s/>2))"<text:s/>'{</text:span><text:span text:style-name="T454_16">printf</text:span><text:span text:style-name="T454_17"><text:s/>$</text:span><text:span text:style-name="T454_18">INDEX</text:span><text:span text:style-name="T454_19">}')</text:span></text:p>
      <text:p text:style-name="P455"><text:span text:style-name="T455_1"><text:s text:c="4"/><text:tab/></text:span><text:span text:style-name="T455_2">echo</text:span><text:span text:style-name="T455_3"><text:s/>"<text:tab/>"$</text:span><text:span text:style-name="T455_4">ENTRYHASH</text:span></text:p>
      <text:p text:style-name="P456"><text:span text:style-name="T456_1"><text:s text:c="4"/><text:tab/></text:span><text:span text:style-name="T456_2">factom</text:span><text:span text:style-name="T456_3">-</text:span><text:span text:style-name="T456_4">cli</text:span><text:span text:style-name="T456_5"><text:s/></text:span><text:span text:style-name="T456_6">get</text:span><text:span text:style-name="T456_7"><text:s/></text:span><text:span text:style-name="T456_8">entry</text:span><text:span text:style-name="T456_9"><text:s/>$</text:span><text:span text:style-name="T456_10">ENTRYHASH</text:span></text:p>
      <text:p text:style-name="P457"><text:span text:style-name="T457_1"><text:s text:c="4"/><text:tab/>((</text:span><text:span text:style-name="T457_2">ENTRYINDEX</text:span><text:span text:style-name="T457_3">+=7))</text:span></text:p>
      <text:p text:style-name="P458"><text:span text:style-name="T458_1"><text:s text:c="4"/><text:tab/></text:span><text:span text:style-name="T458_2">ENTRYTIMESTAMP</text:span><text:span text:style-name="T458_3">=$(</text:span><text:span text:style-name="T458_4">echo</text:span><text:span text:style-name="T458_5"><text:s/>$</text:span><text:span text:style-name="T458_6">RESULT</text:span><text:span text:style-name="T458_7"><text:s/>|<text:s/></text:span><text:span text:style-name="T458_8">awk</text:span><text:span text:style-name="T458_9"><text:s/>-</text:span><text:span text:style-name="T458_10">v</text:span><text:span text:style-name="T458_11"><text:s/></text:span><text:span text:style-name="T458_12">INDEX</text:span><text:span text:style-name="T458_13">="$</text:span><text:span text:style-name="T458_14">ENTRYINDEX</text:span><text:span text:style-name="T458_15">"<text:s/>'{</text:span><text:span text:style-name="T458_16">printf</text:span><text:span text:style-name="T458_17"><text:s/>$</text:span><text:span text:style-name="T458_18">INDEX</text:span><text:span text:style-name="T458_19">}')</text:span></text:p>
      <text:p text:style-name="P459"><text:span text:style-name="T459_1"><text:tab/></text:span><text:span text:style-name="T459_2">echo</text:span></text:p>
      <text:p text:style-name="P460"><text:span text:style-name="T460_1"><text:tab/></text:span><text:span text:style-name="T460_2">done</text:span></text:p>
      <text:p text:style-name="P461"><text:span text:style-name="T461_1">done</text:span></text:p>
      <text:p text:style-name="P462"><text:span text:style-name="T462_1">echo</text:span></text:p>
      <text:p text:style-name="P463"/>
      <text:p text:style-name="P464"><text:span text:style-name="T464_1">echo</text:span><text:span text:style-name="T464_2"><text:s/>3.3<text:s/></text:span><text:span text:style-name="T464_3">ADD</text:span><text:span text:style-name="T464_4"><text:s/></text:span><text:span text:style-name="T464_5">ENTRY</text:span><text:span text:style-name="T464_6"><text:s/></text:span><text:span text:style-name="T464_7">TO</text:span><text:span text:style-name="T464_8"><text:s/></text:span><text:span text:style-name="T464_9">CHAIN</text:span></text:p>
      <text:p text:style-name="P465"><text:span text:style-name="T465_1">factom</text:span><text:span text:style-name="T465_2">-</text:span><text:span text:style-name="T465_3">cli</text:span><text:span text:style-name="T465_4"><text:s/></text:span><text:span text:style-name="T465_5">put</text:span><text:span text:style-name="T465_6"><text:s/>-</text:span><text:span text:style-name="T465_7">e</text:span><text:span text:style-name="T465_8"><text:s/>333333<text:s/>-</text:span><text:span text:style-name="T465_9">e</text:span><text:span text:style-name="T465_10"><text:s/>444444<text:s/>-</text:span><text:span text:style-name="T465_11">c</text:span><text:span text:style-name="T465_12"><text:s/>$</text:span><text:span text:style-name="T465_13">CHAINIDGOOD</text:span><text:span text:style-name="T465_14"><text:s/></text:span><text:span text:style-name="T465_15">ec</text:span><text:span text:style-name="T465_16">-</text:span><text:span text:style-name="T465_17">wallet</text:span><text:span text:style-name="T465_18">-</text:span><text:span text:style-name="T465_19">address</text:span><text:span text:style-name="T465_20">-</text:span><text:span text:style-name="T465_21">name</text:span><text:span text:style-name="T465_22">01<text:s/>&lt;~/</text:span><text:span text:style-name="T465_23">testing</text:span><text:span text:style-name="T465_24">/</text:span><text:span text:style-name="T465_25">testing</text:span><text:span text:style-name="T465_26">/</text:span><text:span text:style-name="T465_27">test</text:span><text:span text:style-name="T465_28">-</text:span><text:span text:style-name="T465_29">plans</text:span><text:span text:style-name="T465_30">-</text:span><text:span text:style-name="T465_31">and</text:span><text:span text:style-name="T465_32">-</text:span><text:span text:style-name="T465_33">scripts</text:span><text:span text:style-name="T465_34">/</text:span><text:span text:style-name="T465_35">entries</text:span><text:span text:style-name="T465_36">/2</text:span><text:span text:style-name="T465_37">nd</text:span><text:span text:style-name="T465_38">-</text:span><text:span text:style-name="T465_39">entry</text:span></text:p>
      <text:p text:style-name="P466"><text:span text:style-name="T466_1">echo</text:span><text:span text:style-name="T466_2"><text:s/></text:span><text:span text:style-name="T466_3">Chain</text:span><text:span text:style-name="T466_4"><text:s/></text:span><text:span text:style-name="T466_5">Head</text:span><text:span text:style-name="T466_6"><text:s/></text:span><text:span text:style-name="T466_7">Merkelroot</text:span></text:p>
      <text:p text:style-name="P467"><text:span text:style-name="T467_1">echo</text:span><text:span text:style-name="T467_2"><text:s/></text:span><text:span text:style-name="T467_3">WAITING</text:span><text:span text:style-name="T467_4"><text:s/>60<text:s/></text:span><text:span text:style-name="T467_5">SECONDS</text:span><text:span text:style-name="T467_6"><text:s/></text:span><text:span text:style-name="T467_7">FOR</text:span><text:span text:style-name="T467_8"><text:s/></text:span><text:span text:style-name="T467_9">DIRECTORY</text:span><text:span text:style-name="T467_10"><text:s/></text:span><text:span text:style-name="T467_11">BLOCK</text:span><text:span text:style-name="T467_12"><text:s/></text:span><text:span text:style-name="T467_13">TO</text:span><text:span text:style-name="T467_14"><text:s/></text:span><text:span text:style-name="T467_15">CLOSE</text:span></text:p>
      <text:p text:style-name="P468"><text:span text:style-name="T468_1">sleep</text:span><text:span text:style-name="T468_2"><text:s/>60</text:span></text:p>
      <text:p text:style-name="P469"><text:span text:style-name="T469_1">HEADGOOD</text:span><text:span text:style-name="T469_2">=$(</text:span><text:span text:style-name="T469_3">factom</text:span><text:span text:style-name="T469_4">-</text:span><text:span text:style-name="T469_5">cli</text:span><text:span text:style-name="T469_6"><text:s/></text:span><text:span text:style-name="T469_7">get</text:span><text:span text:style-name="T469_8"><text:s/></text:span><text:span text:style-name="T469_9">chain</text:span><text:span text:style-name="T469_10"><text:s/>$</text:span><text:span text:style-name="T469_11">CHAINIDGOOD</text:span><text:span text:style-name="T469_12">)</text:span></text:p>
      <text:p text:style-name="P470"><text:span text:style-name="T470_1">echo</text:span><text:span text:style-name="T470_2"><text:s/>$</text:span><text:span text:style-name="T470_3">HEADGOOD</text:span></text:p>
      <text:p text:style-name="P471"/>
      <text:p text:style-name="P472"><text:span text:style-name="T472_1">echo</text:span><text:span text:style-name="T472_2"><text:s/>3.4<text:s/></text:span><text:span text:style-name="T472_3">TRACE</text:span><text:span text:style-name="T472_4"><text:s/></text:span><text:span text:style-name="T472_5">EXTENDED</text:span><text:span text:style-name="T472_6"><text:s/></text:span><text:span text:style-name="T472_7">ENTRY</text:span><text:span text:style-name="T472_8"><text:s/></text:span><text:span text:style-name="T472_9">BLOCK</text:span><text:span text:style-name="T472_10"><text:s/></text:span><text:span text:style-name="T472_11">CHAIN</text:span></text:p>
      <text:p text:style-name="P473"><text:span text:style-name="T473_1">ENTRYKEYMERKELROOT</text:span><text:span text:style-name="T473_2">=$</text:span><text:span text:style-name="T473_3">HEADGOOD</text:span></text:p>
      <text:p text:style-name="P474"><text:span text:style-name="T474_1">until</text:span><text:span text:style-name="T474_2"><text:s/>[<text:s/>"$</text:span><text:span text:style-name="T474_3">ENTRYKEYMERKELROOT</text:span><text:span text:style-name="T474_4">"<text:s/>=<text:s text:c="2"/>'0000000000000000000000000000000000000000000000000000000000000000'<text:s/>-</text:span><text:span text:style-name="T474_5">o</text:span><text:span text:style-name="T474_6"><text:s/>"$</text:span><text:span text:style-name="T474_7">ENTRYKEYMERKELROOT</text:span><text:span text:style-name="T474_8">"<text:s/>=<text:s/>""<text:s/>];<text:s/></text:span><text:span text:style-name="T474_9">do</text:span></text:p>
      <text:p text:style-name="P475"><text:span text:style-name="T475_1"><text:tab/></text:span><text:span text:style-name="T475_2">RESULT</text:span><text:span text:style-name="T475_3">=$(</text:span><text:span text:style-name="T475_4">factom</text:span><text:span text:style-name="T475_5">-</text:span><text:span text:style-name="T475_6">cli</text:span><text:span text:style-name="T475_7"><text:s/></text:span><text:span text:style-name="T475_8">get</text:span><text:span text:style-name="T475_9"><text:s/></text:span><text:span text:style-name="T475_10">eblock</text:span><text:span text:style-name="T475_11"><text:s/>$</text:span><text:span text:style-name="T475_12">ENTRYKEYMERKELROOT</text:span><text:span text:style-name="T475_13">)</text:span></text:p>
      <text:p text:style-name="P476"><text:span text:style-name="T476_1">#<text:s text:c="3"/></text:span><text:span text:style-name="T476_2">echo</text:span><text:span text:style-name="T476_3"><text:s/>$</text:span><text:span text:style-name="T476_4">RESULT</text:span></text:p>
      <text:p text:style-name="P477"><text:span text:style-name="T477_1"><text:tab/></text:span><text:span text:style-name="T477_2">SEQNO</text:span><text:span text:style-name="T477_3">=$(</text:span><text:span text:style-name="T477_4">echo</text:span><text:span text:style-name="T477_5"><text:s/>$</text:span><text:span text:style-name="T477_6">RESULT</text:span><text:span text:style-name="T477_7"><text:s/>|<text:s/></text:span><text:span text:style-name="T477_8">awk</text:span><text:span text:style-name="T477_9"><text:s/>'{</text:span><text:span text:style-name="T477_10">printf</text:span><text:span text:style-name="T477_11"><text:s/>$2}')</text:span></text:p>
      <text:p text:style-name="P478"><text:span text:style-name="T478_1"><text:tab/></text:span><text:span text:style-name="T478_2">TIMESTAMP</text:span><text:span text:style-name="T478_3">=$(</text:span><text:span text:style-name="T478_4">echo</text:span><text:span text:style-name="T478_5"><text:s/>$</text:span><text:span text:style-name="T478_6">RESULT</text:span><text:span text:style-name="T478_7"><text:s/>|<text:s/></text:span><text:span text:style-name="T478_8">awk</text:span><text:span text:style-name="T478_9"><text:s/>'{</text:span><text:span text:style-name="T478_10">printf</text:span><text:span text:style-name="T478_11"><text:s/>$8}')<text:s text:c="4"/></text:span></text:p>
      <text:p text:style-name="P479"><text:span text:style-name="T479_1"><text:tab/></text:span><text:span text:style-name="T479_2">EBCHAINID</text:span><text:span text:style-name="T479_3">=$(</text:span><text:span text:style-name="T479_4">echo</text:span><text:span text:style-name="T479_5"><text:s/>$</text:span><text:span text:style-name="T479_6">RESULT</text:span><text:span text:style-name="T479_7"><text:s/>|<text:s/></text:span><text:span text:style-name="T479_8">awk</text:span><text:span text:style-name="T479_9"><text:s/>'{</text:span><text:span text:style-name="T479_10">printf</text:span><text:span text:style-name="T479_11"><text:s/>$4}')</text:span></text:p>
      <text:p text:style-name="P480"><text:span text:style-name="T480_1"><text:tab/></text:span><text:span text:style-name="T480_2">ENTRYKEYMERKELROOT</text:span><text:span text:style-name="T480_3">=$(</text:span><text:span text:style-name="T480_4">echo</text:span><text:span text:style-name="T480_5"><text:s/>$</text:span><text:span text:style-name="T480_6">RESULT</text:span><text:span text:style-name="T480_7"><text:s/>|<text:s/></text:span><text:span text:style-name="T480_8">awk</text:span><text:span text:style-name="T480_9"><text:s/>'{</text:span><text:span text:style-name="T480_10">printf</text:span><text:span text:style-name="T480_11"><text:s/>$6}')</text:span></text:p>
      <text:p text:style-name="P481"><text:span text:style-name="T481_1"><text:tab/></text:span><text:span text:style-name="T481_2">echo</text:span><text:span text:style-name="T481_3"><text:s/></text:span><text:span text:style-name="T481_4">ENTRY</text:span><text:span text:style-name="T481_5"><text:s/></text:span><text:span text:style-name="T481_6">BLOCK</text:span></text:p>
      <text:p text:style-name="P482"><text:span text:style-name="T482_1"><text:tab/></text:span><text:span text:style-name="T482_2">echo</text:span><text:span text:style-name="T482_3"><text:s/>-----------</text:span></text:p>
      <text:p text:style-name="P483"><text:span text:style-name="T483_1"><text:tab/></text:span><text:span text:style-name="T483_2">echo</text:span><text:span text:style-name="T483_3"><text:s/></text:span><text:span text:style-name="T483_4">Sequence</text:span><text:span text:style-name="T483_5"><text:s/></text:span><text:span text:style-name="T483_6">Number</text:span><text:span text:style-name="T483_7"><text:s/>-<text:s/></text:span><text:span text:style-name="T483_8">Time</text:span><text:span text:style-name="T483_9"><text:s/></text:span><text:span text:style-name="T483_10">Stamp</text:span></text:p>
      <text:p text:style-name="P484"><text:span text:style-name="T484_1"><text:tab/></text:span><text:span text:style-name="T484_2">echo</text:span><text:span text:style-name="T484_3"><text:s/>$</text:span><text:span text:style-name="T484_4">SEQNO</text:span><text:span text:style-name="T484_5"><text:s/>$</text:span><text:span text:style-name="T484_6">TIMESTAMP</text:span></text:p>
      <text:p text:style-name="P485"><text:span text:style-name="T485_1"><text:tab/></text:span><text:span text:style-name="T485_2">echo</text:span><text:span text:style-name="T485_3"><text:s/></text:span><text:span text:style-name="T485_4">Chain</text:span><text:span text:style-name="T485_5"><text:s/></text:span><text:span text:style-name="T485_6">ID</text:span></text:p>
      <text:p text:style-name="P486"><text:span text:style-name="T486_1"><text:tab/></text:span><text:span text:style-name="T486_2">echo</text:span><text:span text:style-name="T486_3"><text:s/>$</text:span><text:span text:style-name="T486_4">EBCHAINID</text:span></text:p>
      <text:p text:style-name="P487"><text:span text:style-name="T487_1"><text:tab/></text:span><text:span text:style-name="T487_2">echo</text:span><text:span text:style-name="T487_3"><text:s/></text:span><text:span text:style-name="T487_4">Previous</text:span><text:span text:style-name="T487_5"><text:s/></text:span><text:span text:style-name="T487_6">Entry</text:span><text:span text:style-name="T487_7"><text:s/></text:span><text:span text:style-name="T487_8">Block</text:span><text:span text:style-name="T487_9"><text:s/></text:span><text:span text:style-name="T487_10">Key</text:span><text:span text:style-name="T487_11"><text:s/></text:span><text:span text:style-name="T487_12">Merkel</text:span><text:span text:style-name="T487_13"><text:s/></text:span><text:span text:style-name="T487_14">Root</text:span></text:p>
      <text:p text:style-name="P488"><text:span text:style-name="T488_1"><text:tab/></text:span><text:span text:style-name="T488_2">echo</text:span><text:span text:style-name="T488_3"><text:s/>$</text:span><text:span text:style-name="T488_4">ENTRYKEYMERKELROOT</text:span></text:p>
      <text:p text:style-name="P489"><text:span text:style-name="T489_1"><text:tab/></text:span><text:span text:style-name="T489_2">echo</text:span></text:p>
      <text:p text:style-name="P490"><text:span text:style-name="T490_1"><text:tab/></text:span><text:span text:style-name="T490_2">ENTRYINDEX</text:span><text:span text:style-name="T490_3">=12</text:span></text:p>
      <text:p text:style-name="P491"><text:span text:style-name="T491_1"><text:tab/></text:span><text:span text:style-name="T491_2">ENTRYTIMESTAMP</text:span><text:span text:style-name="T491_3">=$(</text:span><text:span text:style-name="T491_4">echo</text:span><text:span text:style-name="T491_5"><text:s/>$</text:span><text:span text:style-name="T491_6">RESULT</text:span><text:span text:style-name="T491_7"><text:s/>|<text:s/></text:span><text:span text:style-name="T491_8">awk</text:span><text:span text:style-name="T491_9"><text:s/>'{</text:span><text:span text:style-name="T491_10">printf</text:span><text:span text:style-name="T491_11"><text:s/>$12}')</text:span></text:p>
      <text:p text:style-name="P492"><text:span text:style-name="T492_1"><text:tab/></text:span><text:span text:style-name="T492_2">until</text:span><text:span text:style-name="T492_3"><text:s/>[<text:s/>"$</text:span><text:span text:style-name="T492_4">ENTRYTIMESTAMP</text:span><text:span text:style-name="T492_5">"<text:s/>=<text:s/>""<text:s/>];<text:s/></text:span><text:span text:style-name="T492_6">do</text:span></text:p>
      <text:p text:style-name="P493"><text:span text:style-name="T493_1"><text:s text:c="4"/><text:tab/></text:span><text:span text:style-name="T493_2">echo</text:span><text:span text:style-name="T493_3"><text:s/>"<text:tab/>"</text:span><text:span text:style-name="T493_4">ENTRY</text:span></text:p>
      <text:p text:style-name="P494"><text:span text:style-name="T494_1"><text:s text:c="4"/><text:tab/></text:span><text:span text:style-name="T494_2">echo</text:span><text:span text:style-name="T494_3"><text:s/>"<text:tab/>"-----</text:span></text:p>
      <text:p text:style-name="P495"><text:span text:style-name="T495_1"><text:s text:c="4"/><text:tab/></text:span><text:span text:style-name="T495_2">echo</text:span><text:span text:style-name="T495_3"><text:s/>"<text:tab/>"</text:span><text:span text:style-name="T495_4">Entry</text:span><text:span text:style-name="T495_5"><text:s/></text:span><text:span text:style-name="T495_6">Time</text:span><text:span text:style-name="T495_7"><text:s/></text:span><text:span text:style-name="T495_8">Stamp</text:span></text:p>
      <text:p text:style-name="P496"><text:span text:style-name="T496_1"><text:s text:c="4"/><text:tab/></text:span><text:span text:style-name="T496_2">echo</text:span><text:span text:style-name="T496_3"><text:s/>"<text:tab/>"$</text:span><text:span text:style-name="T496_4">ENTRYTIMESTAMP</text:span></text:p>
      <text:p text:style-name="P497"><text:span text:style-name="T497_1"><text:s text:c="4"/><text:tab/></text:span><text:span text:style-name="T497_2">echo</text:span><text:span text:style-name="T497_3"><text:s/>"<text:tab/>"</text:span><text:span text:style-name="T497_4">Entry</text:span><text:span text:style-name="T497_5"><text:s/></text:span><text:span text:style-name="T497_6">Hash</text:span></text:p>
      <text:p text:style-name="P498"><text:span text:style-name="T498_1"><text:s text:c="4"/><text:tab/></text:span><text:span text:style-name="T498_2">ENTRYHASH</text:span><text:span text:style-name="T498_3">=$(</text:span><text:span text:style-name="T498_4">echo</text:span><text:span text:style-name="T498_5"><text:s/>$</text:span><text:span text:style-name="T498_6">RESULT</text:span><text:span text:style-name="T498_7"><text:s/>|<text:s/></text:span><text:span text:style-name="T498_8">awk</text:span><text:span text:style-name="T498_9"><text:s/>-</text:span><text:span text:style-name="T498_10">v</text:span><text:span text:style-name="T498_11"><text:s/></text:span><text:span text:style-name="T498_12">INDEX</text:span><text:span text:style-name="T498_13">="$(($</text:span><text:span text:style-name="T498_14">ENTRYINDEX</text:span><text:span text:style-name="T498_15"><text:s/>+<text:s/>2))"<text:s/>'{</text:span><text:span text:style-name="T498_16">printf</text:span><text:span text:style-name="T498_17"><text:s/>$</text:span><text:span text:style-name="T498_18">INDEX</text:span><text:span text:style-name="T498_19">}')</text:span></text:p>
      <text:p text:style-name="P499"><text:span text:style-name="T499_1"><text:s text:c="4"/><text:tab/></text:span><text:span text:style-name="T499_2">echo</text:span><text:span text:style-name="T499_3"><text:s/>"<text:tab/>"$</text:span><text:span text:style-name="T499_4">ENTRYHASH</text:span></text:p>
      <text:p text:style-name="P500"><text:span text:style-name="T500_1"><text:s text:c="4"/><text:tab/></text:span><text:span text:style-name="T500_2">factom</text:span><text:span text:style-name="T500_3">-</text:span><text:span text:style-name="T500_4">cli</text:span><text:span text:style-name="T500_5"><text:s/></text:span><text:span text:style-name="T500_6">get</text:span><text:span text:style-name="T500_7"><text:s/></text:span><text:span text:style-name="T500_8">entry</text:span><text:span text:style-name="T500_9"><text:s/>$</text:span><text:span text:style-name="T500_10">ENTRYHASH</text:span></text:p>
      <text:p text:style-name="P501"><text:span text:style-name="T501_1"><text:s text:c="4"/><text:tab/>((</text:span><text:span text:style-name="T501_2">ENTRYINDEX</text:span><text:span text:style-name="T501_3">+=7))</text:span></text:p>
      <text:p text:style-name="P502"><text:span text:style-name="T502_1"><text:s text:c="4"/><text:tab/></text:span><text:span text:style-name="T502_2">ENTRYTIMESTAMP</text:span><text:span text:style-name="T502_3">=$(</text:span><text:span text:style-name="T502_4">echo</text:span><text:span text:style-name="T502_5"><text:s/>$</text:span><text:span text:style-name="T502_6">RESULT</text:span><text:span text:style-name="T502_7"><text:s/>|<text:s/></text:span><text:span text:style-name="T502_8">awk</text:span><text:span text:style-name="T502_9"><text:s/>-</text:span><text:span text:style-name="T502_10">v</text:span><text:span text:style-name="T502_11"><text:s/></text:span><text:span text:style-name="T502_12">INDEX</text:span><text:span text:style-name="T502_13">="$</text:span><text:span text:style-name="T502_14">ENTRYINDEX</text:span><text:span text:style-name="T502_15">"<text:s/>'{</text:span><text:span text:style-name="T502_16">printf</text:span><text:span text:style-name="T502_17"><text:s/>$</text:span><text:span text:style-name="T502_18">INDEX</text:span><text:span text:style-name="T502_19">}')</text:span></text:p>
      <text:p text:style-name="P503"><text:span text:style-name="T503_1"><text:tab/></text:span><text:span text:style-name="T503_2">echo</text:span></text:p>
      <text:p text:style-name="P504"><text:span text:style-name="T504_1"><text:tab/></text:span><text:span text:style-name="T504_2">done</text:span></text:p>
      <text:p text:style-name="P505"><text:span text:style-name="T505_1">done</text:span></text:p>
      <text:p text:style-name="P506"><text:span text:style-name="T506_1">echo</text:span></text:p>
      <text:p text:style-name="P507"/>
      <text:p text:style-name="P508"><text:span text:style-name="T508_1">#'</text:span><text:span text:style-name="T508_2">s</text:span><text:span text:style-name="T508_3">/[{}]//</text:span><text:span text:style-name="T508_4">g</text:span><text:span text:style-name="T508_5">'<text:s text:c="2"/>|<text:s/></text:span><text:span text:style-name="T508_6">sed</text:span><text:span text:style-name="T508_7"><text:s/>'</text:span><text:span text:style-name="T508_8">s</text:span><text:span text:style-name="T508_9">/^.//'<text:s text:c="2"/>|<text:s/></text:span><text:span text:style-name="T508_10">sed</text:span><text:span text:style-name="T508_11"><text:s/>'</text:span><text:span text:style-name="T508_12">s</text:span><text:span text:style-name="T508_13">/.$//'</text:span></text:p>
      <text:p text:style-name="P509"><text:span text:style-name="T509_1">echo</text:span><text:span text:style-name="T509_2"><text:s/>3.5<text:s text:c="2"/></text:span><text:span text:style-name="T509_3">TRACE</text:span><text:span text:style-name="T509_4"><text:s/></text:span><text:span text:style-name="T509_5">DIRECTORY</text:span><text:span text:style-name="T509_6"><text:s/></text:span><text:span text:style-name="T509_7">BLOCK</text:span><text:span text:style-name="T509_8"><text:s/></text:span><text:span text:style-name="T509_9">CHAIN</text:span></text:p>
      <text:p text:style-name="P510"><text:span text:style-name="T510_1">HEAD</text:span><text:span text:style-name="T510_2">=$(</text:span><text:span text:style-name="T510_3">factom</text:span><text:span text:style-name="T510_4">-</text:span><text:span text:style-name="T510_5">cli</text:span><text:span text:style-name="T510_6"><text:s/></text:span><text:span text:style-name="T510_7">get</text:span><text:span text:style-name="T510_8"><text:s/></text:span><text:span text:style-name="T510_9">head</text:span><text:span text:style-name="T510_10">)</text:span></text:p>
      <text:p text:style-name="P511"><text:span text:style-name="T511_1">echo</text:span><text:span text:style-name="T511_2"><text:s/>$</text:span><text:span text:style-name="T511_3">HEAD</text:span></text:p>
      <text:p text:style-name="P512"><text:span text:style-name="T512_1">DIRECTORYKEYMERKELROOT</text:span><text:span text:style-name="T512_2">=$</text:span><text:span text:style-name="T512_3">HEAD</text:span></text:p>
      <text:p text:style-name="P513"><text:span text:style-name="T513_1">until</text:span><text:span text:style-name="T513_2"><text:s/>[<text:s/>"$</text:span><text:span text:style-name="T513_3">DIRECTORYKEYMERKELROOT</text:span><text:span text:style-name="T513_4">"<text:s/>=<text:s/>"0000000000000000000000000000000000000000000000000000000000000000"<text:s/>-</text:span><text:span text:style-name="T513_5">o</text:span><text:span text:style-name="T513_6"><text:s/>"$</text:span><text:span text:style-name="T513_7">DIRECTORYKEYMERKELROOT</text:span><text:span text:style-name="T513_8">"<text:s/>=<text:s/>""<text:s/>];<text:s/></text:span><text:span text:style-name="T513_9">do</text:span></text:p>
      <text:p text:style-name="P514"><text:span text:style-name="T514_1"><text:tab/></text:span><text:span text:style-name="T514_2">RESULT</text:span><text:span text:style-name="T514_3">=$(</text:span><text:span text:style-name="T514_4">factom</text:span><text:span text:style-name="T514_5">-</text:span><text:span text:style-name="T514_6">cli</text:span><text:span text:style-name="T514_7"><text:s/></text:span><text:span text:style-name="T514_8">get</text:span><text:span text:style-name="T514_9"><text:s/></text:span><text:span text:style-name="T514_10">dblock</text:span><text:span text:style-name="T514_11"><text:s/>$</text:span><text:span text:style-name="T514_12">DIRECTORYKEYMERKELROOT</text:span><text:span text:style-name="T514_13">)</text:span></text:p>
      <text:p text:style-name="P515"><text:span text:style-name="T515_1">#<text:s text:c="3"/></text:span><text:span text:style-name="T515_2">echo</text:span><text:span text:style-name="T515_3"><text:s/>$</text:span><text:span text:style-name="T515_4">RESULT</text:span></text:p>
      <text:p text:style-name="P516"><text:span text:style-name="T516_1"><text:tab/></text:span><text:span text:style-name="T516_2">DIRECTORYKEYMERKELROOT</text:span><text:span text:style-name="T516_3">=$(</text:span><text:span text:style-name="T516_4">echo</text:span><text:span text:style-name="T516_5"><text:s/>$</text:span><text:span text:style-name="T516_6">RESULT</text:span><text:span text:style-name="T516_7"><text:s/>|<text:s/></text:span><text:span text:style-name="T516_8">awk</text:span><text:span text:style-name="T516_9"><text:s/>'{</text:span><text:span text:style-name="T516_10">printf</text:span><text:span text:style-name="T516_11"><text:s/>$2}')</text:span></text:p>
      <text:p text:style-name="P517"><text:span text:style-name="T517_1"><text:tab/></text:span><text:span text:style-name="T517_2">TIMESTAMP</text:span><text:span text:style-name="T517_3">=$(</text:span><text:span text:style-name="T517_4">echo</text:span><text:span text:style-name="T517_5"><text:s/>$</text:span><text:span text:style-name="T517_6">RESULT</text:span><text:span text:style-name="T517_7"><text:s/>|<text:s/></text:span><text:span text:style-name="T517_8">awk</text:span><text:span text:style-name="T517_9"><text:s/>'{</text:span><text:span text:style-name="T517_10">printf</text:span><text:span text:style-name="T517_11"><text:s/>$4}')<text:s text:c="4"/></text:span></text:p>
      <text:p text:style-name="P518"><text:span text:style-name="T518_1"><text:tab/></text:span><text:span text:style-name="T518_2">SEQNO</text:span><text:span text:style-name="T518_3">=$(</text:span><text:span text:style-name="T518_4">echo</text:span><text:span text:style-name="T518_5"><text:s/>$</text:span><text:span text:style-name="T518_6">RESULT</text:span><text:span text:style-name="T518_7"><text:s/>|<text:s/></text:span><text:span text:style-name="T518_8">awk</text:span><text:span text:style-name="T518_9"><text:s/>'{</text:span><text:span text:style-name="T518_10">printf</text:span><text:span text:style-name="T518_11"><text:s/>$6}')</text:span></text:p>
      <text:p text:style-name="P519"><text:span text:style-name="T519_1"><text:tab/></text:span><text:span text:style-name="T519_2">echo</text:span><text:span text:style-name="T519_3"><text:s/></text:span><text:span text:style-name="T519_4">DIRECTORY</text:span><text:span text:style-name="T519_5"><text:s/></text:span><text:span text:style-name="T519_6">BLOCK</text:span></text:p>
      <text:p text:style-name="P520"><text:span text:style-name="T520_1"><text:tab/></text:span><text:span text:style-name="T520_2">echo</text:span><text:span text:style-name="T520_3"><text:s/>---------------</text:span></text:p>
      <text:p text:style-name="P521"><text:span text:style-name="T521_1"><text:tab/></text:span><text:span text:style-name="T521_2">echo</text:span><text:span text:style-name="T521_3"><text:s/></text:span><text:span text:style-name="T521_4">Previous</text:span><text:span text:style-name="T521_5"><text:s/></text:span><text:span text:style-name="T521_6">Directory</text:span><text:span text:style-name="T521_7"><text:s/></text:span><text:span text:style-name="T521_8">Block</text:span><text:span text:style-name="T521_9"><text:s/></text:span><text:span text:style-name="T521_10">Key</text:span><text:span text:style-name="T521_11"><text:s/></text:span><text:span text:style-name="T521_12">Merkel</text:span><text:span text:style-name="T521_13"><text:s/></text:span><text:span text:style-name="T521_14">Root</text:span><text:span text:style-name="T521_15"><text:s/>-<text:s/></text:span><text:span text:style-name="T521_16">Time</text:span><text:span text:style-name="T521_17"><text:s/></text:span><text:span text:style-name="T521_18">Stamp</text:span><text:span text:style-name="T521_19"><text:s/>-<text:s/></text:span><text:span text:style-name="T521_20">Sequence</text:span><text:span text:style-name="T521_21"><text:s/></text:span><text:span text:style-name="T521_22">Number</text:span></text:p>
      <text:p text:style-name="P522"><text:span text:style-name="T522_1"><text:tab/></text:span><text:span text:style-name="T522_2">echo</text:span><text:span text:style-name="T522_3"><text:s/>$</text:span><text:span text:style-name="T522_4">DIRECTORYKEYMERKELROOT</text:span><text:span text:style-name="T522_5"><text:s/>$</text:span><text:span text:style-name="T522_6">TIMESTAMP</text:span><text:span text:style-name="T522_7"><text:s/>$</text:span><text:span text:style-name="T522_8">SEQNO</text:span></text:p>
      <text:p text:style-name="P523"><text:span text:style-name="T523_1"><text:tab/></text:span><text:span text:style-name="T523_2">echo</text:span></text:p>
      <text:p text:style-name="P524"><text:span text:style-name="T524_1"><text:tab/></text:span><text:span text:style-name="T524_2">EBCHAINIDINDEX</text:span><text:span text:style-name="T524_3">=10</text:span></text:p>
      <text:p text:style-name="P525"><text:span text:style-name="T525_1"><text:tab/></text:span><text:span text:style-name="T525_2">EBCHAINID</text:span><text:span text:style-name="T525_3">=$(</text:span><text:span text:style-name="T525_4">echo</text:span><text:span text:style-name="T525_5"><text:s/>$</text:span><text:span text:style-name="T525_6">RESULT</text:span><text:span text:style-name="T525_7"><text:s/>|<text:s/></text:span><text:span text:style-name="T525_8">awk</text:span><text:span text:style-name="T525_9"><text:s/>'{</text:span><text:span text:style-name="T525_10">printf</text:span><text:span text:style-name="T525_11"><text:s/>$10}')</text:span></text:p>
      <text:p text:style-name="P526"><text:span text:style-name="T526_1"><text:tab/></text:span><text:span text:style-name="T526_2">until</text:span><text:span text:style-name="T526_3"><text:s/>[<text:s/>"$</text:span><text:span text:style-name="T526_4">EBCHAINID</text:span><text:span text:style-name="T526_5">"<text:s/>=<text:s/>""<text:s/>];<text:s/></text:span><text:span text:style-name="T526_6">do</text:span></text:p>
      <text:p text:style-name="P527"><text:span text:style-name="T527_1"><text:s text:c="4"/><text:tab/></text:span><text:span text:style-name="T527_2">EBKEYMERKELROOT</text:span><text:span text:style-name="T527_3">=$(</text:span><text:span text:style-name="T527_4">echo</text:span><text:span text:style-name="T527_5"><text:s/>$</text:span><text:span text:style-name="T527_6">RESULT</text:span><text:span text:style-name="T527_7"><text:s/>|<text:s/></text:span><text:span text:style-name="T527_8">awk</text:span><text:span text:style-name="T527_9"><text:s/>-</text:span><text:span text:style-name="T527_10">v</text:span><text:span text:style-name="T527_11"><text:s/></text:span><text:span text:style-name="T527_12">INDEX</text:span><text:span text:style-name="T527_13">="$(($</text:span><text:span text:style-name="T527_14">EBCHAINIDINDEX</text:span><text:span text:style-name="T527_15"><text:s/>+<text:s/>2))"<text:s/>'{</text:span><text:span text:style-name="T527_16">printf</text:span><text:span text:style-name="T527_17"><text:s/>$</text:span><text:span text:style-name="T527_18">INDEX</text:span><text:span text:style-name="T527_19">}')</text:span></text:p>
      <text:p text:style-name="P528"><text:span text:style-name="T528_1"><text:s text:c="4"/><text:tab/></text:span><text:span text:style-name="T528_2">echo</text:span><text:span text:style-name="T528_3"><text:s/>"<text:tab/>"</text:span><text:span text:style-name="T528_4">ENTRY</text:span><text:span text:style-name="T528_5"><text:s/></text:span><text:span text:style-name="T528_6">BLOCK</text:span></text:p>
      <text:p text:style-name="P529"><text:span text:style-name="T529_1"><text:s text:c="4"/><text:tab/></text:span><text:span text:style-name="T529_2">echo</text:span><text:span text:style-name="T529_3"><text:s/>"<text:tab/>"-----------</text:span></text:p>
      <text:p text:style-name="P530"><text:span text:style-name="T530_1"><text:s text:c="4"/><text:tab/></text:span><text:span text:style-name="T530_2">echo</text:span><text:span text:style-name="T530_3"><text:s/>"<text:tab/>"</text:span><text:span text:style-name="T530_4">Entry</text:span><text:span text:style-name="T530_5"><text:s/></text:span><text:span text:style-name="T530_6">Block</text:span><text:span text:style-name="T530_7"><text:s/></text:span><text:span text:style-name="T530_8">Chain</text:span><text:span text:style-name="T530_9"><text:s/></text:span><text:span text:style-name="T530_10">ID</text:span></text:p>
      <text:p text:style-name="P531"><text:span text:style-name="T531_1"><text:s text:c="4"/><text:tab/></text:span><text:span text:style-name="T531_2">echo</text:span><text:span text:style-name="T531_3"><text:s/>"<text:tab/>"$</text:span><text:span text:style-name="T531_4">EBCHAINID</text:span></text:p>
      <text:p text:style-name="P532"><text:span text:style-name="T532_1"><text:s text:c="4"/><text:tab/></text:span><text:span text:style-name="T532_2">echo</text:span><text:span text:style-name="T532_3"><text:s/>"<text:tab/>"</text:span><text:span text:style-name="T532_4">Entry</text:span><text:span text:style-name="T532_5"><text:s/></text:span><text:span text:style-name="T532_6">Block</text:span><text:span text:style-name="T532_7"><text:s/></text:span><text:span text:style-name="T532_8">Key</text:span><text:span text:style-name="T532_9"><text:s/></text:span><text:span text:style-name="T532_10">Merkel</text:span><text:span text:style-name="T532_11"><text:s/></text:span><text:span text:style-name="T532_12">Root</text:span></text:p>
      <text:p text:style-name="P533"><text:span text:style-name="T533_1"><text:s text:c="4"/><text:tab/></text:span><text:span text:style-name="T533_2">echo</text:span><text:span text:style-name="T533_3"><text:s/>"<text:tab/>"$</text:span><text:span text:style-name="T533_4">EBKEYMERKELROOT</text:span></text:p>
      <text:p text:style-name="P534"><text:span text:style-name="T534_1"><text:s text:c="4"/><text:tab/>((</text:span><text:span text:style-name="T534_2">EBCHAINIDINDEX</text:span><text:span text:style-name="T534_3">+=7))</text:span></text:p>
      <text:p text:style-name="P535"><text:span text:style-name="T535_1"><text:s text:c="4"/><text:tab/></text:span><text:span text:style-name="T535_2">EBCHAINID</text:span><text:span text:style-name="T535_3">=$(</text:span><text:span text:style-name="T535_4">echo</text:span><text:span text:style-name="T535_5"><text:s/>$</text:span><text:span text:style-name="T535_6">RESULT</text:span><text:span text:style-name="T535_7"><text:s/>|<text:s/></text:span><text:span text:style-name="T535_8">awk</text:span><text:span text:style-name="T535_9"><text:s/>-</text:span><text:span text:style-name="T535_10">v</text:span><text:span text:style-name="T535_11"><text:s/></text:span><text:span text:style-name="T535_12">INDEX</text:span><text:span text:style-name="T535_13">="$</text:span><text:span text:style-name="T535_14">EBCHAINIDINDEX</text:span><text:span text:style-name="T535_15">"<text:s/>'{</text:span><text:span text:style-name="T535_16">printf</text:span><text:span text:style-name="T535_17"><text:s/>$</text:span><text:span text:style-name="T535_18">INDEX</text:span><text:span text:style-name="T535_19">}')</text:span></text:p>
      <text:p text:style-name="P536"><text:span text:style-name="T536_1"><text:tab/></text:span><text:span text:style-name="T536_2">echo</text:span></text:p>
      <text:p text:style-name="P537"><text:span text:style-name="T537_1"><text:tab/></text:span><text:span text:style-name="T537_2">done</text:span></text:p>
      <text:p text:style-name="P538"><text:span text:style-name="T538_1">done</text:span></text:p>
      <text:p text:style-name="P539"><text:span text:style-name="T539_1">echo</text:span></text:p>
      <text:p text:style-name="P540"/>
      <text:p text:style-name="P541"><text:span text:style-name="T541_1">:<text:s/>&lt;&lt;'</text:span><text:span text:style-name="T541_2">EOF</text:span><text:span text:style-name="T541_3">'</text:span></text:p>
      <text:p text:style-name="P542"/>
      <text:p text:style-name="P543"><text:span text:style-name="T543_1">EOF</text:span></text:p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